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loister" svg:font-family="Cloister" style:font-family-generic="roman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er" style:master-page-name="">
      <style:paragraph-properties fo:line-height="0.0008in" style:page-number="auto"/>
    </style:style>
    <style:style style:name="P2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/>
    </style:style>
    <style:style style:name="P3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028in" style:type="right"/>
        </style:tab-stops>
      </style:paragraph-properties>
    </style:style>
    <style:style style:name="P4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11in" style:type="right"/>
        </style:tab-stops>
      </style:paragraph-properties>
    </style:style>
    <style:style style:name="P5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6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7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9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8" style:family="paragraph" style:parent-style-name="Footnote" style:master-page-name="">
      <style:paragraph-properties fo:margin-left="0in" fo:margin-right="0in" style:line-height-at-least="0.239in" fo:text-align="start" style:justify-single-word="false" fo:text-indent="0.25in" style:auto-text-indent="false" style:page-number="auto"/>
    </style:style>
    <style:style style:name="P9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84in" fo:text-align="justify" style:justify-single-word="false" fo:hyphenation-ladder-count="no-limit" fo:text-indent="0.2in" style:auto-text-indent="false" style:page-number="auto" style:writing-mode="lr-tb"/>
      <style:text-properties officeooo:paragraph-rsid="000c2005" fo:hyphenate="true" fo:hyphenation-remain-char-count="2" fo:hyphenation-push-char-count="2" loext:hyphenation-no-caps="false"/>
    </style:style>
    <style:style style:name="P10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84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1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3335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2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874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3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874in" fo:text-align="justify" style:justify-single-word="false" fo:hyphenation-ladder-count="no-limit" fo:text-indent="0.2in" style:auto-text-indent="false" style:page-number="auto"/>
      <style:text-properties officeooo:paragraph-rsid="0014d44e" fo:hyphenate="true" fo:hyphenation-remain-char-count="2" fo:hyphenation-push-char-count="2" loext:hyphenation-no-caps="false"/>
    </style:style>
    <style:style style:name="P14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5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/>
      <style:text-properties officeooo:paragraph-rsid="001eba1a" fo:hyphenate="true" fo:hyphenation-remain-char-count="2" fo:hyphenation-push-char-count="2" loext:hyphenation-no-caps="false"/>
    </style:style>
    <style:style style:name="P16" style:family="paragraph" style:parent-style-name="Body_20_text_20__28_2_29_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/>
      <style:text-properties officeooo:paragraph-rsid="001eba1a" fo:hyphenate="true" fo:hyphenation-remain-char-count="2" fo:hyphenation-push-char-count="2" loext:hyphenation-no-caps="false"/>
    </style:style>
    <style:style style:name="P17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665in" fo:text-align="justify" style:justify-single-word="false" fo:hyphenation-ladder-count="no-limit" fo:text-indent="0.2in" style:auto-text-indent="false" style:page-number="auto" fo:break-after="page"/>
      <style:text-properties officeooo:paragraph-rsid="0012a315" fo:hyphenate="true" fo:hyphenation-remain-char-count="2" fo:hyphenation-push-char-count="2" loext:hyphenation-no-caps="false"/>
    </style:style>
    <style:style style:name="P18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665in" fo:text-align="justify" style:justify-single-word="false" fo:hyphenation-ladder-count="no-limit" fo:text-indent="0.2in" style:auto-text-indent="false" style:page-number="auto" style:writing-mode="lr-tb"/>
      <style:text-properties officeooo:paragraph-rsid="000c2005" fo:hyphenate="true" fo:hyphenation-remain-char-count="2" fo:hyphenation-push-char-count="2" loext:hyphenation-no-caps="false"/>
    </style:style>
    <style:style style:name="P19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807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0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19in" fo:text-align="justify" style:justify-single-word="false" fo:hyphenation-ladder-count="no-limit" fo:text-indent="0.2in" style:auto-text-indent="false" style:page-number="auto"/>
      <style:text-properties officeooo:paragraph-rsid="0011b789" fo:hyphenate="true" fo:hyphenation-remain-char-count="2" fo:hyphenation-push-char-count="2" loext:hyphenation-no-caps="false"/>
    </style:style>
    <style:style style:name="P21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19in" fo:text-align="justify" style:justify-single-word="false" fo:hyphenation-ladder-count="no-limit" fo:text-indent="0.2in" style:auto-text-indent="false" style:page-number="auto" fo:break-after="page"/>
      <style:text-properties officeooo:paragraph-rsid="0011b789" fo:hyphenate="true" fo:hyphenation-remain-char-count="2" fo:hyphenation-push-char-count="2" loext:hyphenation-no-caps="false"/>
    </style:style>
    <style:style style:name="P22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>
        <style:tab-stops>
          <style:tab-stop style:position="6.1307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23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4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56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5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693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6" style:family="paragraph" style:parent-style-name="Other" style:master-page-name="">
      <loext:graphic-properties draw:fill-gradient-name="gradient" draw:fill-hatch-name="hatch"/>
      <style:paragraph-properties fo:margin-left="0in" fo:margin-right="0in" style:line-height-at-least="0.1752in" fo:text-align="center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7" style:family="paragraph" style:parent-style-name="Other">
      <loext:graphic-properties draw:fill-gradient-name="gradient" draw:fill-hatch-name="hatch"/>
      <style:paragraph-properties fo:margin-left="0in" fo:margin-right="0in" style:line-height-at-least="0.1752in" fo:text-align="center" style:justify-single-word="false" fo:hyphenation-ladder-count="no-limit" fo:text-indent="0in" style:auto-text-indent="false"/>
      <style:text-properties officeooo:paragraph-rsid="000c2005" fo:hyphenate="true" fo:hyphenation-remain-char-count="2" fo:hyphenation-push-char-count="2" loext:hyphenation-no-caps="false"/>
    </style:style>
    <style:style style:name="P28" style:family="paragraph" style:parent-style-name="Other">
      <loext:graphic-properties draw:fill-gradient-name="gradient" draw:fill-hatch-name="hatch"/>
      <style:paragraph-properties fo:margin-left="0in" fo:margin-right="0in" style:line-height-at-least="0.1752in" fo:text-align="justify" style:justify-single-word="false" fo:hyphenation-ladder-count="no-limit" fo:text-indent="0.2in" style:auto-text-indent="false"/>
      <style:text-properties style:font-name="Linux Libertine S.O.Cist." fo:font-size="1pt" fo:language="cs" fo:country="CZ" officeooo:paragraph-rsid="000c2005" fo:background-color="transparent" style:font-size-asian="1pt" style:font-size-complex="1pt" fo:hyphenate="true" fo:hyphenation-remain-char-count="2" fo:hyphenation-push-char-count="2" loext:hyphenation-no-caps="false"/>
    </style:style>
    <style:style style:name="P29" style:family="paragraph" style:parent-style-name="Body_20_text_20__28_2_29__20__2b__20_DropCap63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/>
      <style:text-properties officeooo:paragraph-rsid="000c2005" fo:hyphenate="true" fo:hyphenation-remain-char-count="2" fo:hyphenation-push-char-count="2" loext:hyphenation-no-caps="false"/>
    </style:style>
    <style:style style:name="P30" style:family="paragraph" style:parent-style-name="Body_20_text_20__28_2_29__20__2b__20_DropCap70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/>
      <style:text-properties officeooo:paragraph-rsid="000c2005" fo:hyphenate="true" fo:hyphenation-remain-char-count="2" fo:hyphenation-push-char-count="2" loext:hyphenation-no-caps="false"/>
    </style:style>
    <style:style style:name="P31" style:family="paragraph" style:parent-style-name="Body_20_text_20__28_2_29__20__2b__20_DropCap69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style:writing-mode="lr-tb"/>
      <style:text-properties officeooo:paragraph-rsid="000c2005" fo:hyphenate="true" fo:hyphenation-remain-char-count="2" fo:hyphenation-push-char-count="2" loext:hyphenation-no-caps="false"/>
    </style:style>
    <style:style style:name="P32" style:family="paragraph" style:parent-style-name="Body_20_text_20__28_2_29_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1dde60" fo:hyphenate="true" fo:hyphenation-remain-char-count="2" fo:hyphenation-push-char-count="2" loext:hyphenation-no-caps="false"/>
    </style:style>
    <style:style style:name="P33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92in" fo:text-align="center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34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29in" fo:text-align="justify" style:justify-single-word="false" fo:hyphenation-ladder-count="no-limit" fo:text-indent="0.2in" style:auto-text-indent="false" style:page-number="auto"/>
      <style:text-properties officeooo:paragraph-rsid="002434c1" fo:hyphenate="true" fo:hyphenation-remain-char-count="2" fo:hyphenation-push-char-count="2" loext:hyphenation-no-caps="false"/>
    </style:style>
    <style:style style:name="P35" style:family="paragraph" style:parent-style-name="Body_20_text_20__28_2_29_">
      <loext:graphic-properties draw:fill-gradient-name="gradient" draw:fill-hatch-name="hatch"/>
      <style:paragraph-properties fo:margin-left="0in" fo:margin-right="0in" style:line-height-at-least="0.2555in" fo:text-align="justify" style:justify-single-word="false" fo:hyphenation-ladder-count="no-limit" fo:text-indent="0.2in" style:auto-text-indent="false"/>
      <style:text-properties officeooo:paragraph-rsid="000c2005" fo:hyphenate="true" fo:hyphenation-remain-char-count="2" fo:hyphenation-push-char-count="2" loext:hyphenation-no-caps="false"/>
    </style:style>
    <style:style style:name="P36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555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37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07in" fo:text-align="justify" style:justify-single-word="false" fo:hyphenation-ladder-count="no-limit" fo:text-indent="0.2in" style:auto-text-indent="false" style:page-number="auto"/>
      <style:text-properties officeooo:paragraph-rsid="001846eb" fo:hyphenate="true" fo:hyphenation-remain-char-count="2" fo:hyphenation-push-char-count="2" loext:hyphenation-no-caps="false"/>
    </style:style>
    <style:style style:name="P38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07in" fo:text-align="justify" style:justify-single-word="false" fo:hyphenation-ladder-count="no-limit" fo:text-indent="0.2in" style:auto-text-indent="false" style:page-number="auto"/>
      <style:text-properties officeooo:paragraph-rsid="00189a5e" fo:hyphenate="true" fo:hyphenation-remain-char-count="2" fo:hyphenation-push-char-count="2" loext:hyphenation-no-caps="false"/>
    </style:style>
    <style:style style:name="P39" style:family="paragraph" style:parent-style-name="Body_20_text_20__28_6_29_">
      <loext:graphic-properties draw:fill-gradient-name="gradient" draw:fill-hatch-name="hatch"/>
      <style:paragraph-properties fo:margin-left="0in" fo:margin-right="0in" style:line-height-at-least="0.272in" fo:text-align="justify" style:justify-single-word="false" fo:hyphenation-ladder-count="no-limit" fo:text-indent="0.2in" style:auto-text-indent="false" style:writing-mode="lr-tb"/>
      <style:text-properties officeooo:paragraph-rsid="00189a5e" fo:hyphenate="true" fo:hyphenation-remain-char-count="2" fo:hyphenation-push-char-count="2" loext:hyphenation-no-caps="false"/>
    </style:style>
    <style:style style:name="P40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28in" fo:text-align="justify" style:justify-single-word="false" fo:hyphenation-ladder-count="no-limit" fo:text-indent="0.2in" style:auto-text-indent="false" style:page-number="auto"/>
      <style:text-properties officeooo:paragraph-rsid="00189a5e" fo:hyphenate="true" fo:hyphenation-remain-char-count="2" fo:hyphenation-push-char-count="2" loext:hyphenation-no-caps="false"/>
    </style:style>
    <style:style style:name="P41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528in" fo:text-align="justify" style:justify-single-word="false" fo:hyphenation-ladder-count="no-limit" fo:text-indent="0.2in" style:auto-text-indent="false" style:page-number="auto"/>
      <style:text-properties officeooo:paragraph-rsid="001eba1a" fo:hyphenate="true" fo:hyphenation-remain-char-count="2" fo:hyphenation-push-char-count="2" loext:hyphenation-no-caps="false"/>
    </style:style>
    <style:style style:name="P42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74in" fo:text-align="justify" style:justify-single-word="false" fo:hyphenation-ladder-count="no-limit" fo:text-indent="0.2in" style:auto-text-indent="false" style:page-number="auto" fo:break-after="page"/>
      <style:text-properties officeooo:paragraph-rsid="001eba1a" fo:hyphenate="true" fo:hyphenation-remain-char-count="2" fo:hyphenation-push-char-count="2" loext:hyphenation-no-caps="false"/>
    </style:style>
    <style:style style:name="P43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72in" fo:text-align="justify" style:justify-single-word="false" fo:hyphenation-ladder-count="no-limit" fo:text-indent="0in" style:auto-text-indent="false" style:page-number="auto" style:writing-mode="lr-tb"/>
      <style:text-properties officeooo:paragraph-rsid="000ddadd" fo:hyphenate="true" fo:hyphenation-remain-char-count="2" fo:hyphenation-push-char-count="2" loext:hyphenation-no-caps="false"/>
    </style:style>
    <style:style style:name="P44" style:family="paragraph" style:parent-style-name="Footnote" style:master-page-name="">
      <style:paragraph-properties fo:margin-left="0in" fo:margin-right="0in" style:line-height-at-least="0.2236in" fo:text-align="start" style:justify-single-word="false" fo:text-indent="0.25in" style:auto-text-indent="false" style:page-number="auto"/>
    </style:style>
    <style:style style:name="P45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874in" fo:text-align="center" style:justify-single-word="false" fo:keep-together="always" fo:hyphenation-ladder-count="no-limit" fo:text-indent="0.2in" style:auto-text-indent="false" style:page-number="auto" fo:keep-with-next="always"/>
      <style:text-properties officeooo:paragraph-rsid="000c2005" fo:hyphenate="true" fo:hyphenation-remain-char-count="2" fo:hyphenation-push-char-count="2" loext:hyphenation-no-caps="false"/>
    </style:style>
    <style:style style:name="P46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874in" fo:text-align="justify" style:justify-single-word="false" fo:keep-together="always" fo:hyphenation-ladder-count="no-limit" fo:text-indent="0.2in" style:auto-text-indent="false" style:page-number="auto" fo:keep-with-next="always"/>
      <style:text-properties officeooo:paragraph-rsid="00189a5e" fo:hyphenate="true" fo:hyphenation-remain-char-count="2" fo:hyphenation-push-char-count="2" loext:hyphenation-no-caps="false"/>
    </style:style>
    <style:style style:name="P47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929in" fo:text-align="justify" style:justify-single-word="false" fo:keep-together="always" fo:hyphenation-ladder-count="no-limit" fo:text-indent="0.2in" style:auto-text-indent="false" style:page-number="auto" fo:keep-with-next="always"/>
      <style:text-properties officeooo:paragraph-rsid="000c2005" fo:hyphenate="true" fo:hyphenation-remain-char-count="2" fo:hyphenation-push-char-count="2" loext:hyphenation-no-caps="false"/>
    </style:style>
    <style:style style:name="P48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89in" fo:text-align="justify" style:justify-single-word="false" fo:keep-together="always" fo:hyphenation-ladder-count="no-limit" fo:text-indent="0.2in" style:auto-text-indent="false" style:page-number="auto" fo:keep-with-next="always"/>
      <style:text-properties officeooo:paragraph-rsid="000c2005" fo:hyphenate="true" fo:hyphenation-remain-char-count="2" fo:hyphenation-push-char-count="2" loext:hyphenation-no-caps="false"/>
    </style:style>
    <style:style style:name="P49" style:family="paragraph" style:parent-style-name="Body_20_text_20__28_2_29_" style:list-style-name="L3"/>
    <style:style style:name="P50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2862in" fo:text-align="justify" style:justify-single-word="false" fo:hyphenation-ladder-count="no-limit" fo:text-indent="0.1866in" style:auto-text-indent="false" style:page-number="auto" fo:break-before="auto" fo:break-after="auto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51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.3752in" fo:margin-right="0in" style:line-height-at-least="0.2862in" fo:text-align="justify" style:justify-single-word="false" fo:hyphenation-ladder-count="no-limit" fo:text-indent="0.1866in" style:auto-text-indent="false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52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2154in" fo:text-align="justify" style:justify-single-word="false" fo:hyphenation-ladder-count="no-limit" fo:text-indent="0.1866in" style:auto-text-indent="false" style:page-number="auto" fo:break-before="auto" fo:break-after="auto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53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3236in" fo:text-align="justify" style:justify-single-word="false" fo:hyphenation-ladder-count="no-limit" fo:text-indent="0.1866in" style:auto-text-indent="false" style:page-number="auto" fo:break-before="auto" fo:break-after="auto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54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.3752in" fo:margin-right="0in" style:line-height-at-least="0.3236in" fo:text-align="justify" style:justify-single-word="false" fo:hyphenation-ladder-count="no-limit" fo:text-indent="0.1866in" style:auto-text-indent="false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55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3016in" fo:text-align="center" style:justify-single-word="false" fo:hyphenation-ladder-count="no-limit" fo:text-indent="0.2in" style:auto-text-indent="false" style:page-number="auto"/>
      <style:text-properties officeooo:paragraph-rsid="001a3cb0" fo:hyphenate="true" fo:hyphenation-remain-char-count="2" fo:hyphenation-push-char-count="2" loext:hyphenation-no-caps="false"/>
    </style:style>
    <style:style style:name="P56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45in" fo:text-align="center" style:justify-single-word="false" fo:hyphenation-ladder-count="no-limit" fo:text-indent="0.2in" style:auto-text-indent="false" style:page-number="auto"/>
      <style:text-properties officeooo:paragraph-rsid="001a3cb0" fo:hyphenate="true" fo:hyphenation-remain-char-count="2" fo:hyphenation-push-char-count="2" loext:hyphenation-no-caps="false"/>
    </style:style>
    <style:style style:name="P57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45in" fo:text-align="center" style:justify-single-word="false" fo:hyphenation-ladder-count="no-limit" fo:text-indent="0.2in" style:auto-text-indent="false" style:page-number="auto"/>
      <style:text-properties officeooo:paragraph-rsid="001b946c" fo:hyphenate="true" fo:hyphenation-remain-char-count="2" fo:hyphenation-push-char-count="2" loext:hyphenation-no-caps="false"/>
    </style:style>
    <style:style style:name="P58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311cd0" fo:hyphenate="true" fo:hyphenation-remain-char-count="2" fo:hyphenation-push-char-count="2" loext:hyphenation-no-caps="false"/>
    </style:style>
    <style:style style:name="P59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34af7a" fo:hyphenate="true" fo:hyphenation-remain-char-count="2" fo:hyphenation-push-char-count="2" loext:hyphenation-no-caps="false"/>
    </style:style>
    <style:style style:name="P60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1dde60" fo:hyphenate="true" fo:hyphenation-remain-char-count="2" fo:hyphenation-push-char-count="2" loext:hyphenation-no-caps="false"/>
    </style:style>
    <style:style style:name="P61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84in" fo:text-align="center" style:justify-single-word="false" fo:hyphenation-ladder-count="no-limit" fo:text-indent="0.2in" style:auto-text-indent="false" style:page-number="auto"/>
      <style:text-properties officeooo:paragraph-rsid="001b946c" fo:hyphenate="true" fo:hyphenation-remain-char-count="2" fo:hyphenation-push-char-count="2" loext:hyphenation-no-caps="false"/>
    </style:style>
    <style:style style:name="P62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5in" fo:margin-right="0in" style:line-height-at-least="0.2957in" fo:text-align="justify" style:justify-single-word="false" fo:hyphenation-ladder-count="no-limit" fo:text-indent="0.1866in" style:auto-text-indent="false" style:page-number="auto" fo:background-color="transparent"/>
      <style:text-properties officeooo:paragraph-rsid="001c438b" fo:hyphenate="true" fo:hyphenation-remain-char-count="2" fo:hyphenation-push-char-count="2" loext:hyphenation-no-caps="false"/>
    </style:style>
    <style:style style:name="P63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57in" fo:text-align="center" style:justify-single-word="false" fo:hyphenation-ladder-count="no-limit" fo:text-indent="0.2in" style:auto-text-indent="false" style:page-number="auto"/>
      <style:text-properties officeooo:paragraph-rsid="001c438b" fo:hyphenate="true" fo:hyphenation-remain-char-count="2" fo:hyphenation-push-char-count="2" loext:hyphenation-no-caps="false"/>
    </style:style>
    <style:style style:name="P64" style:family="paragraph" style:parent-style-name="Body_20_text_20__28_2_29__20__2b__20_DropCap64" style:list-style-name="L3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.2in" style:auto-text-indent="false" style:writing-mode="lr-tb"/>
      <style:text-properties officeooo:paragraph-rsid="001a3cb0" fo:hyphenate="true" fo:hyphenation-remain-char-count="2" fo:hyphenation-push-char-count="2" loext:hyphenation-no-caps="false"/>
    </style:style>
    <style:style style:name="P65" style:family="paragraph" style:parent-style-name="Body_20_text_20__28_2_29__20__2b__20_DropCap66" style:list-style-name="L3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.2in" style:auto-text-indent="false" style:writing-mode="lr-tb"/>
      <style:text-properties officeooo:paragraph-rsid="001b946c" fo:hyphenate="true" fo:hyphenation-remain-char-count="2" fo:hyphenation-push-char-count="2" loext:hyphenation-no-caps="false"/>
    </style:style>
    <style:style style:name="P66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07in" fo:text-align="justify" style:justify-single-word="false" fo:hyphenation-ladder-count="no-limit" fo:text-indent="0.2in" style:auto-text-indent="false" style:page-number="auto">
        <style:tab-stops>
          <style:tab-stop style:position="0.4839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67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07in" fo:text-align="justify" style:justify-single-word="false" fo:hyphenation-ladder-count="no-limit" fo:text-indent="0.2in" style:auto-text-indent="false" style:page-number="auto">
        <style:tab-stops>
          <style:tab-stop style:position="0.4835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68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>
        <style:tab-stops>
          <style:tab-stop style:position="0.4783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69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>
        <style:tab-stops>
          <style:tab-stop style:position="0.5752in"/>
        </style:tab-stops>
      </style:paragraph-properties>
      <style:text-properties officeooo:paragraph-rsid="00189a5e" fo:hyphenate="true" fo:hyphenation-remain-char-count="2" fo:hyphenation-push-char-count="2" loext:hyphenation-no-caps="false"/>
    </style:style>
    <style:style style:name="P70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 style:writing-mode="lr-tb"/>
      <style:text-properties officeooo:paragraph-rsid="001c438b" fo:hyphenate="true" fo:hyphenation-remain-char-count="2" fo:hyphenation-push-char-count="2" loext:hyphenation-no-caps="false"/>
    </style:style>
    <style:style style:name="P71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>
        <style:tab-stops>
          <style:tab-stop style:position="0.611in"/>
        </style:tab-stops>
      </style:paragraph-properties>
      <style:text-properties officeooo:paragraph-rsid="001c438b" fo:hyphenate="true" fo:hyphenation-remain-char-count="2" fo:hyphenation-push-char-count="2" loext:hyphenation-no-caps="false"/>
    </style:style>
    <style:style style:name="P72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39in" fo:text-align="justify" style:justify-single-word="false" fo:hyphenation-ladder-count="no-limit" fo:text-indent="0.2in" style:auto-text-indent="false" style:page-number="auto" style:writing-mode="lr-tb">
        <style:tab-stops>
          <style:tab-stop style:position="0.4783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73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39in" fo:text-align="justify" style:justify-single-word="false" fo:hyphenation-ladder-count="no-limit" fo:text-indent="0.2in" style:auto-text-indent="false" style:page-number="auto">
        <style:tab-stops>
          <style:tab-stop style:position="0.4783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74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756in" fo:text-align="justify" style:justify-single-word="false" fo:hyphenation-ladder-count="no-limit" fo:text-indent="0.2in" style:auto-text-indent="false" style:page-number="auto">
        <style:tab-stops>
          <style:tab-stop style:position="0.5181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75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style:line-height-at-least="0.2693in" fo:text-align="justify" style:justify-single-word="false" fo:hyphenation-ladder-count="no-limit" fo:text-indent="0.2in" style:auto-text-indent="false" style:page-number="auto" fo:break-before="auto" fo:break-after="auto">
        <style:tab-stops>
          <style:tab-stop style:position="0.5752in"/>
        </style:tab-stops>
      </style:paragraph-properties>
      <style:text-properties officeooo:paragraph-rsid="00165b05" fo:hyphenate="true" fo:hyphenation-remain-char-count="2" fo:hyphenation-push-char-count="2" loext:hyphenation-no-caps="false"/>
    </style:style>
    <style:style style:name="P76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style:line-height-at-least="0.2693in" fo:text-align="justify" style:justify-single-word="false" fo:hyphenation-ladder-count="no-limit" fo:text-indent="0.2in" style:auto-text-indent="false" style:page-number="auto">
        <style:tab-stops>
          <style:tab-stop style:position="0.5752in"/>
        </style:tab-stops>
      </style:paragraph-properties>
      <style:text-properties officeooo:paragraph-rsid="00189a5e" fo:hyphenate="true" fo:hyphenation-remain-char-count="2" fo:hyphenation-push-char-count="2" loext:hyphenation-no-caps="false"/>
    </style:style>
    <style:style style:name="P77" style:family="paragraph" style:parent-style-name="Body_20_text_20__28_6_29_" style:list-style-name="L3">
      <loext:graphic-properties draw:fill-gradient-name="gradient" draw:fill-hatch-name="hatch"/>
      <style:paragraph-properties fo:margin-left="0in" fo:margin-right="0in" fo:margin-top="0in" fo:margin-bottom="0in" style:contextual-spacing="false" style:line-height-at-least="0.2693in" fo:text-align="justify" style:justify-single-word="false" fo:hyphenation-ladder-count="no-limit" fo:text-indent="0.2in" style:auto-text-indent="false">
        <style:tab-stops>
          <style:tab-stop style:position="0.5752in"/>
        </style:tab-stops>
      </style:paragraph-properties>
      <style:text-properties officeooo:paragraph-rsid="00189a5e" fo:hyphenate="true" fo:hyphenation-remain-char-count="2" fo:hyphenation-push-char-count="2" loext:hyphenation-no-caps="false"/>
    </style:style>
    <style:style style:name="P78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 style:writing-mode="lr-tb">
        <style:tab-stops>
          <style:tab-stop style:position="0.5992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79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>
        <style:tab-stops>
          <style:tab-stop style:position="0.5992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80" style:family="paragraph" style:parent-style-name="Body_20_text_20__28_6_29_" style:list-style-name="L3">
      <loext:graphic-properties draw:fill-gradient-name="gradient" draw:fill-hatch-name="hatch"/>
      <style:paragraph-properties fo:margin-left="0in" fo:margin-right="0in" style:line-height-at-least="0.2799in" fo:text-align="justify" style:justify-single-word="false" fo:hyphenation-ladder-count="no-limit" fo:text-indent="0.2in" style:auto-text-indent="false">
        <style:tab-stops>
          <style:tab-stop style:position="0.5654in"/>
        </style:tab-stops>
      </style:paragraph-properties>
      <style:text-properties officeooo:paragraph-rsid="001a3cb0" fo:hyphenate="true" fo:hyphenation-remain-char-count="2" fo:hyphenation-push-char-count="2" loext:hyphenation-no-caps="false"/>
    </style:style>
    <style:style style:name="P81" style:family="paragraph" style:parent-style-name="Body_20_text_20__28_6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2799in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5654in"/>
        </style:tab-stops>
      </style:paragraph-properties>
      <style:text-properties officeooo:paragraph-rsid="001a3cb0" fo:hyphenate="true" fo:hyphenation-remain-char-count="2" fo:hyphenation-push-char-count="2" loext:hyphenation-no-caps="false"/>
    </style:style>
    <style:style style:name="P82" style:family="paragraph" style:parent-style-name="Body_20_text_20__28_6_29_" style:list-style-name="L3">
      <loext:graphic-properties draw:fill="none" draw:fill-color="#729fcf" draw:fill-gradient-name="gradient" draw:fill-hatch-name="hatch"/>
      <style:paragraph-properties fo:margin-left="0.3752in" fo:margin-right="0in" style:line-height-at-least="0.2799in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1a3cb0" fo:hyphenate="true" fo:hyphenation-remain-char-count="2" fo:hyphenation-push-char-count="2" loext:hyphenation-no-caps="false"/>
    </style:style>
    <style:style style:name="P83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39in" fo:text-align="justify" style:justify-single-word="false" fo:hyphenation-ladder-count="no-limit" fo:text-indent="0.2in" style:auto-text-indent="false" style:page-number="auto"/>
      <style:text-properties officeooo:paragraph-rsid="001b946c" fo:hyphenate="true" fo:hyphenation-remain-char-count="2" fo:hyphenation-push-char-count="2" loext:hyphenation-no-caps="false"/>
    </style:style>
    <style:style style:name="P84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39in" fo:text-align="justify" style:justify-single-word="false" fo:hyphenation-ladder-count="no-limit" fo:text-indent="0.2in" style:auto-text-indent="false" style:page-number="auto">
        <style:tab-stops>
          <style:tab-stop style:position="0.5335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85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555in" fo:text-align="justify" style:justify-single-word="false" fo:hyphenation-ladder-count="no-limit" fo:text-indent="0.2in" style:auto-text-indent="false" style:page-number="auto">
        <style:tab-stops>
          <style:tab-stop style:position="0.5583in"/>
        </style:tab-stops>
      </style:paragraph-properties>
      <style:text-properties officeooo:paragraph-rsid="001c438b" fo:hyphenate="true" fo:hyphenation-remain-char-count="2" fo:hyphenation-push-char-count="2" loext:hyphenation-no-caps="false"/>
    </style:style>
    <style:style style:name="P86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3in" fo:text-align="justify" style:justify-single-word="false" fo:hyphenation-ladder-count="no-limit" fo:text-indent="0.2in" style:auto-text-indent="false" style:page-number="auto"/>
      <style:text-properties officeooo:paragraph-rsid="001c438b" fo:hyphenate="true" fo:hyphenation-remain-char-count="2" fo:hyphenation-push-char-count="2" loext:hyphenation-no-caps="false"/>
    </style:style>
    <style:style style:name="P87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083in" fo:text-align="justify" style:justify-single-word="false" fo:hyphenation-ladder-count="no-limit" fo:text-indent="0.2in" style:auto-text-indent="false" style:page-number="auto"/>
      <style:text-properties officeooo:paragraph-rsid="001dde60" fo:hyphenate="true" fo:hyphenation-remain-char-count="2" fo:hyphenation-push-char-count="2" loext:hyphenation-no-caps="false"/>
    </style:style>
    <style:style style:name="P88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835in" fo:text-align="justify" style:justify-single-word="false" fo:hyphenation-ladder-count="no-limit" fo:text-indent="0.2in" style:auto-text-indent="false" style:page-number="auto">
        <style:tab-stops>
          <style:tab-stop style:position="0.5972in"/>
        </style:tab-stops>
      </style:paragraph-properties>
      <style:text-properties officeooo:paragraph-rsid="001c438b" fo:hyphenate="true" fo:hyphenation-remain-char-count="2" fo:hyphenation-push-char-count="2" loext:hyphenation-no-caps="false"/>
    </style:style>
    <style:style style:name="P89" style:family="paragraph" style:parent-style-name="Body_20_text_20__28_6_29_" style:list-style-name="L3" style:master-page-name="">
      <loext:graphic-properties draw:fill="none" draw:fill-color="#729fcf"/>
      <style:paragraph-properties fo:margin-left="0in" fo:margin-right="0in" fo:line-height="150%" fo:text-indent="0.3118in" style:auto-text-indent="false" style:page-number="auto" fo:background-color="transparent"/>
    </style:style>
    <style:style style:name="P90" style:family="paragraph" style:parent-style-name="Body_20_text_20__28_6_29_" style:list-style-name="L3">
      <loext:graphic-properties draw:fill="none" draw:fill-color="#729fcf"/>
      <style:paragraph-properties fo:margin-left="0in" fo:margin-right="0in" fo:line-height="150%" fo:text-indent="0.3118in" style:auto-text-indent="false" fo:background-color="transparent"/>
    </style:style>
    <style:style style:name="P91" style:family="paragraph" style:parent-style-name="Body_20_text_20__28_6_29_" style:list-style-name="L3">
      <loext:graphic-properties draw:fill-gradient-name="gradient" draw:fill-hatch-name="hatch"/>
      <style:paragraph-properties fo:margin-left="0in" fo:margin-right="0in" style:line-height-at-least="0.2717in" fo:text-align="justify" style:justify-single-word="false" fo:hyphenation-ladder-count="no-limit" fo:text-indent="0.2in" style:auto-text-indent="false">
        <style:tab-stops>
          <style:tab-stop style:position="0.6165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92" style:family="paragraph" style:parent-style-name="Footnote" style:list-style-name="L1" style:master-page-name="">
      <style:paragraph-properties fo:margin-left="0in" fo:margin-right="0in" style:line-height-at-least="0.2138in" fo:text-align="start" style:justify-single-word="false" fo:text-indent="0.25in" style:auto-text-indent="false" style:page-number="auto">
        <style:tab-stops>
          <style:tab-stop style:position="0.4307in"/>
        </style:tab-stops>
      </style:paragraph-properties>
      <style:text-properties officeooo:paragraph-rsid="0011b789"/>
    </style:style>
    <style:style style:name="T1" style:family="text">
      <style:text-properties fo:color="#000000" loext:opacity="100%" fo:background-color="#80ffff" loext:char-shading-value="0"/>
    </style:style>
    <style:style style:name="T2" style:family="text">
      <style:text-properties fo:color="#000000" loext:opacity="100%" style:text-position="25% 58%" style:font-name="Linux Libertine S.O.Cist." fo:language="cs" fo:country="CZ" fo:background-color="transparent" loext:char-shading-value="0"/>
    </style:style>
    <style:style style:name="T3" style:family="text">
      <style:text-properties fo:color="#000000" loext:opacity="100%" style:font-name="Cloister" fo:font-size="20pt" fo:language="cs" fo:country="CZ" officeooo:rsid="0021dd18" fo:background-color="transparent" loext:char-shading-value="0" style:font-size-asian="20pt" style:font-size-complex="20pt"/>
    </style:style>
    <style:style style:name="T4" style:family="text">
      <style:text-properties fo:color="#000000" loext:opacity="100%" style:text-position="0% 100%" style:font-name="Linux Libertine S.O.Cist." fo:language="la" fo:country="VA" fo:background-color="transparent" loext:char-shading-value="0"/>
    </style:style>
    <style:style style:name="T5" style:family="text">
      <style:text-properties fo:color="#000000" loext:opacity="100%" style:font-name="Linux Libertine S.O.Cist." fo:font-size="20pt" fo:language="cs" fo:country="CZ" fo:background-color="transparent" loext:char-shading-value="0" style:font-size-asian="20pt" style:font-size-complex="20pt"/>
    </style:style>
    <style:style style:name="T6" style:family="text">
      <style:text-properties fo:color="#000000" loext:opacity="100%" style:font-name="Linux Libertine S.O.Cist." fo:language="la" fo:country="VA" fo:background-color="transparent" loext:char-shading-value="0"/>
    </style:style>
    <style:style style:name="T7" style:family="text">
      <style:text-properties fo:color="#000000" loext:opacity="100%" style:font-name="Linux Libertine S.O.Cist." fo:language="la" fo:country="VA" officeooo:rsid="00189a5e" fo:background-color="transparent" loext:char-shading-value="0"/>
    </style:style>
    <style:style style:name="T8" style:family="text">
      <style:text-properties fo:color="#000000" loext:opacity="100%" style:font-name="Linux Libertine S.O.Cist." fo:language="cs" fo:country="CZ" fo:background-color="transparent" loext:char-shading-value="0"/>
    </style:style>
    <style:style style:name="T9" style:family="text">
      <style:text-properties fo:color="#000000" loext:opacity="100%" style:font-name="Linux Libertine S.O.Cist." fo:language="cs" fo:country="CZ" officeooo:rsid="0011b789" fo:background-color="transparent" loext:char-shading-value="0"/>
    </style:style>
    <style:style style:name="T10" style:family="text">
      <style:text-properties fo:color="#000000" loext:opacity="100%" style:font-name="Linux Libertine S.O.Cist." fo:language="cs" fo:country="CZ" officeooo:rsid="0014d44e" fo:background-color="transparent" loext:char-shading-value="0"/>
    </style:style>
    <style:style style:name="T11" style:family="text">
      <style:text-properties fo:color="#000000" loext:opacity="100%" style:font-name="Linux Libertine S.O.Cist." fo:language="cs" fo:country="CZ" officeooo:rsid="00165b05" fo:background-color="transparent" loext:char-shading-value="0"/>
    </style:style>
    <style:style style:name="T12" style:family="text">
      <style:text-properties fo:color="#000000" loext:opacity="100%" style:font-name="Linux Libertine S.O.Cist." fo:language="cs" fo:country="CZ" officeooo:rsid="001a3cb0" fo:background-color="transparent" loext:char-shading-value="0"/>
    </style:style>
    <style:style style:name="T13" style:family="text">
      <style:text-properties fo:color="#000000" loext:opacity="100%" style:font-name="Linux Libertine S.O.Cist." fo:language="cs" fo:country="CZ" officeooo:rsid="001b946c" fo:background-color="transparent" loext:char-shading-value="0"/>
    </style:style>
    <style:style style:name="T14" style:family="text">
      <style:text-properties fo:color="#000000" loext:opacity="100%" style:font-name="Linux Libertine S.O.Cist." fo:language="cs" fo:country="CZ" officeooo:rsid="001c438b" fo:background-color="transparent" loext:char-shading-value="0"/>
    </style:style>
    <style:style style:name="T15" style:family="text">
      <style:text-properties fo:color="#000000" loext:opacity="100%" style:font-name="Linux Libertine S.O.Cist." fo:language="cs" fo:country="CZ" officeooo:rsid="001dde60" fo:background-color="transparent" loext:char-shading-value="0"/>
    </style:style>
    <style:style style:name="T16" style:family="text">
      <style:text-properties fo:color="#000000" loext:opacity="100%" style:font-name="Linux Libertine S.O.Cist." fo:language="cs" fo:country="CZ" fo:background-color="transparent" loext:char-shading-value="0" style:language-asian="en" style:country-asian="US" style:language-complex="en" style:country-complex="US"/>
    </style:style>
    <style:style style:name="T17" style:family="text">
      <style:text-properties fo:color="#000000" loext:opacity="100%" style:font-name="Linux Libertine S.O.Cist." fo:language="cs" fo:country="CZ" officeooo:rsid="001dde60" fo:background-color="transparent" loext:char-shading-value="0" style:language-asian="en" style:country-asian="US" style:language-complex="en" style:country-complex="US"/>
    </style:style>
    <style:style style:name="T18" style:family="text">
      <style:text-properties fo:color="#000000" loext:opacity="100%" style:font-name="Linux Libertine S.O.Cist." fo:language="cs" fo:country="CZ" officeooo:rsid="001eba1a" fo:background-color="transparent" loext:char-shading-value="0"/>
    </style:style>
    <style:style style:name="T19" style:family="text">
      <style:text-properties fo:color="#000000" loext:opacity="100%" style:font-name="Linux Libertine S.O.Cist." fo:language="cs" fo:country="CZ" officeooo:rsid="0021dd18" fo:background-color="transparent" loext:char-shading-value="0"/>
    </style:style>
    <style:style style:name="T20" style:family="text">
      <style:text-properties fo:color="#000000" loext:opacity="100%" style:font-name="Linux Libertine S.O.Cist." fo:language="cs" fo:country="CZ" officeooo:rsid="002434c1" fo:background-color="transparent" loext:char-shading-value="0"/>
    </style:style>
    <style:style style:name="T21" style:family="text">
      <style:text-properties fo:color="#000000" loext:opacity="100%" style:font-name="Linux Libertine S.O.Cist." fo:language="cs" fo:country="CZ" officeooo:rsid="00260bb8" fo:background-color="transparent" loext:char-shading-value="0"/>
    </style:style>
    <style:style style:name="T22" style:family="text">
      <style:text-properties fo:color="#000000" loext:opacity="100%" style:font-name="Linux Libertine S.O.Cist." fo:language="cs" fo:country="CZ" officeooo:rsid="002870a4" fo:background-color="transparent" loext:char-shading-value="0"/>
    </style:style>
    <style:style style:name="T23" style:family="text">
      <style:text-properties fo:color="#000000" loext:opacity="100%" style:font-name="Linux Libertine S.O.Cist." fo:language="cs" fo:country="CZ" officeooo:rsid="002b4cee" fo:background-color="transparent" loext:char-shading-value="0"/>
    </style:style>
    <style:style style:name="T24" style:family="text">
      <style:text-properties fo:color="#000000" loext:opacity="100%" style:font-name="Linux Libertine S.O.Cist." fo:language="cs" fo:country="CZ" officeooo:rsid="002c7234" fo:background-color="transparent" loext:char-shading-value="0"/>
    </style:style>
    <style:style style:name="T25" style:family="text">
      <style:text-properties fo:color="#000000" loext:opacity="100%" style:font-name="Linux Libertine S.O.Cist." fo:language="cs" fo:country="CZ" officeooo:rsid="002e9957" fo:background-color="transparent" loext:char-shading-value="0"/>
    </style:style>
    <style:style style:name="T26" style:family="text">
      <style:text-properties fo:color="#000000" loext:opacity="100%" style:font-name="Linux Libertine S.O.Cist." fo:language="cs" fo:country="CZ" officeooo:rsid="00311cd0" fo:background-color="transparent" loext:char-shading-value="0"/>
    </style:style>
    <style:style style:name="T27" style:family="text">
      <style:text-properties fo:color="#000000" loext:opacity="100%" style:font-name="Linux Libertine S.O.Cist." fo:language="cs" fo:country="CZ" officeooo:rsid="0032a165" fo:background-color="transparent" loext:char-shading-value="0"/>
    </style:style>
    <style:style style:name="T28" style:family="text">
      <style:text-properties fo:color="#000000" loext:opacity="100%" style:font-name="Linux Libertine S.O.Cist." fo:language="cs" fo:country="CZ" officeooo:rsid="0032dc88" fo:background-color="transparent" loext:char-shading-value="0"/>
    </style:style>
    <style:style style:name="T29" style:family="text">
      <style:text-properties fo:color="#000000" loext:opacity="100%" style:font-name="Linux Libertine S.O.Cist." fo:language="cs" fo:country="CZ" officeooo:rsid="0033a1f2" fo:background-color="transparent" loext:char-shading-value="0"/>
    </style:style>
    <style:style style:name="T30" style:family="text">
      <style:text-properties fo:color="#000000" loext:opacity="100%" style:font-name="Linux Libertine S.O.Cist." fo:language="cs" fo:country="CZ" officeooo:rsid="0034af7a" fo:background-color="transparent" loext:char-shading-value="0"/>
    </style:style>
    <style:style style:name="T31" style:family="text">
      <style:text-properties fo:color="#000000" loext:opacity="100%" style:font-name="Linux Libertine S.O.Cist." fo:language="cs" fo:country="CZ" officeooo:rsid="00359320" fo:background-color="transparent" loext:char-shading-value="0"/>
    </style:style>
    <style:style style:name="T32" style:family="text">
      <style:text-properties fo:color="#000000" loext:opacity="100%" style:font-name="Linux Libertine S.O.Cist." fo:language="cs" fo:country="CZ" officeooo:rsid="003606b3" fo:background-color="transparent" loext:char-shading-value="0"/>
    </style:style>
    <style:style style:name="T33" style:family="text">
      <style:text-properties fo:color="#000000" loext:opacity="100%" style:font-name="Linux Libertine S.O.Cist." fo:language="cs" fo:country="CZ" officeooo:rsid="0037ab98" fo:background-color="transparent" loext:char-shading-value="0"/>
    </style:style>
    <style:style style:name="T34" style:family="text">
      <style:text-properties fo:color="#000000" loext:opacity="100%" style:font-name="Linux Libertine S.O.Cist." fo:language="cs" fo:country="CZ" officeooo:rsid="003927f2" fo:background-color="transparent" loext:char-shading-value="0"/>
    </style:style>
    <style:style style:name="T35" style:family="text">
      <style:text-properties fo:color="#000000" loext:opacity="100%" style:font-name="Linux Libertine S.O.Cist." fo:language="cs" fo:country="CZ" officeooo:rsid="003d0406" fo:background-color="transparent" loext:char-shading-value="0"/>
    </style:style>
    <style:style style:name="T36" style:family="text">
      <style:text-properties fo:color="#000000" loext:opacity="100%" style:font-name="Linux Libertine S.O.Cist." fo:language="cs" fo:country="CZ" style:text-underline-style="none" fo:background-color="transparent" loext:char-shading-value="0"/>
    </style:style>
    <style:style style:name="T37" style:family="text">
      <style:text-properties fo:color="#000000" loext:opacity="100%" style:font-name="Linux Libertine S.O.Cist." fo:language="cs" fo:country="CZ" style:text-underline-style="none" officeooo:rsid="00189a5e" fo:background-color="transparent" loext:char-shading-value="0"/>
    </style:style>
    <style:style style:name="T38" style:family="text">
      <style:text-properties fo:color="#000000" loext:opacity="100%" style:font-name="Linux Libertine S.O.Cist." fo:language="cs" fo:country="CZ" style:text-underline-style="none" officeooo:rsid="0037ab98" fo:background-color="transparent" loext:char-shading-value="0"/>
    </style:style>
    <style:style style:name="T39" style:family="text">
      <style:text-properties fo:color="#000000" loext:opacity="100%" style:font-name="Linux Libertine S.O.Cist." fo:language="cs" fo:country="CZ" style:text-underline-style="none" officeooo:rsid="0014d44e" fo:background-color="transparent" loext:char-shading-value="0"/>
    </style:style>
    <style:style style:name="T40" style:family="text">
      <style:text-properties fo:color="#000000" loext:opacity="100%" style:font-name="Linux Libertine S.O.Cist." fo:language="cs" fo:country="CZ" fo:font-style="normal" officeooo:rsid="001a3cb0" fo:background-color="transparent" loext:char-shading-value="0" style:font-style-asian="normal" style:font-style-complex="normal"/>
    </style:style>
    <style:style style:name="T41" style:family="text">
      <style:text-properties fo:color="#000000" loext:opacity="100%" style:font-name="Linux Libertine S.O.Cist." fo:language="cs" fo:country="CZ" fo:font-style="normal" officeooo:rsid="0033a1f2" fo:background-color="transparent" loext:char-shading-value="0" style:font-style-asian="normal" style:font-style-complex="normal"/>
    </style:style>
    <style:style style:name="T42" style:family="text">
      <style:text-properties fo:color="#000000" loext:opacity="100%" style:font-name="Linux Libertine S.O.Cist." fo:language="cs" fo:country="CZ" fo:font-style="italic" officeooo:rsid="002c7234" fo:background-color="transparent" loext:char-shading-value="0" style:font-style-asian="italic" style:font-style-complex="italic"/>
    </style:style>
    <style:style style:name="T43" style:family="text">
      <style:text-properties fo:color="#000000" loext:opacity="100%" style:font-name="Linux Libertine S.O.Cist." fo:language="cs" fo:country="CZ" fo:font-style="italic" officeooo:rsid="001b946c" fo:background-color="transparent" loext:char-shading-value="0" style:font-style-asian="italic" style:font-style-complex="italic"/>
    </style:style>
    <style:style style:name="T44" style:family="text">
      <style:text-properties fo:color="#000000" loext:opacity="100%" style:font-name="Linux Libertine S.O.Cist." fo:font-size="18pt" fo:language="cs" fo:country="CZ" fo:background-color="transparent" loext:char-shading-value="0" style:font-size-asian="18pt" style:font-size-complex="18pt"/>
    </style:style>
    <style:style style:name="T45" style:family="text">
      <style:text-properties fo:color="#000000" loext:opacity="100%" style:font-name="Linux Libertine S.O.Cist." fo:font-size="18pt" fo:language="cs" fo:country="CZ" officeooo:rsid="001dde60" fo:background-color="transparent" loext:char-shading-value="0" style:font-size-asian="18pt" style:font-size-complex="18pt"/>
    </style:style>
    <style:style style:name="T46" style:family="text">
      <style:text-properties fo:color="#000000" loext:opacity="100%" style:font-name="Linux Libertine S.O.Cist." fo:background-color="transparent" loext:char-shading-value="0"/>
    </style:style>
    <style:style style:name="T47" style:family="text">
      <style:text-properties style:font-name="Cloister" fo:font-size="20pt" fo:language="cs" fo:country="CZ" fo:background-color="transparent" loext:char-shading-value="0" style:font-size-asian="20pt" style:font-size-complex="20pt"/>
    </style:style>
    <style:style style:name="T48" style:family="text">
      <style:text-properties style:font-name="Linux Libertine S.O.Cist." fo:font-size="22pt" fo:language="cs" fo:country="CZ" fo:background-color="transparent" loext:char-shading-value="0" style:font-size-asian="18pt" style:font-size-complex="18pt"/>
    </style:style>
    <style:style style:name="T49" style:family="text">
      <style:text-properties style:font-name="Linux Libertine S.O.Cist." fo:font-size="22pt" fo:language="cs" fo:country="CZ" officeooo:rsid="0021dd18" fo:background-color="transparent" loext:char-shading-value="0" style:font-size-asian="18pt" style:font-size-complex="18pt"/>
    </style:style>
    <style:style style:name="T50" style:family="text">
      <style:text-properties style:font-name="Linux Libertine S.O.Cist." fo:font-size="20pt" fo:language="cs" fo:country="CZ" fo:background-color="transparent" loext:char-shading-value="0" style:font-size-asian="20pt" style:font-size-complex="20pt"/>
    </style:style>
    <style:style style:name="T51" style:family="text">
      <style:text-properties style:font-name="Linux Libertine S.O.Cist." fo:language="la" fo:country="VA"/>
    </style:style>
    <style:style style:name="T52" style:family="text">
      <style:text-properties style:font-name="Linux Libertine S.O.Cist." fo:language="la" fo:country="VA" fo:background-color="transparent" loext:char-shading-value="0"/>
    </style:style>
    <style:style style:name="T53" style:family="text">
      <style:text-properties style:font-name="Linux Libertine S.O.Cist." fo:font-size="18pt" fo:language="cs" fo:country="CZ" fo:background-color="transparent" loext:char-shading-value="0" style:font-size-asian="18pt" style:font-size-complex="18pt"/>
    </style:style>
    <style:style style:name="T54" style:family="text">
      <style:text-properties style:font-name="Linux Libertine S.O.Cist." fo:font-size="18pt" fo:language="cs" fo:country="CZ" officeooo:rsid="001a3cb0" fo:background-color="transparent" loext:char-shading-value="0" style:font-size-asian="18pt" style:font-size-complex="18pt"/>
    </style:style>
    <style:style style:name="T55" style:family="text">
      <style:text-properties style:font-name="Linux Libertine S.O.Cist." fo:font-size="18pt" fo:language="cs" fo:country="CZ" officeooo:rsid="0021dd18" fo:background-color="transparent" loext:char-shading-value="0" style:font-size-asian="18pt" style:font-size-complex="18pt"/>
    </style:style>
    <style:style style:name="T56" style:family="text">
      <style:text-properties style:font-name="Linux Libertine S.O.Cist." fo:font-size="18pt" fo:language="cs" fo:country="CZ" officeooo:rsid="00260bb8" fo:background-color="transparent" loext:char-shading-value="0" style:font-size-asian="18pt" style:font-size-complex="18pt"/>
    </style:style>
    <style:style style:name="T57" style:family="text">
      <style:text-properties style:font-name="Linux Libertine S.O.Cist." fo:font-size="18pt" fo:language="cs" fo:country="CZ" officeooo:rsid="002870a4" fo:background-color="transparent" loext:char-shading-value="0" style:font-size-asian="18pt" style:font-size-complex="18pt"/>
    </style:style>
    <style:style style:name="T58" style:family="text">
      <style:text-properties style:font-name="Linux Libertine S.O.Cist." fo:font-size="18pt" fo:language="cs" fo:country="CZ" fo:font-style="italic" officeooo:rsid="002870a4" fo:background-color="transparent" loext:char-shading-value="0" style:font-size-asian="18pt" style:font-style-asian="italic" style:font-size-complex="18pt" style:font-style-complex="italic"/>
    </style:style>
    <style:style style:name="T59" style:family="text">
      <style:text-properties style:font-name="Linux Libertine S.O.Cist." fo:font-size="15pt" fo:language="cs" fo:country="CZ" fo:background-color="transparent" loext:char-shading-value="0" style:font-size-asian="15pt" style:font-size-complex="15pt"/>
    </style:style>
    <style:style style:name="T60" style:family="text">
      <style:text-properties style:font-name="Linux Libertine S.O.Cist." fo:font-size="15pt" fo:language="cs" fo:country="CZ" officeooo:rsid="0025e97f" fo:background-color="transparent" loext:char-shading-value="0" style:font-size-asian="15pt" style:font-size-complex="15pt"/>
    </style:style>
    <style:style style:name="T61" style:family="text">
      <style:text-properties style:font-name="Linux Libertine S.O.Cist." fo:language="cs" fo:country="CZ" fo:background-color="transparent" loext:char-shading-value="0"/>
    </style:style>
    <style:style style:name="T62" style:family="text">
      <style:text-properties style:font-name="Linux Libertine S.O.Cist." fo:language="cs" fo:country="CZ" officeooo:rsid="0011b789" fo:background-color="transparent" loext:char-shading-value="0"/>
    </style:style>
    <style:style style:name="T63" style:family="text">
      <style:text-properties style:font-name="Linux Libertine S.O.Cist." fo:language="cs" fo:country="CZ" officeooo:rsid="0014d44e" fo:background-color="transparent" loext:char-shading-value="0"/>
    </style:style>
    <style:style style:name="T64" style:family="text">
      <style:text-properties style:font-name="Linux Libertine S.O.Cist." fo:language="cs" fo:country="CZ" officeooo:rsid="00165b05" fo:background-color="transparent" loext:char-shading-value="0"/>
    </style:style>
    <style:style style:name="T65" style:family="text">
      <style:text-properties style:font-name="Linux Libertine S.O.Cist." fo:language="cs" fo:country="CZ" officeooo:rsid="001a3cb0" fo:background-color="transparent" loext:char-shading-value="0"/>
    </style:style>
    <style:style style:name="T66" style:family="text">
      <style:text-properties style:font-name="Linux Libertine S.O.Cist." fo:language="cs" fo:country="CZ" officeooo:rsid="001b946c" fo:background-color="transparent" loext:char-shading-value="0"/>
    </style:style>
    <style:style style:name="T67" style:family="text">
      <style:text-properties style:font-name="Linux Libertine S.O.Cist." fo:language="cs" fo:country="CZ" officeooo:rsid="001c438b" fo:background-color="transparent" loext:char-shading-value="0"/>
    </style:style>
    <style:style style:name="T68" style:family="text">
      <style:text-properties style:font-name="Linux Libertine S.O.Cist." fo:language="cs" fo:country="CZ" officeooo:rsid="001dde60" fo:background-color="transparent" loext:char-shading-value="0"/>
    </style:style>
    <style:style style:name="T69" style:family="text">
      <style:text-properties style:font-name="Linux Libertine S.O.Cist." fo:language="cs" fo:country="CZ" officeooo:rsid="001eba1a" fo:background-color="transparent" loext:char-shading-value="0"/>
    </style:style>
    <style:style style:name="T70" style:family="text">
      <style:text-properties style:font-name="Linux Libertine S.O.Cist." fo:language="cs" fo:country="CZ" officeooo:rsid="0021dd18" fo:background-color="transparent" loext:char-shading-value="0"/>
    </style:style>
    <style:style style:name="T71" style:family="text">
      <style:text-properties style:font-name="Linux Libertine S.O.Cist." fo:language="cs" fo:country="CZ" officeooo:rsid="0022e0c8" fo:background-color="transparent" loext:char-shading-value="0"/>
    </style:style>
    <style:style style:name="T72" style:family="text">
      <style:text-properties style:font-name="Linux Libertine S.O.Cist." fo:language="cs" fo:country="CZ" officeooo:rsid="002434c1" fo:background-color="transparent" loext:char-shading-value="0"/>
    </style:style>
    <style:style style:name="T73" style:family="text">
      <style:text-properties style:font-name="Linux Libertine S.O.Cist." fo:language="cs" fo:country="CZ" officeooo:rsid="0025e97f" fo:background-color="transparent" loext:char-shading-value="0"/>
    </style:style>
    <style:style style:name="T74" style:family="text">
      <style:text-properties style:font-name="Linux Libertine S.O.Cist." fo:language="cs" fo:country="CZ" officeooo:rsid="00260bb8" fo:background-color="transparent" loext:char-shading-value="0"/>
    </style:style>
    <style:style style:name="T75" style:family="text">
      <style:text-properties style:font-name="Linux Libertine S.O.Cist." fo:language="cs" fo:country="CZ" officeooo:rsid="00280b06" fo:background-color="transparent" loext:char-shading-value="0"/>
    </style:style>
    <style:style style:name="T76" style:family="text">
      <style:text-properties style:font-name="Linux Libertine S.O.Cist." fo:language="cs" fo:country="CZ" officeooo:rsid="002870a4" fo:background-color="transparent" loext:char-shading-value="0"/>
    </style:style>
    <style:style style:name="T77" style:family="text">
      <style:text-properties style:font-name="Linux Libertine S.O.Cist." fo:language="cs" fo:country="CZ" officeooo:rsid="002b4cee" fo:background-color="transparent" loext:char-shading-value="0"/>
    </style:style>
    <style:style style:name="T78" style:family="text">
      <style:text-properties style:font-name="Linux Libertine S.O.Cist." fo:language="cs" fo:country="CZ" officeooo:rsid="002c7234" fo:background-color="transparent" loext:char-shading-value="0"/>
    </style:style>
    <style:style style:name="T79" style:family="text">
      <style:text-properties style:font-name="Linux Libertine S.O.Cist." fo:language="cs" fo:country="CZ" officeooo:rsid="002e9957" fo:background-color="transparent" loext:char-shading-value="0"/>
    </style:style>
    <style:style style:name="T80" style:family="text">
      <style:text-properties style:font-name="Linux Libertine S.O.Cist." fo:language="cs" fo:country="CZ" officeooo:rsid="002fd589" fo:background-color="transparent" loext:char-shading-value="0"/>
    </style:style>
    <style:style style:name="T81" style:family="text">
      <style:text-properties style:font-name="Linux Libertine S.O.Cist." fo:language="cs" fo:country="CZ" officeooo:rsid="0030417e" fo:background-color="transparent" loext:char-shading-value="0"/>
    </style:style>
    <style:style style:name="T82" style:family="text">
      <style:text-properties style:font-name="Linux Libertine S.O.Cist." fo:language="cs" fo:country="CZ" officeooo:rsid="00311cd0" fo:background-color="transparent" loext:char-shading-value="0"/>
    </style:style>
    <style:style style:name="T83" style:family="text">
      <style:text-properties style:font-name="Linux Libertine S.O.Cist." fo:language="cs" fo:country="CZ" officeooo:rsid="0032a165" fo:background-color="transparent" loext:char-shading-value="0"/>
    </style:style>
    <style:style style:name="T84" style:family="text">
      <style:text-properties style:font-name="Linux Libertine S.O.Cist." fo:language="cs" fo:country="CZ" officeooo:rsid="0032dc88" fo:background-color="transparent" loext:char-shading-value="0"/>
    </style:style>
    <style:style style:name="T85" style:family="text">
      <style:text-properties style:font-name="Linux Libertine S.O.Cist." fo:language="cs" fo:country="CZ" officeooo:rsid="0033a1f2" fo:background-color="transparent" loext:char-shading-value="0"/>
    </style:style>
    <style:style style:name="T86" style:family="text">
      <style:text-properties style:font-name="Linux Libertine S.O.Cist." fo:language="cs" fo:country="CZ" officeooo:rsid="00341c43" fo:background-color="transparent" loext:char-shading-value="0"/>
    </style:style>
    <style:style style:name="T87" style:family="text">
      <style:text-properties style:font-name="Linux Libertine S.O.Cist." fo:language="cs" fo:country="CZ" officeooo:rsid="0034af7a" fo:background-color="transparent" loext:char-shading-value="0"/>
    </style:style>
    <style:style style:name="T88" style:family="text">
      <style:text-properties style:font-name="Linux Libertine S.O.Cist." fo:language="cs" fo:country="CZ" officeooo:rsid="00359320" fo:background-color="transparent" loext:char-shading-value="0"/>
    </style:style>
    <style:style style:name="T89" style:family="text">
      <style:text-properties style:font-name="Linux Libertine S.O.Cist." fo:language="cs" fo:country="CZ" officeooo:rsid="003606b3" fo:background-color="transparent" loext:char-shading-value="0"/>
    </style:style>
    <style:style style:name="T90" style:family="text">
      <style:text-properties style:font-name="Linux Libertine S.O.Cist." fo:language="cs" fo:country="CZ" officeooo:rsid="0037ab98" fo:background-color="transparent" loext:char-shading-value="0"/>
    </style:style>
    <style:style style:name="T91" style:family="text">
      <style:text-properties style:font-name="Linux Libertine S.O.Cist." fo:language="cs" fo:country="CZ" officeooo:rsid="0037b897" fo:background-color="transparent" loext:char-shading-value="0"/>
    </style:style>
    <style:style style:name="T92" style:family="text">
      <style:text-properties style:font-name="Linux Libertine S.O.Cist." fo:language="cs" fo:country="CZ" officeooo:rsid="003927f2" fo:background-color="transparent" loext:char-shading-value="0"/>
    </style:style>
    <style:style style:name="T93" style:family="text">
      <style:text-properties style:font-name="Linux Libertine S.O.Cist." fo:language="cs" fo:country="CZ" officeooo:rsid="003a6a51" fo:background-color="transparent" loext:char-shading-value="0"/>
    </style:style>
    <style:style style:name="T94" style:family="text">
      <style:text-properties style:font-name="Linux Libertine S.O.Cist." fo:language="cs" fo:country="CZ" officeooo:rsid="003bc0e3" fo:background-color="transparent" loext:char-shading-value="0"/>
    </style:style>
    <style:style style:name="T95" style:family="text">
      <style:text-properties style:font-name="Linux Libertine S.O.Cist." fo:language="cs" fo:country="CZ" officeooo:rsid="003d0406" fo:background-color="transparent" loext:char-shading-value="0"/>
    </style:style>
    <style:style style:name="T96" style:family="text">
      <style:text-properties style:font-name="Linux Libertine S.O.Cist." fo:language="cs" fo:country="CZ" officeooo:rsid="003ef1af" fo:background-color="transparent" loext:char-shading-value="0"/>
    </style:style>
    <style:style style:name="T97" style:family="text">
      <style:text-properties style:font-name="Linux Libertine S.O.Cist." fo:language="cs" fo:country="CZ" officeooo:rsid="003fb22b" fo:background-color="transparent" loext:char-shading-value="0"/>
    </style:style>
    <style:style style:name="T98" style:family="text">
      <style:text-properties style:font-name="Linux Libertine S.O.Cist." fo:language="cs" fo:country="CZ" officeooo:rsid="0040bd62" fo:background-color="transparent" loext:char-shading-value="0"/>
    </style:style>
    <style:style style:name="T99" style:family="text">
      <style:text-properties style:font-name="Linux Libertine S.O.Cist." fo:language="cs" fo:country="CZ" officeooo:rsid="00436b53" fo:background-color="transparent" loext:char-shading-value="0"/>
    </style:style>
    <style:style style:name="T100" style:family="text">
      <style:text-properties style:font-name="Linux Libertine S.O.Cist." fo:language="cs" fo:country="CZ" style:text-underline-style="none" fo:background-color="transparent" loext:char-shading-value="0"/>
    </style:style>
    <style:style style:name="T101" style:family="text">
      <style:text-properties style:font-name="Linux Libertine S.O.Cist." fo:language="cs" fo:country="CZ" style:text-underline-style="none" officeooo:rsid="0014d44e" fo:background-color="transparent" loext:char-shading-value="0"/>
    </style:style>
    <style:style style:name="T102" style:family="text">
      <style:text-properties style:font-name="Linux Libertine S.O.Cist." fo:language="cs" fo:country="CZ" style:text-underline-style="none" officeooo:rsid="00260bb8" fo:background-color="transparent" loext:char-shading-value="0"/>
    </style:style>
    <style:style style:name="T103" style:family="text">
      <style:text-properties style:font-name="Linux Libertine S.O.Cist." fo:language="cs" fo:country="CZ" style:text-underline-style="none" officeooo:rsid="0037ab98" fo:background-color="transparent" loext:char-shading-value="0"/>
    </style:style>
    <style:style style:name="T104" style:family="text">
      <style:text-properties style:font-name="Linux Libertine S.O.Cist." fo:language="cs" fo:country="CZ" style:text-underline-style="none" officeooo:rsid="0040bd62" fo:background-color="transparent" loext:char-shading-value="0"/>
    </style:style>
    <style:style style:name="T105" style:family="text">
      <style:text-properties style:font-name="Linux Libertine S.O.Cist." fo:language="cs" fo:country="CZ" fo:font-style="normal" officeooo:rsid="001a3cb0" fo:background-color="transparent" loext:char-shading-value="0" style:font-style-asian="normal" style:font-style-complex="normal"/>
    </style:style>
    <style:style style:name="T106" style:family="text">
      <style:text-properties style:font-name="Linux Libertine S.O.Cist." fo:language="cs" fo:country="CZ" fo:font-style="normal" officeooo:rsid="002870a4" fo:background-color="transparent" loext:char-shading-value="0" style:font-style-asian="normal" style:font-style-complex="normal"/>
    </style:style>
    <style:style style:name="T107" style:family="text">
      <style:text-properties style:font-name="Linux Libertine S.O.Cist." fo:language="cs" fo:country="CZ" fo:font-style="normal" officeooo:rsid="0032dc88" fo:background-color="transparent" loext:char-shading-value="0" style:font-style-asian="normal" style:font-style-complex="normal"/>
    </style:style>
    <style:style style:name="T108" style:family="text">
      <style:text-properties style:font-name="Linux Libertine S.O.Cist." fo:language="cs" fo:country="CZ" fo:font-style="normal" officeooo:rsid="003d0406" fo:background-color="transparent" loext:char-shading-value="0" style:font-style-asian="normal" style:font-style-complex="normal"/>
    </style:style>
    <style:style style:name="T109" style:family="text">
      <style:text-properties style:font-name="Linux Libertine S.O.Cist." fo:language="cs" fo:country="CZ" fo:font-style="normal" officeooo:rsid="003fb22b" fo:background-color="transparent" loext:char-shading-value="0" style:font-style-asian="normal" style:font-style-complex="normal"/>
    </style:style>
    <style:style style:name="T110" style:family="text">
      <style:text-properties style:font-name="Linux Libertine S.O.Cist." fo:language="cs" fo:country="CZ" fo:font-style="italic" fo:background-color="transparent" loext:char-shading-value="0" style:font-style-asian="italic" style:font-style-complex="italic"/>
    </style:style>
    <style:style style:name="T111" style:family="text">
      <style:text-properties style:font-name="Linux Libertine S.O.Cist." fo:language="cs" fo:country="CZ" fo:font-style="italic" officeooo:rsid="002870a4" fo:background-color="transparent" loext:char-shading-value="0" style:font-style-asian="italic" style:font-style-complex="italic"/>
    </style:style>
    <style:style style:name="T112" style:family="text">
      <style:text-properties style:font-name="Linux Libertine S.O.Cist." fo:language="cs" fo:country="CZ" fo:font-style="italic" officeooo:rsid="0032a165" fo:background-color="transparent" loext:char-shading-value="0" style:font-style-asian="italic" style:font-style-complex="italic"/>
    </style:style>
    <style:style style:name="T113" style:family="text">
      <style:text-properties style:font-name="Linux Libertine S.O.Cist." fo:language="cs" fo:country="CZ" fo:font-style="italic" officeooo:rsid="0032dc88" fo:background-color="transparent" loext:char-shading-value="0" style:font-style-asian="italic" style:font-style-complex="italic"/>
    </style:style>
    <style:style style:name="T114" style:family="text">
      <style:text-properties style:font-name="Linux Libertine S.O.Cist." fo:language="cs" fo:country="CZ" fo:font-style="italic" officeooo:rsid="0034af7a" fo:background-color="transparent" loext:char-shading-value="0" style:font-style-asian="italic" style:font-style-complex="italic"/>
    </style:style>
    <style:style style:name="T115" style:family="text">
      <style:text-properties style:font-name="Linux Libertine S.O.Cist." fo:language="cs" fo:country="CZ" fo:font-style="italic" officeooo:rsid="00280b06" fo:background-color="transparent" loext:char-shading-value="0" style:font-style-asian="italic" style:font-style-complex="italic"/>
    </style:style>
    <style:style style:name="T116" style:family="text">
      <style:text-properties style:font-name="Linux Libertine S.O.Cist." fo:language="cs" fo:country="CZ" fo:font-style="italic" officeooo:rsid="003fb22b" fo:background-color="transparent" loext:char-shading-value="0" style:font-style-asian="italic" style:font-style-complex="italic"/>
    </style:style>
    <style:style style:name="T117" style:family="text">
      <style:text-properties style:font-name="Linux Libertine S.O.Cist." fo:language="cs" fo:country="CZ" fo:font-style="italic" officeooo:rsid="0040bd62" fo:background-color="transparent" loext:char-shading-value="0" style:font-style-asian="italic" style:font-style-complex="italic"/>
    </style:style>
    <style:style style:name="T118" style:family="text">
      <style:text-properties style:font-name="Linux Libertine S.O.Cist." fo:background-color="transparent" loext:char-shading-value="0"/>
    </style:style>
    <style:style style:name="T119" style:family="text">
      <style:text-properties officeooo:rsid="001dde60"/>
    </style:style>
    <style:style style:name="T120" style:family="text">
      <style:text-properties fo:font-variant="normal" fo:text-transform="none" officeooo:rsid="002b4cee"/>
    </style:style>
    <style:style style:name="T121" style:family="text">
      <style:text-properties fo:font-variant="normal" fo:text-transform="none" fo:color="#000000" loext:opacity="100%" style:font-name="Linux Libertine S.O.Cist." fo:language="cs" fo:country="CZ" officeooo:rsid="002b4cee" fo:background-color="transparent" loext:char-shading-value="0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text:list-style style:name="L1">
      <text:list-level-style-number text:level="1" text:style-name="CharStyle8" loext:num-list-format="%1%." style:num-suffix="." style:num-format="1" text:start-value="2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99" loext:num-list-format="%1%." style:num-suffix="." style:num-format="1" text:start-value="3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99" loext:num-list-format="%1%." style:num-suffix="." style:num-format="1" text:start-value="10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6" text:is-list-header="true"><text:span text:style-name="CharStyle55"><text:span text:style-name="T49">K</text:span></text:span><text:bookmark-start text:name="bookmark1247"/><text:bookmark-start text:name="bookmark1248"/><text:bookmark-start text:name="bookmark1249"/><text:span text:style-name="CharStyle55"><text:span text:style-name="T48">AP</text:span></text:span><text:span text:style-name="CharStyle55"><text:span text:style-name="T49">I</text:span></text:span><text:span text:style-name="CharStyle55"><text:span text:style-name="T48">T</text:span></text:span><text:span text:style-name="CharStyle55"><text:span text:style-name="T49">OLA</text:span></text:span><text:span text:style-name="CharStyle55"><text:span text:style-name="T48"> II.</text:span></text:span><text:bookmark-end text:name="bookmark1247"/><text:bookmark-end text:name="bookmark1248"/><text:bookmark-end text:name="bookmark1249"/></text:h>
      <text:p text:style-name="P26"><text:span text:style-name="CharStyle163"><text:span text:style-name="T5"/></text:span></text:p>
      <text:p text:style-name="P27"><text:span text:style-name="CharStyle163"><text:span text:style-name="T3">Věčné sliby Mnichů</text:span></text:span><text:span text:style-name="CharStyle163"><text:span text:style-name="T47">.</text:span></text:span></text:p>
      <text:p text:style-name="P27"><text:span text:style-name="CharStyle163"><text:span text:style-name="T50">_________</text:span></text:span></text:p>
      <text:p text:style-name="P28"/>
      <text:p text:style-name="P43"><text:span text:style-name="CharStyle97"><text:span text:style-name="T70">Před</text:span></text:span><text:span text:style-name="CharStyle95"><text:span text:style-name="T61"> </text:span></text:span><text:span text:style-name="CharStyle95"><text:span text:style-name="T2"><text:note text:id="ftn1" text:note-class="footnote"><text:note-citation>1</text:note-citation><text:note-body><text:p text:style-name="P8"><text:span text:style-name="CharStyle3"><text:span text:style-name="T118"><text:s/></text:span></text:span><text:span text:style-name="CharStyle3"><text:span text:style-name="T46">1</text:span></text:span><text:span text:style-name="CharStyle3"><text:span text:style-name="T118">. Completo probationis anno, res, si quas habet, de iis liberrime disponat coram Notario et testibus extra Monasterium, et fiat instrumentum publicum.</text:span></text:span></text:p><text:list xml:id="list686146903" text:style-name="L1"><text:list-item><text:p text:style-name="P92"><text:span text:style-name="CharStyle3"><text:span text:style-name="T118"><text:tab/>Relicta sic omni proprietate ac prius per decem dies factis </text:span></text:span><text:span text:style-name="CharStyle107"><text:span text:style-name="T52">exercitiis spiritualibus sub directione Magistri, adducatur in Capitulum post preces Primae solitas a Magistro Novitiorum eodem ritu quo dictum est, et ab Abbate interrogatus de perseverantia et certus, accedat et genua flectat ante ipsum, et junctas manus...</text:span></text:span></text:p></text:list-item></text:list></text:note-body></text:note></text:span></text:span><text:span text:style-name="CharStyle95"><text:span text:style-name="T61"><text:s/></text:span></text:span><text:span text:style-name="CharStyle95"><text:span text:style-name="T70">koncem zkušebního roku</text:span></text:span><text:span text:style-name="CharStyle95"><text:span text:style-name="T61">, </text:span></text:span><text:span text:style-name="CharStyle95"><text:span text:style-name="T70">asi deset dnů před naplněním celého roku</text:span></text:span><text:span text:style-name="CharStyle95"><text:span text:style-name="T61">, po</text:span></text:span><text:span text:style-name="CharStyle95"><text:span text:style-name="T70">té, co se potřetí přečte a vyloží řehole</text:span></text:span><text:span text:style-name="CharStyle95"><text:span text:style-name="T61">, </text:span></text:span><text:span text:style-name="CharStyle95"><text:span text:style-name="T70">Novic je přiveden do Kapitulní síně, viz výše</text:span></text:span><text:span text:style-name="CharStyle95"><text:span text:style-name="T61">, </text:span></text:span><text:span text:style-name="CharStyle95"><text:span text:style-name="T70">a v </text:span></text:span><text:span text:style-name="CharStyle95"><text:span text:style-name="T61">prostra</text:span></text:span><text:span text:style-name="CharStyle95"><text:span text:style-name="T70">ci učiní svou poslední žádost</text:span></text:span><text:span text:style-name="CharStyle95"><text:span text:style-name="T61">, </text:span></text:span><text:span text:style-name="CharStyle95"><text:span text:style-name="T70">a především se svobodně rozhodn</text:span></text:span><text:span text:style-name="CharStyle95"><text:span text:style-name="T99">e</text:span></text:span><text:span text:style-name="CharStyle95"><text:span text:style-name="T61">, </text:span></text:span><text:span text:style-name="CharStyle95"><text:span text:style-name="T70">co má být učiněno s jeho majetkem</text:span></text:span><text:span text:style-name="CharStyle95"><text:span text:style-name="T61">, </text:span></text:span><text:span text:style-name="CharStyle95"><text:span text:style-name="T70">nejlépe má být dán ve prospěch chudých</text:span></text:span><text:span text:style-name="CharStyle95"><text:span text:style-name="T61">. </text:span></text:span><text:span text:style-name="CharStyle95"><text:span text:style-name="T70">A o tomto nechť je učiněn veřejný zápis před Notářem a svědky, kteří se výslovně pro tento účel svolají</text:span></text:span><text:span text:style-name="CharStyle95"><text:span text:style-name="T61">.</text:span></text:span></text:p>
      <text:p text:style-name="P14"><text:span text:style-name="CharStyle95"><text:span text:style-name="T61">2. </text:span></text:span><text:span text:style-name="CharStyle95"><text:span text:style-name="T70">Když se tedy zbaví veškerého vlastnictví, klekne si před Opatem, své sepjaté ruce vloží mezi ruce Opatovy, a říká</text:span></text:span><text:span text:style-name="CharStyle95"><text:span text:style-name="T61">:</text:span></text:span></text:p>
      <text:p text:style-name="P9"><text:span text:style-name="CharStyle38"><text:span text:style-name="T70">Otče</text:span></text:span><text:span text:style-name="CharStyle38"><text:span text:style-name="T61">, </text:span></text:span><text:span text:style-name="CharStyle38"><text:span text:style-name="T70">slibuji tobě a tvým právoplatným nástupcům Poslušnost podle Řehole svatého Benedikta až do smrti</text:span></text:span><text:span text:style-name="CharStyle38"><text:span text:style-name="T61">.</text:span></text:span></text:p>
      <text:p text:style-name="P10"><text:span text:style-name="CharStyle106"><text:span text:style-name="T70">Představený mu odpoví</text:span></text:span><text:span text:style-name="CharStyle106"><text:span text:style-name="T61">: </text:span></text:span><text:span text:style-name="CharStyle106"><text:span text:style-name="T55">A Bůh nechť ti dá život věčný</text:span></text:span><text:span text:style-name="CharStyle38"><text:span text:style-name="T61">.</text:span></text:span></text:p>
      <text:p text:style-name="P19"><text:span text:style-name="CharStyle95"><text:span text:style-name="T19">A všichni ostatní odpoví</text:span></text:span><text:span text:style-name="CharStyle95"><text:span text:style-name="T61">: </text:span></text:span><text:span text:style-name="CharStyle95"><text:span text:style-name="T53">Amen.</text:span></text:span></text:p>
      <text:p text:style-name="P19"><text:span text:style-name="CharStyle95"><text:span text:style-name="T70">Když se tak stane, Opat ho políbí</text:span></text:span><text:span text:style-name="CharStyle95"><text:span text:style-name="T61">, </text:span></text:span><text:span text:style-name="CharStyle95"><text:span text:style-name="T70">a Novic sám se ukloní</text:span></text:span><text:span text:style-name="CharStyle95"><text:span text:style-name="T61">, </text:span></text:span><text:span text:style-name="CharStyle95"><text:span text:style-name="T19">odejde</text:span></text:span><text:span text:style-name="CharStyle95"><text:span text:style-name="T2"><text:note text:id="ftn2" text:note-class="footnote"><text:note-citation>2</text:note-citation><text:note-body><text:p text:style-name="P20"><text:span text:style-name="CharStyle107"><text:span text:style-name="T51"><text:s/>... discedat donec in Ecclesia...</text:span></text:span></text:p></text:note-body></text:note></text:span></text:span><text:span text:style-name="CharStyle95"><text:span text:style-name="T61"> </text:span></text:span><text:span text:style-name="CharStyle95"><text:span text:style-name="T70">vykonat duchovní cvičení, dokud nesloží v Kostele veřejně věčné sliby</text:span></text:span><text:span text:style-name="CharStyle95"><text:span text:style-name="T61">.</text:span></text:span></text:p>
      <text:list xml:id="list2589685370" text:style-name="L2">
        <text:list-item>
          <text:p text:style-name="P66"><text:bookmark text:name="bookmark1250"/><text:span text:style-name="CharStyle95"><text:span text:style-name="T61"><text:tab/></text:span></text:span><text:span text:style-name="CharStyle95"><text:span text:style-name="T71">Když pak nadejde vhodný den po uplynutí celého zkušebního roku</text:span></text:span><text:span text:style-name="CharStyle95"><text:span text:style-name="T61">, </text:span></text:span><text:span text:style-name="CharStyle95"><text:span text:style-name="T71">v Kostele se připraví vše, co je třeba k učinění Mnichem</text:span></text:span><text:span text:style-name="CharStyle95"><text:span text:style-name="T61">. </text:span></text:span><text:span text:style-name="CharStyle95"><text:span text:style-name="T71">V první řadě tedy připraví Vestiář na stolek postavený na stupni v Presbytáři nalevo od místa, kde bude při přijímání slibů sedět Představený</text:span></text:span><text:span text:style-name="CharStyle95"><text:span text:style-name="T61">, </text:span></text:span><text:span text:style-name="CharStyle95"><text:span text:style-name="T71">mnišský oděv</text:span></text:span><text:span text:style-name="CharStyle95"><text:span text:style-name="T61">, </text:span></text:span><text:span text:style-name="CharStyle95"><text:span text:style-name="T71">tedy Škapulíř a černé Cingulum spolu s Kukulí a Kapucí bílé barvy</text:span></text:span><text:span text:style-name="CharStyle95"><text:span text:style-name="T61">. </text:span></text:span><text:span text:style-name="CharStyle95"><text:span text:style-name="T71">Poblíž je připravená svěcená voda s Kropáčem (</text:span></text:span><text:span text:style-name="CharStyle95"><text:span text:style-name="T61">Aspersori</text:span></text:span><text:span text:style-name="CharStyle95"><text:span text:style-name="T71">um)</text:span></text:span><text:span text:style-name="CharStyle95"><text:span text:style-name="T61">, </text:span></text:span><text:span text:style-name="CharStyle95"><text:span text:style-name="T71">kniha Obřadů</text:span></text:span><text:span text:style-name="CharStyle95"><text:span text:style-name="T61">, </text:span></text:span><text:span text:style-name="CharStyle95"><text:span text:style-name="T71">inkoust a pera připravená na psaní a faldistorium se </text:span></text:span><text:soft-page-break/><text:span text:style-name="CharStyle95"><text:span text:style-name="T71">stoličkami pro Opata a Služebníky Oltáře</text:span></text:span><text:span text:style-name="CharStyle95"><text:span text:style-name="T61">.</text:span></text:span><text:span text:style-name="CharStyle95"><text:span text:style-name="T2"><text:note text:id="ftn3" text:note-class="footnote"><text:note-citation>3</text:note-citation><text:note-body><text:p text:style-name="P21"><text:span text:style-name="CharStyle107"><text:span text:style-name="T51">... et Ministris. — 4. Porro Novitius...</text:span></text:span></text:p></text:note-body></text:note></text:span></text:span><text:span text:style-name="CharStyle95"><text:span text:style-name="T61"> </text:span></text:span><text:span text:style-name="CharStyle95"><text:span text:style-name="T71">Pokud je Novic pouze biřmovaný laik</text:span></text:span><text:span text:style-name="CharStyle95"><text:span text:style-name="T61">, </text:span></text:span><text:span text:style-name="CharStyle95"><text:span text:style-name="T71">a skládá sliby do rukou svému Opatovi</text:span></text:span><text:span text:style-name="CharStyle95"><text:span text:style-name="T61">, </text:span></text:span><text:span text:style-name="CharStyle95"><text:span text:style-name="T71">k těmto se přidají ještě nůžky a tácek</text:span></text:span><text:span text:style-name="CharStyle95"><text:span text:style-name="T61">.</text:span></text:span></text:p>
        </text:list-item>
        <text:list-item>
          <text:p text:style-name="P67"><text:bookmark text:name="bookmark1251"/><text:span text:style-name="CharStyle95"><text:span text:style-name="T61"><text:tab/></text:span></text:span><text:span text:style-name="CharStyle95"><text:span text:style-name="T72">Mezitím si </text:span></text:span><text:span text:style-name="CharStyle95"><text:span text:style-name="T61">Novi</text:span></text:span><text:span text:style-name="CharStyle95"><text:span text:style-name="T72">c napíše vlastní rukou formuli svého Slibu na papír či pergamen tak, aby ji mohl v Kostele podepsat a učinit na ni Kříž</text:span></text:span><text:span text:style-name="CharStyle95"><text:span text:style-name="T61">; </text:span></text:span><text:span text:style-name="CharStyle95"><text:span text:style-name="T72">také Opat aby pak mohl slib přijmout a jeho Sliby spolu se svědky na stejný papír potvrdit</text:span></text:span><text:span text:style-name="CharStyle95"><text:span text:style-name="T61">. Form</text:span></text:span><text:span text:style-name="CharStyle95"><text:span text:style-name="T72">ule Slibu je pak následující</text:span></text:span><text:span text:style-name="CharStyle95"><text:span text:style-name="T61">:</text:span></text:span></text:p>
        </text:list-item>
      </text:list>
      <text:p text:style-name="P34"><text:span text:style-name="CharStyle64"><text:span text:style-name="T72">Já, bratr </text:span></text:span><text:span text:style-name="CharStyle64"><text:span text:style-name="T61">NN., </text:span></text:span><text:span text:style-name="CharStyle64"><text:span text:style-name="T72">Kněz</text:span></text:span><text:span text:style-name="CharStyle64"><text:span text:style-name="T8">,</text:span></text:span><text:span text:style-name="CharStyle106"><text:span text:style-name="T61"> </text:span></text:span><text:span text:style-name="CharStyle106"><text:span text:style-name="T72">nebo </text:span></text:span><text:span text:style-name="CharStyle64"><text:span text:style-name="T72">Jáhen</text:span></text:span><text:span text:style-name="CharStyle64"><text:span text:style-name="T8">,</text:span></text:span><text:span text:style-name="CharStyle106"><text:span text:style-name="T61"> </text:span></text:span><text:span text:style-name="CharStyle106"><text:span text:style-name="T72">nebo</text:span></text:span><text:span text:style-name="CharStyle106"><text:span text:style-name="T61"> </text:span></text:span><text:span text:style-name="CharStyle64"><text:span text:style-name="T72">Podjáhen</text:span></text:span><text:span text:style-name="CharStyle64"><text:span text:style-name="T8">,</text:span></text:span><text:span text:style-name="CharStyle106"><text:span text:style-name="T61"> </text:span></text:span><text:span text:style-name="CharStyle106"><text:span text:style-name="T72">nebo</text:span></text:span><text:span text:style-name="CharStyle106"><text:span text:style-name="T61"> </text:span></text:span><text:span text:style-name="CharStyle64"><text:span text:style-name="T61">A</text:span></text:span><text:span text:style-name="CharStyle64"><text:span text:style-name="T72">k</text:span></text:span><text:span text:style-name="CharStyle64"><text:span text:style-name="T61">olyt</text:span></text:span><text:span text:style-name="CharStyle64"><text:span text:style-name="T72">a</text:span></text:span><text:span text:style-name="CharStyle64"><text:span text:style-name="T8">,</text:span></text:span><text:span text:style-name="CharStyle106"><text:span text:style-name="T61"> </text:span></text:span><text:span text:style-name="CharStyle106"><text:span text:style-name="T72">nebo</text:span></text:span><text:span text:style-name="CharStyle106"><text:span text:style-name="T61"> </text:span></text:span><text:span text:style-name="CharStyle64"><text:span text:style-name="T72">Kl</text:span></text:span><text:span text:style-name="CharStyle64"><text:span text:style-name="T61">eri</text:span></text:span><text:span text:style-name="CharStyle64"><text:span text:style-name="T72">k</text:span></text:span><text:span text:style-name="CharStyle64"><text:span text:style-name="T61">,</text:span></text:span><text:span text:style-name="CharStyle106"><text:span text:style-name="T61"> </text:span></text:span><text:span text:style-name="CharStyle106"><text:span text:style-name="T72">nebo</text:span></text:span><text:span text:style-name="CharStyle106"><text:span text:style-name="T61"> </text:span></text:span><text:span text:style-name="CharStyle64"><text:span text:style-name="T61">Lai</text:span></text:span><text:span text:style-name="CharStyle64"><text:span text:style-name="T72">k, slibuji svou Stálost</text:span></text:span><text:span text:style-name="CharStyle64"><text:span text:style-name="T61">, </text:span></text:span><text:span text:style-name="CharStyle64"><text:span text:style-name="T72">Obracení svých mravů</text:span></text:span><text:span text:style-name="CharStyle64"><text:span text:style-name="T61">, </text:span></text:span><text:span text:style-name="CharStyle64"><text:span text:style-name="T72">a Poslušnost podle Řehole svatého Benedikta Opata</text:span></text:span><text:span text:style-name="CharStyle64"><text:span text:style-name="T61">, </text:span></text:span><text:span text:style-name="CharStyle64"><text:span text:style-name="T72">před Bohem a všemi jeho Svatými</text:span></text:span><text:span text:style-name="CharStyle64"><text:span text:style-name="T8">,</text:span></text:span><text:span text:style-name="CharStyle64"><text:span text:style-name="T61"> </text:span></text:span><text:span text:style-name="CharStyle64"><text:span text:style-name="T72">jejichž </text:span></text:span><text:span text:style-name="CharStyle64"><text:span text:style-name="T61">Reli</text:span></text:span><text:span text:style-name="CharStyle64"><text:span text:style-name="T72">kv</text:span></text:span><text:span text:style-name="CharStyle64"><text:span text:style-name="T61">i</text:span></text:span><text:span text:style-name="CharStyle64"><text:span text:style-name="T9">e</text:span></text:span><text:span text:style-name="CharStyle64"><text:span text:style-name="T61"> </text:span></text:span><text:span text:style-name="CharStyle64"><text:span text:style-name="T72">jsou zde uchovávány</text:span></text:span><text:span text:style-name="CharStyle64"><text:span text:style-name="T61">, </text:span></text:span><text:span text:style-name="CharStyle64"><text:span text:style-name="T62">§</text:span></text:span><text:span text:style-name="CharStyle64"><text:span text:style-name="T61"> </text:span></text:span><text:span text:style-name="CharStyle64"><text:span text:style-name="T72">v tomto klášteře Cisterciáckého Řádu, který se jmenuje </text:span></text:span><text:span text:style-name="CharStyle64"><text:span text:style-name="T61">N</text:span></text:span><text:span text:style-name="CharStyle64"><text:span text:style-name="T8">.</text:span></text:span><text:span text:style-name="CharStyle64"><text:span text:style-name="T61">, </text:span></text:span><text:span text:style-name="CharStyle64"><text:span text:style-name="T72">postaveném ke cti nejblahoslavenější Bohorodičky a vždy Panny Marie</text:span></text:span><text:span text:style-name="CharStyle64"><text:span text:style-name="T8">,</text:span></text:span><text:span text:style-name="CharStyle64"><text:span text:style-name="T61"> * </text:span></text:span><text:span text:style-name="CharStyle64"><text:span text:style-name="T72">za přítomnosti Pana </text:span></text:span><text:span text:style-name="CharStyle64"><text:span text:style-name="T61">N</text:span></text:span><text:span text:style-name="CharStyle64"><text:span text:style-name="T8">.</text:span></text:span><text:span text:style-name="CharStyle64"><text:span text:style-name="T61"> </text:span></text:span><text:span text:style-name="CharStyle64"><text:span text:style-name="T20">z</text:span></text:span><text:span text:style-name="CharStyle64"><text:span text:style-name="T61"> </text:span></text:span><text:span text:style-name="CharStyle64"><text:span text:style-name="T8">N.</text:span></text:span><text:span text:style-name="CharStyle64"><text:span text:style-name="T61"> </text:span></text:span><text:span text:style-name="CharStyle64"><text:span text:style-name="T72">Opata</text:span></text:span><text:span text:style-name="CharStyle64"><text:span text:style-name="T8">.</text:span></text:span><text:span text:style-name="CharStyle64"><text:span text:style-name="T2"><text:note text:id="ftn4" text:note-class="footnote"><text:note-citation>4</text:note-citation><text:note-body><text:p text:style-name="P17"><text:span text:style-name="CharStyle109"><text:span text:style-name="T52">... Abba</text:span></text:span><text:span text:style-name="CharStyle109"><text:span text:style-name="T6">t</text:span></text:span><text:span text:style-name="CharStyle109"><text:span text:style-name="T52">is</text:span></text:span><text:span text:style-name="CharStyle109"><text:span text:style-name="T6">.</text:span></text:span><text:span text:style-name="CharStyle107"><text:span text:style-name="T52"> Si fiat Professio extra Monasterium proprium d</text:span></text:span><text:span text:style-name="CharStyle107"><text:span text:style-name="T6">i</text:span></text:span><text:span text:style-name="CharStyle107"><text:span text:style-name="T52">catur </text:span></text:span><text:span text:style-name="CharStyle107"><text:span text:style-name="T6">:</text:span></text:span><text:span text:style-name="CharStyle107"><text:span text:style-name="T52"> </text:span></text:span><text:span text:style-name="CharStyle109"><text:span text:style-name="T6">p</text:span></text:span><text:span text:style-name="CharStyle109"><text:span text:style-name="T52">ro eo loco. </text:span></text:span><text:span text:style-name="CharStyle109"><text:span text:style-name="T6">—</text:span></text:span><text:span text:style-name="CharStyle107"><text:span text:style-name="T52"> 5. Dicto Evangelio...</text:span></text:span></text:p></text:note-body></text:note></text:span></text:span></text:p>
      <text:list xml:id="list3832511653823" text:continue-numbering="true" text:style-name="L2">
        <text:list-item>
          <text:p text:style-name="P68"><text:bookmark text:name="bookmark1252"/><text:span text:style-name="CharStyle95"><text:span text:style-name="T61"><text:tab/></text:span></text:span><text:span text:style-name="CharStyle95"><text:span text:style-name="T73">Když se všechny tyto věci náležitě připraví</text:span></text:span><text:span text:style-name="CharStyle95"><text:span text:style-name="T61">, </text:span></text:span><text:span text:style-name="CharStyle95"><text:span text:style-name="T73">pokud by byl Novic biřmovaný laik</text:span></text:span><text:span text:style-name="CharStyle95"><text:span text:style-name="T61">, </text:span></text:span><text:span text:style-name="CharStyle95"><text:span text:style-name="T73">bude mu Opatem v Kostele požehnána mnišská koruna (tonsura)</text:span></text:span><text:span text:style-name="CharStyle95"><text:span text:style-name="T61">, </text:span></text:span><text:span text:style-name="CharStyle95"><text:span text:style-name="T73">dle knihy </text:span></text:span><text:span text:style-name="CharStyle95"><text:span text:style-name="T61">8., </text:span></text:span><text:span text:style-name="CharStyle95"><text:span text:style-name="T73">k</text:span></text:span><text:span text:style-name="CharStyle95"><text:span text:style-name="T61">ap</text:span></text:span><text:span text:style-name="CharStyle95"><text:span text:style-name="T73">itoly</text:span></text:span><text:span text:style-name="CharStyle95"><text:span text:style-name="T61"> 7., </text:span></text:span><text:span text:style-name="CharStyle95"><text:span text:style-name="T73">než bude ostříhán jako Mnich</text:span></text:span><text:span text:style-name="CharStyle95"><text:span text:style-name="T61">. </text:span></text:span><text:span text:style-name="CharStyle95"><text:span text:style-name="T73">Poté pak Opat ve vhodnou dobu slouží Mši svatou</text:span></text:span><text:span text:style-name="CharStyle95"><text:span text:style-name="T61">.</text:span></text:span></text:p>
        </text:list-item>
        <text:list-item>
          <text:p text:style-name="P72"><text:bookmark text:name="bookmark1253"/><text:span text:style-name="CharStyle95"><text:span text:style-name="T61"><text:tab/></text:span></text:span><text:span text:style-name="CharStyle95"><text:span text:style-name="T73">Když se přečte </text:span></text:span><text:span text:style-name="CharStyle95"><text:span text:style-name="T61">Evangeli</text:span></text:span><text:span text:style-name="CharStyle95"><text:span text:style-name="T73">um</text:span></text:span><text:span text:style-name="CharStyle95"><text:span text:style-name="T61">, </text:span></text:span><text:span text:style-name="CharStyle95"><text:span text:style-name="T73">postaví se Bratři ve Štalách otočeni k Oltáři</text:span></text:span><text:span text:style-name="CharStyle95"><text:span text:style-name="T61">, </text:span></text:span><text:span text:style-name="CharStyle95"><text:span text:style-name="T73">Opat s Berlou a Služebníky Oltáře přistoupí ke stupni Presbytáře a sedne si uprostřed na </text:span></text:span><text:span text:style-name="CharStyle95"><text:span text:style-name="T61">faldistori</text:span></text:span><text:span text:style-name="CharStyle95"><text:span text:style-name="T73">um</text:span></text:span><text:span text:style-name="CharStyle95"><text:span text:style-name="T61">, </text:span></text:span><text:span text:style-name="CharStyle95"><text:span text:style-name="T73">Služebníci Oltáře pak na stoličky poněkud více dozadu</text:span></text:span><text:span text:style-name="CharStyle95"><text:span text:style-name="T61">; </text:span></text:span><text:span text:style-name="CharStyle95"><text:span text:style-name="T73">a Novicmistr přivede Novice, který jde za ním, jakoby po Novicmistrově levici</text:span></text:span><text:span text:style-name="CharStyle95"><text:span text:style-name="T61">. </text:span></text:span><text:span text:style-name="CharStyle95"><text:span text:style-name="T73">Když dojdou až před Opata</text:span></text:span><text:span text:style-name="CharStyle95"><text:span text:style-name="T61">, </text:span></text:span><text:span text:style-name="CharStyle95"><text:span text:style-name="T73">hluboce se mu najednou ukloní</text:span></text:span><text:span text:style-name="CharStyle95"><text:span text:style-name="T61">, </text:span></text:span><text:span text:style-name="CharStyle95"><text:span text:style-name="T73">a Novicmistr se vrátí do první Štaly Chóru Noviců</text:span></text:span><text:span text:style-name="CharStyle95"><text:span text:style-name="T61">, Novi</text:span></text:span><text:span text:style-name="CharStyle95"><text:span text:style-name="T73">c si lehne v prostraci tváří k zemi bez jakékoliv podložky pod sebou</text:span></text:span><text:span text:style-name="CharStyle95"><text:span text:style-name="T61">, </text:span></text:span><text:span text:style-name="CharStyle95"><text:span text:style-name="T73">a Opat s hlavou zakrytou se jej táže</text:span></text:span><text:span text:style-name="CharStyle95"><text:span text:style-name="T61">:</text:span></text:span></text:p>
        </text:list-item>
      </text:list>
      <text:h text:style-name="P47" text:outline-level="6"><text:span text:style-name="CharStyle55"><text:span text:style-name="T73">Co žádáš</text:span></text:span><text:bookmark-start text:name="bookmark1254"/><text:bookmark-start text:name="bookmark1256"/><text:bookmark-start text:name="bookmark1255"/><text:span text:style-name="CharStyle55"><text:span text:style-name="T61">?</text:span></text:span><text:bookmark-end text:name="bookmark1254"/><text:bookmark-end text:name="bookmark1256"/><text:bookmark-end text:name="bookmark1255"/></text:h>
      <text:h text:style-name="P47" text:outline-level="6"><text:bookmark-start text:name="bookmark12541"/><text:bookmark-start text:name="bookmark1257"/><text:bookmark-start text:name="bookmark12551"/><text:span text:style-name="CharStyle55"><text:span text:style-name="T59">A </text:span></text:span><text:span text:style-name="CharStyle55"><text:span text:style-name="T60">Novic odpoví</text:span></text:span><text:span text:style-name="CharStyle55"><text:span text:style-name="T59">:</text:span></text:span><text:span text:style-name="CharStyle55"><text:span text:style-name="T61"> Mi</text:span></text:span><text:span text:style-name="CharStyle55"><text:span text:style-name="T73">losrdenství Boží a Řádu</text:span></text:span><text:span text:style-name="CharStyle55"><text:span text:style-name="T61">.</text:span></text:span><text:bookmark-end text:name="bookmark12541"/><text:bookmark-end text:name="bookmark1257"/><text:bookmark-end text:name="bookmark12551"/></text:h>
      <text:list xml:id="list3831770751385" text:continue-numbering="true" text:style-name="L2">
        <text:list-item>
          <text:p text:style-name="P73"><text:bookmark text:name="bookmark1258"/><text:span text:style-name="CharStyle95"><text:span text:style-name="T61"><text:tab/></text:span></text:span><text:span text:style-name="CharStyle95"><text:span text:style-name="T74">Pak mu přikáže, aby vstal, slovy</text:span></text:span><text:span text:style-name="CharStyle95"><text:span text:style-name="T61">: </text:span></text:span><text:span text:style-name="CharStyle95"><text:span text:style-name="T56">Vstaň ve jménu Páně</text:span></text:span><text:span text:style-name="CharStyle95"><text:span text:style-name="T53">,</text:span></text:span><text:span text:style-name="CharStyle95"><text:span text:style-name="T61"> </text:span></text:span><text:span text:style-name="CharStyle95"><text:span text:style-name="T74">on se ukloní</text:span></text:span><text:span text:style-name="CharStyle95"><text:span text:style-name="T61">, </text:span></text:span><text:span text:style-name="CharStyle95"><text:span text:style-name="T74">a vestoje poslouchá ponaučení Opatovo </text:span></text:span><text:span text:style-name="CharStyle95"><text:span text:style-name="T61">: </text:span></text:span><text:span text:style-name="CharStyle95"><text:span text:style-name="T74">který poté, co mu opět vyloží přísnost Řádu</text:span></text:span><text:span text:style-name="CharStyle95"><text:span text:style-name="T61">, </text:span></text:span><text:span text:style-name="CharStyle95"><text:span text:style-name="T74">a poté, co se dotáže na Novicovu vytrvalost a obdrží kladnou odpověď</text:span></text:span><text:span text:style-name="CharStyle95"><text:span text:style-name="T61">, </text:span></text:span><text:span text:style-name="CharStyle95"><text:span text:style-name="T21">dodá</text:span></text:span><text:span text:style-name="CharStyle95"><text:span text:style-name="T61">:</text:span></text:span></text:p>
        </text:list-item>
      </text:list>
      <text:p text:style-name="P11"><text:soft-page-break/><text:span text:style-name="CharStyle38"><text:span text:style-name="T74">Co Bůh v tobě začal</text:span></text:span><text:span text:style-name="CharStyle38"><text:span text:style-name="T61">, </text:span></text:span><text:span text:style-name="CharStyle38"><text:span text:style-name="T74">on sám i dokončí až do dne Krista Ježíše</text:span></text:span><text:span text:style-name="CharStyle38"><text:span text:style-name="T61">.</text:span></text:span></text:p>
      <text:p text:style-name="P24"><text:span text:style-name="CharStyle95"><text:span text:style-name="T74">Všichni odpoví</text:span></text:span><text:span text:style-name="CharStyle95"><text:span text:style-name="T61">: </text:span></text:span><text:span text:style-name="CharStyle95"><text:span text:style-name="T53">Amen </text:span></text:span><text:span text:style-name="CharStyle95"><text:span text:style-name="T61">a </text:span></text:span><text:span text:style-name="CharStyle95"><text:span text:style-name="T74">každý si klekne směrem k Oltáři</text:span></text:span><text:span text:style-name="CharStyle95"><text:span text:style-name="T61">. T</text:span></text:span><text:span text:style-name="CharStyle95"><text:span text:style-name="T74">ehdy Opat s odkrytou hlavou na kolenou začne</text:span></text:span><text:span text:style-name="CharStyle95"><text:span text:style-name="T61"> Hymnu</text:span></text:span><text:span text:style-name="CharStyle95"><text:span text:style-name="T74">s</text:span></text:span><text:span text:style-name="CharStyle95"><text:span text:style-name="T8"> </text:span></text:span><text:span text:style-name="CharStyle224"><text:span text:style-name="T36">V</text:span></text:span><text:span text:style-name="CharStyle224"><text:span text:style-name="T39">eni</text:span></text:span><text:span text:style-name="CharStyle224"><text:span text:style-name="T100"> </text:span></text:span><text:span text:style-name="CharStyle224"><text:span text:style-name="T36">C</text:span></text:span><text:span text:style-name="CharStyle224"><text:span text:style-name="T100">r</text:span></text:span><text:span text:style-name="CharStyle224"><text:span text:style-name="T101">ea</text:span></text:span><text:span text:style-name="CharStyle224"><text:span text:style-name="T36">t</text:span></text:span><text:span text:style-name="CharStyle224"><text:span text:style-name="T39">o</text:span></text:span><text:span text:style-name="CharStyle224"><text:span text:style-name="T36">r</text:span></text:span><text:span text:style-name="CharStyle95"><text:span text:style-name="T61"> </text:span></text:span><text:span text:style-name="CharStyle95"><text:span text:style-name="T74">a</text:span></text:span><text:span text:style-name="CharStyle95"><text:span text:style-name="T61"> </text:span></text:span><text:span text:style-name="CharStyle95"><text:span text:style-name="T74">celý Konvent pokračuje</text:span></text:span><text:span text:style-name="CharStyle95"><text:span text:style-name="T61">, </text:span></text:span><text:span text:style-name="CharStyle95"><text:span text:style-name="T74">a K</text:span></text:span><text:span text:style-name="CharStyle95"><text:span text:style-name="T61">antor </text:span></text:span><text:span text:style-name="CharStyle95"><text:span text:style-name="T74">znovu začíná každou sloku</text:span></text:span><text:span text:style-name="CharStyle95"><text:span text:style-name="T61">.</text:span></text:span></text:p>
      <text:list xml:id="list3831592369864" text:continue-numbering="true" text:style-name="L2">
        <text:list-item>
          <text:p text:style-name="P74"><text:bookmark text:name="bookmark1259"/><text:span text:style-name="CharStyle95"><text:span text:style-name="T61"><text:tab/></text:span></text:span><text:span text:style-name="CharStyle95"><text:span text:style-name="T74">Když skončí</text:span></text:span><text:span text:style-name="CharStyle95"><text:span text:style-name="T61"> Hymn</text:span></text:span><text:span text:style-name="CharStyle95"><text:span text:style-name="T74">us</text:span></text:span><text:span text:style-name="CharStyle95"><text:span text:style-name="T61">, </text:span></text:span><text:span text:style-name="CharStyle95"><text:span text:style-name="T74">vstane Opat</text:span></text:span><text:span text:style-name="CharStyle95"><text:span text:style-name="T61">, </text:span></text:span><text:span text:style-name="CharStyle95"><text:span text:style-name="T74">a vestoje otočen k Oltáři spolu se Služebníky Oltáře zpívá z knihy</text:span></text:span><text:span text:style-name="CharStyle95"><text:span text:style-name="T61">, </text:span></text:span><text:span text:style-name="CharStyle95"><text:span text:style-name="T74">se sepjatýma rukama</text:span></text:span><text:span text:style-name="CharStyle95"><text:span text:style-name="T61">:</text:span></text:span></text:p>
        </text:list-item>
      </text:list>
      <text:p text:style-name="P12"><text:span text:style-name="CharStyle38"><text:span text:style-name="T10">V/</text:span></text:span><text:span text:style-name="CharStyle38"><text:span text:style-name="T8">.</text:span></text:span><text:span text:style-name="CharStyle38"><text:span text:style-name="T61"> </text:span></text:span><text:span text:style-name="CharStyle38"><text:span text:style-name="T74">Sešli Ducha svého a budou stvořeni</text:span></text:span><text:span text:style-name="CharStyle38"><text:span text:style-name="T61">. </text:span></text:span><text:span text:style-name="CharStyle38"><text:span text:style-name="T10">§</text:span></text:span></text:p>
      <text:p text:style-name="P12"><text:span text:style-name="CharStyle207"><text:span text:style-name="T101">R/. </text:span></text:span><text:span text:style-name="CharStyle207"><text:span text:style-name="T102">A obnovíš tvář země</text:span></text:span><text:span text:style-name="CharStyle38"><text:span text:style-name="T61">. </text:span></text:span><text:span text:style-name="CharStyle38"><text:span text:style-name="T10">§</text:span></text:span></text:p>
      <text:p text:style-name="P13"><text:span text:style-name="CharStyle38"><text:span text:style-name="T10">V/</text:span></text:span><text:span text:style-name="CharStyle38"><text:span text:style-name="T8">.</text:span></text:span><text:span text:style-name="CharStyle38"><text:span text:style-name="T61"> </text:span></text:span><text:span text:style-name="CharStyle38"><text:span text:style-name="T74">Pane, vyslyš modlitbu mou</text:span></text:span><text:span text:style-name="CharStyle38"><text:span text:style-name="T61">. </text:span></text:span><text:span text:style-name="CharStyle38"><text:span text:style-name="T10">§</text:span></text:span></text:p>
      <text:p text:style-name="P13"><text:span text:style-name="CharStyle207"><text:span text:style-name="T101">R/.</text:span></text:span><text:span text:style-name="CharStyle38"><text:span text:style-name="T61"> </text:span></text:span><text:span text:style-name="CharStyle38"><text:span text:style-name="T74">A volání mé k tobě přijď</text:span></text:span><text:span text:style-name="CharStyle38"><text:span text:style-name="T61">. </text:span></text:span><text:span text:style-name="CharStyle38"><text:span text:style-name="T10">§</text:span></text:span></text:p>
      <text:p text:style-name="P13"><text:span text:style-name="CharStyle38"><text:span text:style-name="T10">V/</text:span></text:span><text:span text:style-name="CharStyle38"><text:span text:style-name="T8">.</text:span></text:span><text:span text:style-name="CharStyle38"><text:span text:style-name="T61"> </text:span></text:span><text:span text:style-name="CharStyle38"><text:span text:style-name="T74">Pán s vámi</text:span></text:span><text:span text:style-name="CharStyle38"><text:span text:style-name="T61">. </text:span></text:span><text:span text:style-name="CharStyle38"><text:span text:style-name="T10">§</text:span></text:span></text:p>
      <text:p text:style-name="P13"><text:span text:style-name="CharStyle207"><text:span text:style-name="T101">R/.</text:span></text:span><text:span text:style-name="CharStyle38"><text:span text:style-name="T61"> </text:span></text:span><text:span text:style-name="CharStyle38"><text:span text:style-name="T74">I s duchem tvým</text:span></text:span><text:span text:style-name="CharStyle38"><text:span text:style-name="T61">.</text:span></text:span></text:p>
      <text:p text:style-name="P33"><text:span text:style-name="CharStyle47"><text:span text:style-name="T21">Modleme se</text:span></text:span><text:span text:style-name="CharStyle47"><text:span text:style-name="T8">. </text:span></text:span><text:span text:style-name="CharStyle47"><text:span text:style-name="T10">§</text:span></text:span><text:span text:style-name="CharStyle210"><text:span text:style-name="T61"> </text:span></text:span></text:p>
      <text:p text:style-name="P29"><text:span text:style-name="CharStyle47"><text:span text:style-name="T21">Bože, </text:span></text:span><text:span text:style-name="CharStyle38"><text:span text:style-name="T74">jenž jsi srdce svých věrných poučil osvícením Ducha Svatého</text:span></text:span><text:span text:style-name="CharStyle38"><text:span text:style-name="T61">, d</text:span></text:span><text:span text:style-name="CharStyle38"><text:span text:style-name="T74">ej nám, abychom v témž Duchu poznali, co je správné</text:span></text:span><text:span text:style-name="CharStyle38"><text:span text:style-name="T61">, </text:span></text:span><text:span text:style-name="CharStyle38"><text:span text:style-name="T74">a vždy se radovali z jeho útěchy</text:span></text:span><text:span text:style-name="CharStyle38"><text:span text:style-name="T61">. </text:span></text:span><text:span text:style-name="CharStyle38"><text:span text:style-name="T74">Skrze Krista, našeho Pána</text:span></text:span><text:span text:style-name="CharStyle38"><text:span text:style-name="T61">. </text:span></text:span><text:span text:style-name="CharStyle38"><text:span text:style-name="T63">R/</text:span></text:span><text:span text:style-name="CharStyle38"><text:span text:style-name="T61">. Amen.</text:span></text:span></text:p>
      <text:p text:style-name="P25"><text:span text:style-name="CharStyle95"><text:span text:style-name="T61">9</text:span></text:span><text:span text:style-name="CharStyle95"><text:span text:style-name="T8">.</text:span></text:span><text:span text:style-name="CharStyle95"><text:span text:style-name="T61"> </text:span></text:span><text:span text:style-name="CharStyle95"><text:span text:style-name="T64">Po </text:span></text:span><text:span text:style-name="CharStyle95"><text:span text:style-name="T95">K</text:span></text:span><text:span text:style-name="CharStyle95"><text:span text:style-name="T61">ole</text:span></text:span><text:span text:style-name="CharStyle95"><text:span text:style-name="T95">k</text:span></text:span><text:span text:style-name="CharStyle95"><text:span text:style-name="T61">t</text:span></text:span><text:span text:style-name="CharStyle95"><text:span text:style-name="T95">ě</text:span></text:span><text:span text:style-name="CharStyle95"><text:span text:style-name="T35"> se Opat znovu posadí spolu se Služebníky Oltáře s hlavou zakrytou</text:span></text:span><text:span text:style-name="CharStyle95"><text:span text:style-name="T61">, </text:span></text:span><text:span text:style-name="CharStyle95"><text:span text:style-name="T95">a K</text:span></text:span><text:span text:style-name="CharStyle95"><text:span text:style-name="T61">onvent </text:span></text:span><text:span text:style-name="CharStyle95"><text:span text:style-name="T95">stojí jako předtím</text:span></text:span><text:span text:style-name="CharStyle95"><text:span text:style-name="T61">. </text:span></text:span><text:span text:style-name="CharStyle95"><text:span text:style-name="T95">Novicmistr však přistoupí k Novicovi a zvedne jej</text:span></text:span><text:span text:style-name="CharStyle95"><text:span text:style-name="T61">, </text:span></text:span><text:span text:style-name="CharStyle95"><text:span text:style-name="T95">spolu s ním se ukloní Opatovi</text:span></text:span><text:span text:style-name="CharStyle95"><text:span text:style-name="T61">, </text:span></text:span><text:span text:style-name="CharStyle95"><text:span text:style-name="T95">a sám Novic stojí po levici Novicmistra před prostředkem stupně a zpěvem čte text Slibu, který má v rukou</text:span></text:span><text:span text:style-name="CharStyle95"><text:span text:style-name="T61">, </text:span></text:span><text:span text:style-name="CharStyle95"><text:span text:style-name="T95">a říká pouze křestní (v tomto případě řeholní) jméno</text:span></text:span><text:span text:style-name="CharStyle95"><text:span text:style-name="T61">, </text:span></text:span><text:span text:style-name="CharStyle95"><text:span text:style-name="T95">a nikoliv příjmení</text:span></text:span><text:span text:style-name="CharStyle95"><text:span text:style-name="T61">, </text:span></text:span><text:span text:style-name="CharStyle95"><text:span text:style-name="T95">Opata, v jehož přítomnosti skládá sliby</text:span></text:span><text:span text:style-name="CharStyle95"><text:span text:style-name="T61">.</text:span></text:span></text:p>
      <text:list xml:id="list388519320" text:style-name="L3">
        <text:list-item>
          <text:p text:style-name="P75"><text:span text:style-name="CharStyle95"><text:span text:style-name="T61"><text:tab/></text:span></text:span><text:span text:style-name="CharStyle95"><text:span text:style-name="T95">Když přečte text Slibu, oba se ukloní</text:span></text:span><text:span text:style-name="CharStyle95"><text:span text:style-name="T61">, </text:span></text:span><text:span text:style-name="CharStyle95"><text:span text:style-name="T95">přistoupí ke stolku, na němž je připraven inkoust a psací potřeby</text:span></text:span><text:span text:style-name="CharStyle95"><text:span text:style-name="T61">, </text:span></text:span><text:bookmark text:name="bookmark1260"/><text:span text:style-name="CharStyle95"><text:span text:style-name="T95">a tam Novic vezme pero a podepíše se pod text Slibu svým jménem a příjmením</text:span></text:span><text:span text:style-name="CharStyle95"><text:span text:style-name="T61">, </text:span></text:span><text:span text:style-name="CharStyle95"><text:span text:style-name="T95">a na konci udělá Kříž</text:span></text:span><text:span text:style-name="CharStyle95"><text:span text:style-name="T61">. </text:span></text:span><text:span text:style-name="CharStyle95"><text:span text:style-name="T95">Poté se ukloní spolu s Novicmistrem, přistoupí k Oltáři</text:span></text:span><text:span text:style-name="CharStyle95"><text:span text:style-name="T61">, </text:span></text:span><text:span text:style-name="CharStyle95"><text:span text:style-name="T95">poklekne (</text:span></text:span><text:span text:style-name="CharStyle95"><text:span text:style-name="T61">petita </text:span></text:span><text:span text:style-name="CharStyle100"><text:span text:style-name="T61">venia</text:span></text:span><text:span text:style-name="CharStyle100"><text:span text:style-name="T108">) na oltářním stupni</text:span></text:span><text:span text:style-name="CharStyle95"><text:span text:style-name="T61">, po</text:span></text:span><text:span text:style-name="CharStyle95"><text:span text:style-name="T95">loží </text:span></text:span><text:span text:style-name="CharStyle95"><text:span text:style-name="T97">listinu se </text:span></text:span><text:span text:style-name="CharStyle95"><text:span text:style-name="T95">Slib</text:span></text:span><text:span text:style-name="CharStyle95"><text:span text:style-name="T97">em</text:span></text:span><text:span text:style-name="CharStyle95"><text:span text:style-name="T95"> na pravý, tedy Epištolní roh</text:span></text:span><text:span text:style-name="CharStyle95"><text:span text:style-name="T61">, </text:span></text:span><text:span text:style-name="CharStyle95"><text:span text:style-name="T95">a políbí Oltář</text:span></text:span><text:span text:style-name="CharStyle95"><text:span text:style-name="T61">. </text:span></text:span><text:span text:style-name="CharStyle95"><text:span text:style-name="T95">Poté sestoupí, ukloní se pod stupněm oltářním</text:span></text:span><text:span text:style-name="CharStyle95"><text:span text:style-name="T61">, </text:span></text:span><text:span text:style-name="CharStyle95"><text:span text:style-name="T95">a vrátí se na stupeň presbytáře</text:span></text:span><text:span text:style-name="CharStyle95"><text:span text:style-name="T61">.</text:span></text:span><text:bookmark text:name="bookmark1261"/><text:span text:style-name="CharStyle95"><text:span text:style-name="T61"><text:tab/></text:span></text:span></text:p>
        </text:list-item>
        <text:list-item>
          <text:p text:style-name="P76"><text:span text:style-name="CharStyle95"><text:span text:style-name="T61"><text:s/></text:span></text:span><text:span text:style-name="CharStyle95"><text:span text:style-name="T74">Pak se Novicmistr ukloní</text:span></text:span><text:span text:style-name="CharStyle95"><text:span text:style-name="T61">, </text:span></text:span><text:span text:style-name="CharStyle95"><text:span text:style-name="T74">a vrátí se na místo, kde stál předtím</text:span></text:span><text:span text:style-name="CharStyle95"><text:span text:style-name="T61">, </text:span></text:span><text:span text:style-name="CharStyle95"><text:span text:style-name="T96">zatímco </text:span></text:span><text:span text:style-name="CharStyle95"><text:span text:style-name="T74">Novic stojí s rukama spuštěnýma podél těla pod Pláštěm</text:span></text:span><text:span text:style-name="CharStyle95"><text:span text:style-name="T61">, </text:span></text:span><text:span text:style-name="CharStyle95"><text:span text:style-name="T74">zazpívá třikrát s flexou</text:span></text:span><text:span text:style-name="CharStyle95"><text:span text:style-name="T61">:</text:span></text:span></text:p>
          <text:p text:style-name="P77"><text:span text:style-name="CharStyle55"><text:span text:style-name="T11">V/.</text:span></text:span><text:bookmark-start text:name="bookmark1263"/><text:bookmark-start text:name="bookmark1264"/><text:bookmark-start text:name="bookmark1262"/><text:span text:style-name="CharStyle55"><text:span text:style-name="T61"> </text:span></text:span><text:span text:style-name="CharStyle55"><text:span text:style-name="T74">Přijmi mě, Pane, podle svých slov, a </text:span></text:span><text:span text:style-name="CharStyle55"><text:span text:style-name="T75">budu žít</text:span></text:span><text:span text:style-name="CharStyle55"><text:span text:style-name="T61">, </text:span></text:span><text:span text:style-name="CharStyle55"><text:span text:style-name="T64">§</text:span></text:span><text:span text:style-name="CharStyle55"><text:span text:style-name="T61"> </text:span></text:span><text:span text:style-name="CharStyle55"><text:span text:style-name="T75">a nezklam mě v mé naději</text:span></text:span><text:span text:style-name="CharStyle55"><text:span text:style-name="T61">. </text:span></text:span><text:bookmark-end text:name="bookmark1263"/><text:bookmark-end text:name="bookmark1264"/><text:bookmark-end text:name="bookmark1262"/><text:span text:style-name="CharStyle55"><text:span text:style-name="T11">§</text:span></text:span></text:p>
        </text:list-item>
      </text:list>
      <text:p text:style-name="P22"><text:soft-page-break/><text:span text:style-name="CharStyle95"><text:span text:style-name="T75">Žádá o smilování s rukama i koleny položenými na zemi (</text:span></text:span><text:span text:style-name="CharStyle95"><text:span text:style-name="T115">poloviční prostrace</text:span></text:span><text:span text:style-name="CharStyle95"><text:span text:style-name="T75">) pokaždé</text:span></text:span><text:span text:style-name="CharStyle95"><text:span text:style-name="T61">, </text:span></text:span><text:span text:style-name="CharStyle95"><text:span text:style-name="T75">když dokončí verš</text:span></text:span><text:span text:style-name="CharStyle95"><text:span text:style-name="T61">. </text:span></text:span><text:span text:style-name="CharStyle95"><text:span text:style-name="T75">Konvent tentýž verš třikrát zopakuji a po třetím opakování připojí </text:span></text:span><text:span text:style-name="CharStyle100"><text:span text:style-name="T8">G</text:span></text:span><text:span text:style-name="CharStyle100"><text:span text:style-name="T61">lo</text:span></text:span><text:span text:style-name="CharStyle100"><text:span text:style-name="T8">r</text:span></text:span><text:span text:style-name="CharStyle100"><text:span text:style-name="T61">ia </text:span></text:span><text:span text:style-name="CharStyle100"><text:span text:style-name="T8">Pa</text:span></text:span><text:span text:style-name="CharStyle100"><text:span text:style-name="T61">tr</text:span></text:span><text:span text:style-name="CharStyle100"><text:span text:style-name="T8">i</text:span></text:span><text:span text:style-name="CharStyle95"><text:span text:style-name="T2"><text:note text:id="ftn5" text:note-class="footnote"><text:note-citation>5</text:note-citation><text:note-body><text:p text:style-name="P37"><text:span text:style-name="CharStyle109"><text:span text:style-name="T52"><text:s/>... Gloria Patri</text:span></text:span><text:span text:style-name="CharStyle109"><text:span text:style-name="T6">.</text:span></text:span><text:span text:style-name="CharStyle109"><text:span text:style-name="T52"> </text:span></text:span><text:span text:style-name="CharStyle109"><text:span text:style-name="T6">—</text:span></text:span><text:span text:style-name="CharStyle107"><text:span text:style-name="T52"> 12. Novitius vero...</text:span></text:span></text:p></text:note-body></text:note></text:span></text:span><text:span text:style-name="CharStyle95"><text:span text:style-name="T61"> </text:span></text:span><text:span text:style-name="CharStyle95"><text:span text:style-name="T75">bez jakékoliv úklony</text:span></text:span><text:span text:style-name="CharStyle95"><text:span text:style-name="T61">.</text:span></text:span></text:p>
      <text:list xml:id="list3830633691447" text:continue-numbering="true" text:style-name="L3">
        <text:list-item>
          <text:p text:style-name="P78"><text:bookmark text:name="bookmark1265"/><text:span text:style-name="CharStyle95"><text:span text:style-name="T61"><text:tab/></text:span></text:span><text:span text:style-name="CharStyle95"><text:span text:style-name="T97">Mezitím dá Opat pravou rukou znamení Jáhnovi, který vstane</text:span></text:span><text:span text:style-name="CharStyle95"><text:span text:style-name="T61">, </text:span></text:span><text:span text:style-name="CharStyle95"><text:span text:style-name="T97">s odkrytou hlavou se mu ukloní</text:span></text:span><text:span text:style-name="CharStyle95"><text:span text:style-name="T61">, </text:span></text:span><text:span text:style-name="CharStyle95"><text:span text:style-name="T97">poklekne (</text:span></text:span><text:span text:style-name="CharStyle95"><text:span text:style-name="T61">petita </text:span></text:span><text:span text:style-name="CharStyle100"><text:span text:style-name="T61">venia</text:span></text:span><text:span text:style-name="CharStyle95"><text:span text:style-name="T97">) u oltářního stupně, vystoupí k epištolnímu rohu</text:span></text:span><text:span text:style-name="CharStyle95"><text:span text:style-name="T61">, </text:span></text:span><text:span text:style-name="CharStyle95"><text:span text:style-name="T97">vezme odtud listinu s textem Slibu</text:span></text:span><text:span text:style-name="CharStyle95"><text:span text:style-name="T61">, </text:span></text:span><text:span text:style-name="CharStyle95"><text:span text:style-name="T97">opět poklekne u oltářního stupně</text:span></text:span><text:span text:style-name="CharStyle95"><text:span text:style-name="T61">, </text:span></text:span><text:span text:style-name="CharStyle95"><text:span text:style-name="T97">a odnese listinu oběma rukama s náležitou úctou Opatovi</text:span></text:span><text:span text:style-name="CharStyle95"><text:span text:style-name="T61">, </text:span></text:span><text:span text:style-name="CharStyle95"><text:span text:style-name="T97">aby ji uschoval</text:span></text:span><text:span text:style-name="CharStyle95"><text:span text:style-name="T61">.</text:span></text:span></text:p>
        </text:list-item>
        <text:list-item>
          <text:p text:style-name="P79"><text:bookmark text:name="bookmark1266"/><text:span text:style-name="CharStyle95"><text:span text:style-name="T61"><text:tab/>Novi</text:span></text:span><text:span text:style-name="CharStyle95"><text:span text:style-name="T97">c pak, když naposledy požádá o smilování (</text:span></text:span><text:span text:style-name="CharStyle95"><text:span text:style-name="T61">petita </text:span></text:span><text:span text:style-name="CharStyle100"><text:span text:style-name="T61">ve</text:span></text:span><text:span text:style-name="CharStyle100"><text:span text:style-name="T8">ni</text:span></text:span><text:span text:style-name="CharStyle100"><text:span text:style-name="T61">a</text:span></text:span><text:span text:style-name="CharStyle100"><text:span text:style-name="T109">)</text:span></text:span><text:span text:style-name="CharStyle100"><text:span text:style-name="T8">,</text:span></text:span><text:span text:style-name="CharStyle95"><text:span text:style-name="T61"> po</text:span></text:span><text:span text:style-name="CharStyle95"><text:span text:style-name="T97">té, co potřetí zopakuje verš </text:span></text:span><text:span text:style-name="CharStyle100"><text:span text:style-name="T61">Sus</text:span></text:span><text:span text:style-name="CharStyle100"><text:span text:style-name="T8">­</text:span></text:span><text:span text:style-name="CharStyle100"><text:span text:style-name="T61">cipe</text:span></text:span><text:span text:style-name="CharStyle100"><text:span text:style-name="T8">,</text:span></text:span><text:span text:style-name="CharStyle95"><text:span text:style-name="T61"> </text:span></text:span><text:span text:style-name="CharStyle95"><text:span text:style-name="T97">atd</text:span></text:span><text:span text:style-name="CharStyle95"><text:span text:style-name="T61">.,</text:span></text:span><text:span text:style-name="CharStyle95"><text:span text:style-name="T2"><text:note text:id="ftn6" text:note-class="footnote"><text:note-citation>6</text:note-citation><text:note-body><text:p text:style-name="P38"><text:span text:style-name="CharStyle107"><text:span text:style-name="T52"><text:s/>... repetitum, inclinat, Chorus autem inclinatus extra Stalla dicit </text:span></text:span><text:span text:style-name="CharStyle109"><text:span text:style-name="T52">Gloria Patri,</text:span></text:span><text:span text:style-name="CharStyle107"><text:span text:style-name="T52"> etc. et erigitur ad </text:span></text:span><text:span text:style-name="CharStyle109"><text:span text:style-name="T52">Sicut erat,</text:span></text:span><text:span text:style-name="CharStyle107"><text:span text:style-name="T52"> etc. stat in Stallis. Deinde residens super </text:span></text:span><text:span text:style-name="CharStyle109"><text:span text:style-name="T52">Misericordias</text:span></text:span><text:span text:style-name="CharStyle107"><text:span text:style-name="T52"> Cantor incipit </text:span></text:span><text:span text:style-name="CharStyle109"><text:span text:style-name="T52">Kyrie ele</text:span></text:span><text:span text:style-name="CharStyle109"><text:span text:style-name="T6">y</text:span></text:span><text:span text:style-name="CharStyle109"><text:span text:style-name="T52">son, </text:span></text:span><text:span text:style-name="CharStyle107"><text:span text:style-name="T52">Chorus prosequitur </text:span></text:span><text:span text:style-name="CharStyle109"><text:span text:style-name="T52">Christ</text:span></text:span><text:span text:style-name="CharStyle109"><text:span text:style-name="T6">e e</text:span></text:span><text:span text:style-name="CharStyle109"><text:span text:style-name="T52">leyson, Kyrie eleyson</text:span></text:span><text:span text:style-name="CharStyle109"><text:span text:style-name="T6">,</text:span></text:span><text:span text:style-name="CharStyle107"><text:span text:style-name="T52"> et Abbas incli­natus cum Ministris dicit secreto </text:span></text:span><text:span text:style-name="CharStyle109"><text:span text:style-name="T52">Pater noster</text:span></text:span><text:span text:style-name="CharStyle107"><text:span text:style-name="T52"> et alta voce pronuntiat </text:span></text:span><text:span text:style-name="CharStyle109"><text:span text:style-name="T52">Et ne nos,</text:span></text:span><text:span text:style-name="CharStyle107"><text:span text:style-name="T52"> etc. et responso a Choro </text:span></text:span><text:span text:style-name="CharStyle109"><text:span text:style-name="T52">Sed libera nos a malo</text:span></text:span><text:span text:style-name="CharStyle109"><text:span text:style-name="T6">, </text:span></text:span><text:span text:style-name="CharStyle107"><text:span text:style-name="T52">Cantor erectus imponit Psalmum </text:span></text:span><text:span text:style-name="CharStyle109"><text:span text:style-name="T52">Miserere mei </text:span></text:span><text:span text:style-name="CharStyle109"><text:span text:style-name="T6">D</text:span></text:span><text:span text:style-name="CharStyle109"><text:span text:style-name="T52">eus</text:span></text:span><text:span text:style-name="CharStyle109"><text:span text:style-name="T6">,</text:span></text:span><text:span text:style-name="CharStyle107"><text:span text:style-name="T52"> de 6. tono solemni, a Choro stante alternatim decantandum</text:span></text:span><text:span text:style-name="CharStyle107"><text:span text:style-name="T6">.</text:span></text:span><text:span text:style-name="CharStyle107"><text:span text:style-name="T52"> Abbate cum Ministris interea sedente.</text:span></text:span></text:p><text:p text:style-name="P40"><text:span text:style-name="CharStyle107"><text:span text:style-name="T7">1</text:span></text:span><text:span text:style-name="CharStyle107"><text:span text:style-name="T6">3</text:span></text:span><text:span text:style-name="CharStyle107"><text:span text:style-name="T52">. Statim Novitius comitante Magistro humiliet se...</text:span></text:span></text:p></text:note-body></text:note></text:span></text:span><text:span text:style-name="CharStyle95"><text:span text:style-name="T61"> </text:span></text:span><text:span text:style-name="CharStyle95"><text:span text:style-name="T97">ihned za doprovodu Novicmistra padne v prostraci Opatovi k nohám, či Opatům, pokud jich je více</text:span></text:span><text:span text:style-name="CharStyle95"><text:span text:style-name="T61">, </text:span></text:span><text:span text:style-name="CharStyle95"><text:span text:style-name="T97">a Služebníkům Oltáře, a každému zvlášť říká </text:span></text:span><text:span text:style-name="CharStyle95"><text:span text:style-name="T61">:</text:span></text:span></text:p>
        </text:list-item>
      </text:list>
      <text:h text:style-name="P48" text:outline-level="6"><text:span text:style-name="CharStyle55"><text:span text:style-name="T75">Modli se za mě, Otče</text:span></text:span><text:bookmark-start text:name="bookmark1267"/><text:bookmark-start text:name="bookmark1269"/><text:bookmark-start text:name="bookmark1268"/><text:span text:style-name="CharStyle55"><text:span text:style-name="T61">,</text:span></text:span><text:bookmark-end text:name="bookmark1267"/><text:bookmark-end text:name="bookmark1269"/><text:bookmark-end text:name="bookmark1268"/></text:h>
      <text:p text:style-name="P23"><text:span text:style-name="CharStyle95"><text:span text:style-name="T97">každý z nich jej pak obejme a odpoví</text:span></text:span><text:span text:style-name="CharStyle95"><text:span text:style-name="T8">:</text:span></text:span></text:p>
      <text:h text:style-name="P46" text:outline-level="6"><text:span text:style-name="CharStyle55"><text:span text:style-name="T75">Pán ať tě střeží, když vcházíš i když vycházíš</text:span></text:span><text:bookmark-start text:name="bookmark12701"/><text:bookmark-start text:name="bookmark1273"/><text:bookmark-start text:name="bookmark12711"/><text:span text:style-name="CharStyle55"><text:span text:style-name="T61">.</text:span></text:span><text:bookmark-end text:name="bookmark12701"/><text:bookmark-end text:name="bookmark1273"/><text:bookmark-end text:name="bookmark12711"/></text:h>
      <text:p text:style-name="P39"><text:span text:style-name="CharStyle95"><text:span text:style-name="T61">Po</text:span></text:span><text:span text:style-name="CharStyle95"><text:span text:style-name="T97">té padne k nohám </text:span></text:span><text:span text:style-name="CharStyle95"><text:span text:style-name="T8"><text:note text:id="ftn7" text:note-class="footnote"><text:note-citation>7</text:note-citation><text:note-body><text:p text:style-name="P40"><text:span text:style-name="CharStyle107"><text:span text:style-name="T6"><text:s/></text:span></text:span><text:span text:style-name="CharStyle107"><text:span text:style-name="T52">... humiliet se genuflexus ante pedes...</text:span></text:span></text:p></text:note-body></text:note></text:span></text:span><text:span text:style-name="CharStyle95"><text:span text:style-name="T61"><text:s/>P</text:span></text:span><text:span text:style-name="CharStyle95"><text:span text:style-name="T97">řevorovi a každému z jeho Chóru</text:span></text:span><text:span text:style-name="CharStyle95"><text:span text:style-name="T61">; </text:span></text:span><text:span text:style-name="CharStyle95"><text:span text:style-name="T97">a přejde přes střd Chóru</text:span></text:span><text:span text:style-name="CharStyle95"><text:span text:style-name="T61">, </text:span></text:span><text:span text:style-name="CharStyle95"><text:span text:style-name="T97">a projde pravou stranu Chóru stejně jako prošel tu levou</text:span></text:span><text:span text:style-name="CharStyle95"><text:span text:style-name="T61">. </text:span></text:span><text:span text:style-name="CharStyle95"><text:span text:style-name="T97">Avšak pokud tam Převor není</text:span></text:span><text:span text:style-name="CharStyle95"><text:span text:style-name="T61">, </text:span></text:span><text:span text:style-name="CharStyle95"><text:span text:style-name="T97">a pokud Opat nebyl v levém Chóru</text:span></text:span><text:span text:style-name="CharStyle95"><text:span text:style-name="T61">, pr</text:span></text:span><text:span text:style-name="CharStyle95"><text:span text:style-name="T97">ojde nejdřív pravý Chór a potom teprve levý</text:span></text:span><text:span text:style-name="CharStyle95"><text:span text:style-name="T61">. </text:span></text:span><text:span text:style-name="CharStyle95"><text:span text:style-name="T97">Odtud odejde do </text:span></text:span><text:span text:style-name="CharStyle95"><text:span text:style-name="T61">Retrochoru </text:span></text:span><text:span text:style-name="CharStyle95"><text:span text:style-name="T97">a padne k nohám Nemocných, pokud jsou přítomni</text:span></text:span><text:span text:style-name="CharStyle95"><text:span text:style-name="T61">: n</text:span></text:span><text:span text:style-name="CharStyle95"><text:span text:style-name="T97">ikoliv však </text:span></text:span><text:span text:style-name="CharStyle95"><text:span text:style-name="T61">Novi</text:span></text:span><text:span text:style-name="CharStyle95"><text:span text:style-name="T97">cům či Konvršům </text:span></text:span><text:span text:style-name="CharStyle95"><text:span text:style-name="T116">a Kandidátům</text:span></text:span><text:span text:style-name="CharStyle95"><text:span text:style-name="T61">. </text:span></text:span><text:span text:style-name="CharStyle95"><text:span text:style-name="T97">Když tak učiní</text:span></text:span><text:span text:style-name="CharStyle95"><text:span text:style-name="T61">, </text:span></text:span><text:span text:style-name="CharStyle95"><text:span text:style-name="T97">vrátí se středem Chóru</text:span></text:span><text:span text:style-name="CharStyle95"><text:span text:style-name="T61">, </text:span></text:span><text:span text:style-name="CharStyle95"><text:span text:style-name="T97">a celým tělem se položí na holou zem na stupni Presbytáře před Opatem</text:span></text:span><text:span text:style-name="CharStyle95"><text:span text:style-name="T61">, </text:span></text:span><text:span text:style-name="CharStyle95"><text:span text:style-name="T97">Novicmistr se pak ukloní a odejde. N</text:span></text:span><text:span text:style-name="CharStyle95"><text:span text:style-name="T61">e</text:span></text:span><text:span text:style-name="CharStyle95"><text:span text:style-name="T97">ní zakryt žádnou černou ani jinou látkou</text:span></text:span><text:span text:style-name="CharStyle95"><text:span text:style-name="T61">.</text:span></text:span></text:p>
      <text:list xml:id="list3831634841635" text:continue-numbering="true" text:style-name="L3">
        <text:list-item>
          <text:p text:style-name="P69"><text:bookmark text:name="bookmark1274"/><text:span text:style-name="CharStyle95"><text:span text:style-name="T61"><text:tab/></text:span></text:span><text:span text:style-name="CharStyle95"><text:span text:style-name="T2"><text:note text:id="ftn8" text:note-class="footnote"><text:note-citation>8</text:note-citation><text:note-body><text:p text:style-name="P40"><text:span text:style-name="CharStyle109"><text:span text:style-name="T51"><text:s/>Omittitur totum alinea.</text:span></text:span></text:p></text:note-body></text:note></text:span></text:span><text:span text:style-name="CharStyle95"><text:span text:style-name="T61"> </text:span></text:span><text:span text:style-name="CharStyle95"><text:span text:style-name="T98">Dále, když K</text:span></text:span><text:span text:style-name="CharStyle118"><text:span text:style-name="T100">an</text:span></text:span><text:span text:style-name="CharStyle118"><text:span text:style-name="T36">to</text:span></text:span><text:span text:style-name="CharStyle118"><text:span text:style-name="T100">r </text:span></text:span><text:span text:style-name="CharStyle118"><text:span text:style-name="T104">zazpívá </text:span></text:span><text:span text:style-name="CharStyle100"><text:span text:style-name="T61">Gloria Patri</text:span></text:span><text:span text:style-name="CharStyle95"><text:span text:style-name="T61"> po </text:span></text:span><text:span text:style-name="CharStyle95"><text:span text:style-name="T98">posledním opakování verše </text:span></text:span><text:span text:style-name="CharStyle100"><text:span text:style-name="T61">Suscipe</text:span></text:span><text:span text:style-name="CharStyle100"><text:span text:style-name="T8">,</text:span></text:span><text:span text:style-name="CharStyle95"><text:span text:style-name="T61"> </text:span></text:span><text:span text:style-name="CharStyle95"><text:span text:style-name="T98">a</text:span></text:span><text:span text:style-name="CharStyle95"><text:span text:style-name="T61">t</text:span></text:span><text:span text:style-name="CharStyle95"><text:span text:style-name="T98">d</text:span></text:span><text:span text:style-name="CharStyle95"><text:span text:style-name="T61">., </text:span></text:span><text:span text:style-name="CharStyle95"><text:span text:style-name="T98">začne</text:span></text:span><text:span text:style-name="CharStyle95"><text:span text:style-name="T61"> </text:span></text:span><text:span text:style-name="CharStyle100"><text:span text:style-name="T8">Ky</text:span></text:span><text:span text:style-name="CharStyle100"><text:span text:style-name="T61">rie</text:span></text:span><text:span text:style-name="CharStyle224"><text:span text:style-name="T100"> </text:span></text:span><text:span text:style-name="CharStyle100"><text:span text:style-name="T61">el</text:span></text:span><text:span text:style-name="CharStyle100"><text:span text:style-name="T8">e</text:span></text:span><text:span text:style-name="CharStyle100"><text:span text:style-name="T61">ys</text:span></text:span><text:span text:style-name="CharStyle100"><text:span text:style-name="T8">o</text:span></text:span><text:span text:style-name="CharStyle100"><text:span text:style-name="T61">n,</text:span></text:span><text:span text:style-name="CharStyle95"><text:span text:style-name="T61"> </text:span></text:span><text:span text:style-name="CharStyle95"><text:span text:style-name="T98">a </text:span></text:span><text:span text:style-name="CharStyle95"><text:span text:style-name="T61">Ch</text:span></text:span><text:span text:style-name="CharStyle95"><text:span text:style-name="T98">ó</text:span></text:span><text:span text:style-name="CharStyle95"><text:span text:style-name="T61">r </text:span></text:span><text:span text:style-name="CharStyle95"><text:span text:style-name="T98">obrácen k sobě navzájem a v úkloně naváže</text:span></text:span><text:span text:style-name="CharStyle95"><text:span text:style-name="T61">: </text:span></text:span><text:soft-page-break/><text:span text:style-name="CharStyle100"><text:span text:style-name="T61">Christe eleyson</text:span></text:span><text:span text:style-name="CharStyle100"><text:span text:style-name="T8">;</text:span></text:span><text:span text:style-name="CharStyle100"><text:span text:style-name="T61"> K</text:span></text:span><text:span text:style-name="CharStyle100"><text:span text:style-name="T8">yr</text:span></text:span><text:span text:style-name="CharStyle100"><text:span text:style-name="T61">i</text:span></text:span><text:span text:style-name="CharStyle100"><text:span text:style-name="T8">e</text:span></text:span><text:span text:style-name="CharStyle100"><text:span text:style-name="T61"> eleyson</text:span></text:span><text:span text:style-name="CharStyle95"><text:span text:style-name="T61"> </text:span></text:span><text:span text:style-name="CharStyle95"><text:span text:style-name="T98">a</text:span></text:span><text:span text:style-name="CharStyle95"><text:span text:style-name="T61"> </text:span></text:span><text:span text:style-name="CharStyle95"><text:span text:style-name="T98">potichu </text:span></text:span><text:span text:style-name="CharStyle100"><text:span text:style-name="T61">Pater noster</text:span></text:span><text:span text:style-name="CharStyle100"><text:span text:style-name="T8">.</text:span></text:span><text:span text:style-name="CharStyle95"><text:span text:style-name="T61"> </text:span></text:span><text:span text:style-name="CharStyle95"><text:span text:style-name="T98">Opat s odkrytou hlavou sedí na svém místě a podobně se ukloní a říká (</text:span></text:span><text:span text:style-name="CharStyle95"><text:span text:style-name="T117">potichu</text:span></text:span><text:span text:style-name="CharStyle95"><text:span text:style-name="T98">) tutéž modlitbu</text:span></text:span><text:span text:style-name="CharStyle95"><text:span text:style-name="T61">, </text:span></text:span><text:span text:style-name="CharStyle95"><text:span text:style-name="T98">a poté zazpívá nahlas </text:span></text:span><text:span text:style-name="CharStyle100"><text:span text:style-name="T61">Et ne </text:span></text:span><text:span text:style-name="CharStyle100"><text:span text:style-name="T8">n</text:span></text:span><text:span text:style-name="CharStyle100"><text:span text:style-name="T61">os inducas</text:span></text:span><text:span text:style-name="CharStyle100"><text:span text:style-name="T8">,</text:span></text:span><text:span text:style-name="CharStyle95"><text:span text:style-name="T61"> </text:span></text:span><text:span text:style-name="CharStyle95"><text:span text:style-name="T98">a</text:span></text:span><text:span text:style-name="CharStyle95"><text:span text:style-name="T61">t</text:span></text:span><text:span text:style-name="CharStyle95"><text:span text:style-name="T98">d</text:span></text:span><text:span text:style-name="CharStyle95"><text:span text:style-name="T61">., </text:span></text:span><text:span text:style-name="CharStyle95"><text:span text:style-name="T98">načež mi K</text:span></text:span><text:span text:style-name="CharStyle95"><text:span text:style-name="T61">onvent </text:span></text:span><text:span text:style-name="CharStyle95"><text:span text:style-name="T98">odpoví</text:span></text:span><text:span text:style-name="CharStyle95"><text:span text:style-name="T61"> </text:span></text:span><text:span text:style-name="CharStyle100"><text:span text:style-name="T61">Sed libera,</text:span></text:span><text:span text:style-name="CharStyle95"><text:span text:style-name="T61"> </text:span></text:span><text:span text:style-name="CharStyle95"><text:span text:style-name="T98">a</text:span></text:span><text:span text:style-name="CharStyle95"><text:span text:style-name="T61">t</text:span></text:span><text:span text:style-name="CharStyle95"><text:span text:style-name="T98">d</text:span></text:span><text:span text:style-name="CharStyle95"><text:span text:style-name="T61">. </text:span></text:span><text:span text:style-name="CharStyle95"><text:span text:style-name="T98">K</text:span></text:span><text:span text:style-name="CharStyle118"><text:span text:style-name="T100">antor </text:span></text:span><text:span text:style-name="CharStyle118"><text:span text:style-name="T104">začne Žalm</text:span></text:span><text:span text:style-name="CharStyle95"><text:span text:style-name="T98"> </text:span></text:span><text:span text:style-name="CharStyle118"><text:span text:style-name="T37">50</text:span></text:span><text:span text:style-name="CharStyle118"><text:span text:style-name="T36">.</text:span></text:span><text:span text:style-name="CharStyle118"><text:span text:style-name="T100"> </text:span></text:span><text:span text:style-name="CharStyle224"><text:span text:style-name="T100">Miserere</text:span></text:span><text:span text:style-name="CharStyle100"><text:span text:style-name="T61">,</text:span></text:span><text:span text:style-name="CharStyle95"><text:span text:style-name="T61"> </text:span></text:span><text:span text:style-name="CharStyle95"><text:span text:style-name="T98">oba Chóry se postaví</text:span></text:span><text:span text:style-name="CharStyle95"><text:span text:style-name="T61">, </text:span></text:span><text:span text:style-name="CharStyle95"><text:span text:style-name="T98">a v šestém tónu jej zpívají </text:span></text:span><text:span text:style-name="CharStyle95"><text:span text:style-name="T61">alternatim </text:span></text:span><text:span text:style-name="CharStyle95"><text:span text:style-name="T98">(střídavě) </text:span></text:span><text:span text:style-name="CharStyle95"><text:span text:style-name="T61">: </text:span></text:span><text:span text:style-name="CharStyle95"><text:span text:style-name="T98">Opat se Služebníky Oltáře mezitím sedí</text:span></text:span><text:span text:style-name="CharStyle95"><text:span text:style-name="T61">.</text:span></text:span></text:p>
        </text:list-item>
        <text:list-item>
          <text:p text:style-name="P80"><text:bookmark text:name="bookmark1275"/><text:span text:style-name="CharStyle95"><text:span text:style-name="T61"><text:tab/></text:span></text:span><text:span text:style-name="CharStyle95"><text:span text:style-name="T2"><text:note text:id="ftn9" text:note-class="footnote"><text:note-citation>9</text:note-citation><text:note-body><text:p text:style-name="P40"><text:span text:style-name="CharStyle107"><text:span text:style-name="T6"><text:s/>1</text:span></text:span><text:span text:style-name="CharStyle107"><text:span text:style-name="T52">4. Percantato...</text:span></text:span></text:p></text:note-body></text:note></text:span></text:span><text:span text:style-name="CharStyle95"><text:span text:style-name="T61"> </text:span></text:span><text:span text:style-name="CharStyle95"><text:span text:style-name="T98">Když se přezpívá Žalm včetně </text:span></text:span><text:span text:style-name="CharStyle100"><text:span text:style-name="T61">Gloria</text:span></text:span><text:span text:style-name="CharStyle100"><text:span text:style-name="T8">,</text:span></text:span><text:span text:style-name="CharStyle95"><text:span text:style-name="T61"> </text:span></text:span><text:span text:style-name="CharStyle95"><text:span text:style-name="T98">na které se neklaní</text:span></text:span><text:span text:style-name="CharStyle95"><text:span text:style-name="T61">, </text:span></text:span><text:span text:style-name="CharStyle95"><text:span text:style-name="T98">K</text:span></text:span><text:span text:style-name="CharStyle95"><text:span text:style-name="T61">onvent </text:span></text:span><text:span text:style-name="CharStyle95"><text:span text:style-name="T98">se obrátí k Oltáři</text:span></text:span><text:span text:style-name="CharStyle95"><text:span text:style-name="T61">, </text:span></text:span><text:span text:style-name="CharStyle95"><text:span text:style-name="T98">a</text:span></text:span><text:span text:style-name="CharStyle95"><text:span text:style-name="T61"> </text:span></text:span><text:span text:style-name="CharStyle95"><text:span text:style-name="T98">Opat s odkrytou hlavou vstane, přijme Berlu do levé ruky</text:span></text:span><text:span text:style-name="CharStyle95"><text:span text:style-name="T61">, </text:span></text:span><text:span text:style-name="CharStyle95"><text:span text:style-name="T98">pravou si položí na hruď</text:span></text:span><text:span text:style-name="CharStyle95"><text:span text:style-name="T61">, </text:span></text:span><text:span text:style-name="CharStyle95"><text:span text:style-name="T98">a zpívá z knihy nad Novicem v prostraci</text:span></text:span><text:span text:style-name="CharStyle95"><text:span text:style-name="T61"> : </text:span></text:span></text:p>
          <text:p text:style-name="P81"><text:span text:style-name="CharStyle95"><text:span text:style-name="T54">V/.</text:span></text:span><text:span text:style-name="CharStyle182"><text:span text:style-name="T53"> </text:span></text:span><text:span text:style-name="CharStyle182"><text:span text:style-name="T57">Spas svého služebníka</text:span></text:span><text:span text:style-name="CharStyle182"><text:span text:style-name="T76"> </text:span></text:span><text:span text:style-name="CharStyle193"><text:span text:style-name="T61">(</text:span></text:span><text:span text:style-name="CharStyle193"><text:span text:style-name="T76">svou služebnici</text:span></text:span><text:span text:style-name="CharStyle193"><text:span text:style-name="T61">). </text:span></text:span><text:span text:style-name="CharStyle193"><text:span text:style-name="T105">§</text:span></text:span><text:span text:style-name="CharStyle193"><text:span text:style-name="T61"> </text:span></text:span></text:p>
          <text:p text:style-name="P82"><text:span text:style-name="CharStyle193"><text:span text:style-name="T105">R/</text:span></text:span><text:span text:style-name="CharStyle182"><text:span text:style-name="T8">.</text:span></text:span><text:span text:style-name="CharStyle182"><text:span text:style-name="T61"> </text:span></text:span><text:span text:style-name="CharStyle182"><text:span text:style-name="T76">Který v tebe doufá, můj Bože</text:span></text:span><text:span text:style-name="CharStyle182"><text:span text:style-name="T61">. </text:span></text:span><text:span text:style-name="CharStyle182"><text:span text:style-name="T65">§</text:span></text:span></text:p>
          <text:p text:style-name="P50"><text:span text:style-name="CharStyle95"><text:span text:style-name="T54">V/.</text:span></text:span><text:span text:style-name="CharStyle38"><text:span text:style-name="T61"> </text:span></text:span><text:span text:style-name="CharStyle38"><text:span text:style-name="T76">Sešli mu, Pane, pomoc ze svatyně</text:span></text:span><text:span text:style-name="CharStyle38"><text:span text:style-name="T61">. </text:span></text:span><text:span text:style-name="CharStyle38"><text:span text:style-name="T65">§</text:span></text:span></text:p>
          <text:p text:style-name="P50"><text:span text:style-name="CharStyle193"><text:span text:style-name="T105">R/</text:span></text:span><text:span text:style-name="CharStyle182"><text:span text:style-name="T8">.</text:span></text:span><text:span text:style-name="CharStyle38"><text:span text:style-name="T61"> </text:span></text:span><text:span text:style-name="CharStyle38"><text:span text:style-name="T76">A ze Sionu ho </text:span></text:span><text:span text:style-name="CharStyle64"><text:span text:style-name="T61">(</text:span></text:span><text:span text:style-name="CharStyle64"><text:span text:style-name="T76">ji</text:span></text:span><text:span text:style-name="CharStyle64"><text:span text:style-name="T61">) </text:span></text:span><text:span text:style-name="CharStyle64"><text:span text:style-name="T106">zachraň</text:span></text:span><text:span text:style-name="CharStyle64"><text:span text:style-name="T8">.</text:span></text:span><text:span text:style-name="CharStyle64"><text:span text:style-name="T61"> </text:span></text:span><text:span text:style-name="CharStyle64"><text:span text:style-name="T40">§</text:span></text:span></text:p>
          <text:p text:style-name="P50"><text:span text:style-name="CharStyle95"><text:span text:style-name="T54">V/.</text:span></text:span><text:span text:style-name="CharStyle38"><text:span text:style-name="T61"> Ni</text:span></text:span><text:span text:style-name="CharStyle38"><text:span text:style-name="T76">c ať v něm </text:span></text:span><text:span text:style-name="CharStyle64"><text:span text:style-name="T61">(</text:span></text:span><text:span text:style-name="CharStyle64"><text:span text:style-name="T76">ní</text:span></text:span><text:span text:style-name="CharStyle64"><text:span text:style-name="T61">) </text:span></text:span><text:span text:style-name="CharStyle64"><text:span text:style-name="T106">neprospěje nepřítel</text:span></text:span><text:span text:style-name="CharStyle64"><text:span text:style-name="T61">. </text:span></text:span><text:span text:style-name="CharStyle64"><text:span text:style-name="T40">§</text:span></text:span></text:p>
          <text:p text:style-name="P50"><text:span text:style-name="CharStyle193"><text:span text:style-name="T105">R/</text:span></text:span><text:span text:style-name="CharStyle182"><text:span text:style-name="T8">.</text:span></text:span><text:span text:style-name="CharStyle38"><text:span text:style-name="T61"> </text:span></text:span><text:span text:style-name="CharStyle38"><text:span text:style-name="T76">A syn nepravosti ať se neopováží mu </text:span></text:span><text:span text:style-name="CharStyle38"><text:span text:style-name="T111">(jí)</text:span></text:span><text:span text:style-name="CharStyle38"><text:span text:style-name="T76"> uškodit</text:span></text:span><text:span text:style-name="CharStyle38"><text:span text:style-name="T61">. </text:span></text:span><text:span text:style-name="CharStyle38"><text:span text:style-name="T65">§</text:span></text:span></text:p>
          <text:p text:style-name="P51"><text:span text:style-name="CharStyle95"><text:span text:style-name="T54">V/. </text:span></text:span><text:span text:style-name="CharStyle95"><text:span text:style-name="T57">Buď mu </text:span></text:span><text:span text:style-name="CharStyle95"><text:span text:style-name="T58">(jí)</text:span></text:span><text:span text:style-name="CharStyle38"><text:span text:style-name="T61">, </text:span></text:span><text:span text:style-name="CharStyle38"><text:span text:style-name="T76">Pane</text:span></text:span><text:span text:style-name="CharStyle38"><text:span text:style-name="T61">, </text:span></text:span><text:span text:style-name="CharStyle38"><text:span text:style-name="T76">pevnou věží</text:span></text:span><text:span text:style-name="CharStyle38"><text:span text:style-name="T8">.</text:span></text:span><text:span text:style-name="CharStyle38"><text:span text:style-name="T61"> </text:span></text:span><text:span text:style-name="CharStyle38"><text:span text:style-name="T12">§</text:span></text:span></text:p>
          <text:p text:style-name="P51"><text:span text:style-name="CharStyle193"><text:span text:style-name="T105">R/</text:span></text:span><text:span text:style-name="CharStyle182"><text:span text:style-name="T8">.</text:span></text:span><text:span text:style-name="CharStyle38"><text:span text:style-name="T61"> </text:span></text:span><text:span text:style-name="CharStyle38"><text:span text:style-name="T76">Před tváří nepřítele</text:span></text:span><text:span text:style-name="CharStyle38"><text:span text:style-name="T8">.</text:span></text:span><text:span text:style-name="CharStyle38"><text:span text:style-name="T61"> </text:span></text:span><text:span text:style-name="CharStyle38"><text:span text:style-name="T12">§</text:span></text:span></text:p>
          <text:p text:style-name="P52"><text:span text:style-name="CharStyle95"><text:span text:style-name="T54">V/. </text:span></text:span><text:span text:style-name="CharStyle95"><text:span text:style-name="T57">Pane, mocný Bože</text:span></text:span><text:span text:style-name="CharStyle38"><text:span text:style-name="T61">, </text:span></text:span><text:span text:style-name="CharStyle38"><text:span text:style-name="T76">obrať nás</text:span></text:span><text:span text:style-name="CharStyle38"><text:span text:style-name="T61">. </text:span></text:span><text:span text:style-name="CharStyle38"><text:span text:style-name="T65">§</text:span></text:span></text:p>
          <text:p text:style-name="P53"><text:span text:style-name="CharStyle193"><text:span text:style-name="T105">R/</text:span></text:span><text:span text:style-name="CharStyle182"><text:span text:style-name="T8">.</text:span></text:span><text:span text:style-name="CharStyle38"><text:span text:style-name="T61"> </text:span></text:span><text:span text:style-name="CharStyle38"><text:span text:style-name="T76">A ukaž nám svou tvář</text:span></text:span><text:span text:style-name="CharStyle38"><text:span text:style-name="T61">. </text:span></text:span><text:span text:style-name="CharStyle38"><text:span text:style-name="T65">§</text:span></text:span></text:p>
          <text:p text:style-name="P54"><text:span text:style-name="CharStyle95"><text:span text:style-name="T54">V/. </text:span></text:span><text:span text:style-name="CharStyle38"><text:span text:style-name="T76">Pán s vámi</text:span></text:span><text:span text:style-name="CharStyle38"><text:span text:style-name="T8">.</text:span></text:span><text:span text:style-name="CharStyle38"><text:span text:style-name="T61"> </text:span></text:span><text:span text:style-name="CharStyle38"><text:span text:style-name="T65">§</text:span></text:span></text:p>
          <text:p text:style-name="P54"><text:span text:style-name="CharStyle193"><text:span text:style-name="T105">R/</text:span></text:span><text:span text:style-name="CharStyle182"><text:span text:style-name="T8">.</text:span></text:span><text:span text:style-name="CharStyle38"><text:span text:style-name="T61"> </text:span></text:span><text:span text:style-name="CharStyle38"><text:span text:style-name="T76">I s duchem tvým</text:span></text:span><text:span text:style-name="CharStyle38"><text:span text:style-name="T61">.</text:span></text:span></text:p>
          <text:p text:style-name="P55"><text:span text:style-name="CharStyle47"><text:span text:style-name="T22">Modleme se</text:span></text:span><text:span text:style-name="CharStyle47"><text:span text:style-name="T8">. </text:span></text:span><text:span text:style-name="CharStyle47"><text:span text:style-name="T25">§</text:span></text:span></text:p>
          <text:p text:style-name="P64"><text:span text:style-name="CharStyle47"><text:span text:style-name="T23">Bože, </text:span></text:span><text:span text:style-name="CharStyle47"><text:span text:style-name="T121">Otče odpuš</text:span></text:span><text:span text:style-name="CharStyle47"><text:span text:style-name="T120">t</text:span></text:span><text:span text:style-name="CharStyle47"><text:span text:style-name="T121">ění</text:span></text:span><text:span text:style-name="CharStyle38"><text:span text:style-name="T61">, </text:span></text:span><text:span text:style-name="CharStyle38"><text:span text:style-name="T77">jenž jsi ku zmírnění dopadu své přísnosti připustil</text:span></text:span><text:span text:style-name="CharStyle38"><text:span text:style-name="T61">, </text:span></text:span><text:span text:style-name="CharStyle38"><text:span text:style-name="T77">aby syn nemusel nést nepravost</text:span></text:span><text:span text:style-name="CharStyle38"><text:span text:style-name="T79">i</text:span></text:span><text:span text:style-name="CharStyle38"><text:span text:style-name="T77"> svého otce;</text:span></text:span><text:span text:style-name="CharStyle38"><text:span text:style-name="T61"> </text:span></text:span><text:span text:style-name="CharStyle38"><text:span text:style-name="T77">jenž podivuhodně věci ustanovuješ tak, že i zlo k dobrému používáš</text:span></text:span><text:span text:style-name="CharStyle38"><text:span text:style-name="T61">, </text:span></text:span><text:span text:style-name="CharStyle38"><text:span text:style-name="T77">a milost sv</text:span></text:span><text:span text:style-name="CharStyle38"><text:span text:style-name="T78">ých štědrých darů skrze ně často uděluješ;</text:span></text:span><text:span text:style-name="CharStyle38"><text:span text:style-name="T61"> </text:span></text:span><text:span text:style-name="CharStyle38"><text:span text:style-name="T78">prosíme tvou laskavost</text:span></text:span><text:span text:style-name="CharStyle38"><text:span text:style-name="T61">, </text:span></text:span><text:span text:style-name="CharStyle38"><text:span text:style-name="T78">aby nebránila tomuto tvému služebník</text:span></text:span><text:span text:style-name="CharStyle38"><text:span text:style-name="T79">u</text:span></text:span><text:span text:style-name="CharStyle38"><text:span text:style-name="T24"> </text:span></text:span><text:span text:style-name="CharStyle38"><text:span text:style-name="T43">(</text:span></text:span><text:span text:style-name="CharStyle38"><text:span text:style-name="T42">této </text:span></text:span><text:span text:style-name="CharStyle64"><text:span text:style-name="T24">tvé služebnici</text:span></text:span><text:span text:style-name="CharStyle64"><text:span text:style-name="T61">)</text:span></text:span><text:span text:style-name="CharStyle38"><text:span text:style-name="T61"> </text:span></text:span><text:span text:style-name="CharStyle38"><text:span text:style-name="T78">v přijetí řeholního hábitu skrze nás</text:span></text:span><text:span text:style-name="CharStyle38"><text:span text:style-name="T61">, </text:span></text:span><text:span text:style-name="CharStyle38"><text:span text:style-name="T78">tak veliké věci nehodné</text:span></text:span><text:span text:style-name="CharStyle38"><text:span text:style-name="T61">, </text:span></text:span><text:span text:style-name="CharStyle38"><text:span text:style-name="T78">ale službu, kterou my zjevně provádíme</text:span></text:span><text:span text:style-name="CharStyle38"><text:span text:style-name="T61">, </text:span></text:span><text:span text:style-name="CharStyle38"><text:span text:style-name="T78">tys </text:span></text:span><text:span text:style-name="CharStyle38"><text:span text:style-name="T79">také </text:span></text:span><text:span text:style-name="CharStyle38"><text:span text:style-name="T78">uvnitř skrze dar Ducha Svatého vykonal</text:span></text:span><text:span text:style-name="CharStyle38"><text:span text:style-name="T61">. </text:span></text:span><text:span text:style-name="CharStyle38"><text:span text:style-name="T78">Skrze našeho Pána Ježíše Krista</text:span></text:span><text:span text:style-name="CharStyle38"><text:span text:style-name="T66">, </text:span></text:span><text:span text:style-name="CharStyle38"><text:span text:style-name="T78">tvého Syna</text:span></text:span><text:span text:style-name="CharStyle38"><text:span text:style-name="T66"> : </text:span></text:span><text:span text:style-name="CharStyle38"><text:span text:style-name="T78">který s tebou žije a kraluje v jednotě téhož Ducha Svatého, Bůh</text:span></text:span><text:span text:style-name="CharStyle38"><text:span text:style-name="T13">: p</text:span></text:span><text:span text:style-name="CharStyle38"><text:span text:style-name="T24">o všechny věky věkův</text:span></text:span><text:span text:style-name="CharStyle38"><text:span text:style-name="T13">. R/. Amen.</text:span></text:span></text:p>
          <text:p text:style-name="P56"><text:soft-page-break/><text:span text:style-name="CharStyle47"><text:span text:style-name="T25">Modleme se.</text:span></text:span><text:span text:style-name="CharStyle47"><text:span text:style-name="T61"> </text:span></text:span><text:span text:style-name="CharStyle47"><text:span text:style-name="T13">§</text:span></text:span></text:p>
          <text:p text:style-name="P58"><text:span text:style-name="CharStyle47"><text:span text:style-name="T25">Bože</text:span></text:span><text:span text:style-name="CharStyle47"><text:span text:style-name="T8">,</text:span></text:span><text:span text:style-name="CharStyle38"><text:span text:style-name="T61"> </text:span></text:span><text:span text:style-name="CharStyle38"><text:span text:style-name="T79">jenž jsi skrze tobě spoluvěčného Syna všechno stvořil</text:span></text:span><text:span text:style-name="CharStyle38"><text:span text:style-name="T61">, </text:span></text:span><text:span text:style-name="CharStyle38"><text:span text:style-name="T79">a jenž jsi svět zestárlý hříchy skrze tajemství jeho Vtělení ráčil obnoviti </text:span></text:span><text:span text:style-name="CharStyle38"><text:span text:style-name="T8">:</text:span></text:span><text:span text:style-name="CharStyle38"><text:span text:style-name="T61"> </text:span></text:span><text:span text:style-name="CharStyle38"><text:span text:style-name="T79">snažně tě prosíme</text:span></text:span><text:span text:style-name="CharStyle38"><text:span text:style-name="T61">, </text:span></text:span><text:span text:style-name="CharStyle38"><text:span text:style-name="T80">abys </text:span></text:span><text:span text:style-name="CharStyle38"><text:span text:style-name="T81">milostí téhož našeho Pána laskavě ráčil shlédnout na tohoto svého služebníka </text:span></text:span><text:span text:style-name="CharStyle64"><text:span text:style-name="T8">(</text:span></text:span><text:span text:style-name="CharStyle64"><text:span text:style-name="T81">tuto svou služebnici</text:span></text:span><text:span text:style-name="CharStyle64"><text:span text:style-name="T8">),</text:span></text:span><text:span text:style-name="CharStyle38"><text:span text:style-name="T61"> </text:span></text:span><text:span text:style-name="CharStyle38"><text:span text:style-name="T81">který prohlašuje své zřeknutí se světa</text:span></text:span><text:span text:style-name="CharStyle38"><text:span text:style-name="T61"> : </text:span></text:span><text:span text:style-name="CharStyle38"><text:span text:style-name="T82">aby obnoven </text:span></text:span><text:span text:style-name="CharStyle64"><text:span text:style-name="T26">(obnoven</text:span></text:span><text:span text:style-name="CharStyle64"><text:span text:style-name="T82">a</text:span></text:span><text:span text:style-name="CharStyle64"><text:span text:style-name="T26">) </text:span></text:span><text:span text:style-name="CharStyle38"><text:span text:style-name="T82">touto milostí na duchu své mysli</text:span></text:span><text:span text:style-name="CharStyle64"><text:span text:style-name="T8">,</text:span></text:span><text:span text:style-name="CharStyle38"><text:span text:style-name="T61"> </text:span></text:span><text:span text:style-name="CharStyle38"><text:span text:style-name="T82">svlékl starého člověka s jeho skutky</text:span></text:span><text:span text:style-name="CharStyle38"><text:span text:style-name="T61">, </text:span></text:span><text:span text:style-name="CharStyle38"><text:span text:style-name="T82">a nového člověka, jenž byl stvořen podle Boha, si zasloužil obléci</text:span></text:span><text:span text:style-name="CharStyle38"><text:span text:style-name="T61">. </text:span></text:span><text:span text:style-name="CharStyle38"><text:span text:style-name="T78">Skrze </text:span></text:span><text:span text:style-name="CharStyle38"><text:span text:style-name="T79">téhož </text:span></text:span><text:span text:style-name="CharStyle38"><text:span text:style-name="T78">našeho Pána Ježíše Krista</text:span></text:span><text:span text:style-name="CharStyle38"><text:span text:style-name="T66">, </text:span></text:span><text:span text:style-name="CharStyle38"><text:span text:style-name="T78">tvého Syna</text:span></text:span><text:span text:style-name="CharStyle38"><text:span text:style-name="T66"> : </text:span></text:span><text:span text:style-name="CharStyle38"><text:span text:style-name="T78">který s tebou žije a kraluje v jednotě Ducha Svatého, Bůh</text:span></text:span><text:span text:style-name="CharStyle38"><text:span text:style-name="T13">: p</text:span></text:span><text:span text:style-name="CharStyle38"><text:span text:style-name="T24">o všechny věky věkův</text:span></text:span><text:span text:style-name="CharStyle38"><text:span text:style-name="T13">. R/. Amen.</text:span></text:span></text:p>
          <text:p text:style-name="P83"><text:span text:style-name="CharStyle38"><text:span text:style-name="T61"/></text:span></text:p>
          <text:p text:style-name="P61"><text:span text:style-name="CharStyle47"><text:span text:style-name="T26">Modleme se</text:span></text:span><text:span text:style-name="CharStyle47"><text:span text:style-name="T8">. </text:span></text:span><text:span text:style-name="CharStyle47"><text:span text:style-name="T14">§</text:span></text:span><text:span text:style-name="CharStyle210"><text:span text:style-name="T61"> </text:span></text:span></text:p>
          <text:p text:style-name="P65"><text:span text:style-name="CharStyle38"><text:span text:style-name="T82">Pane Ježíši Kriste</text:span></text:span><text:span text:style-name="CharStyle38"><text:span text:style-name="T61">, </text:span></text:span><text:span text:style-name="CharStyle38"><text:span text:style-name="T83">ty </text:span></text:span><text:span text:style-name="CharStyle38"><text:span text:style-name="T82">jsi cesta, bez níž nikdo nemůže dojít k Otci</text:span></text:span><text:span text:style-name="CharStyle38"><text:span text:style-name="T61">,</text:span></text:span><text:span text:style-name="CharStyle38"><text:span text:style-name="T8"> </text:span></text:span><text:span text:style-name="CharStyle38"><text:span text:style-name="T82">žádáme </text:span></text:span><text:span text:style-name="CharStyle38"><text:span text:style-name="T83">tedy </text:span></text:span><text:span text:style-name="CharStyle38"><text:span text:style-name="T82">tvou převelice dobrotivou laskavost,</text:span></text:span><text:span text:style-name="CharStyle38"><text:span text:style-name="T61"> </text:span></text:span><text:span text:style-name="CharStyle38"><text:span text:style-name="T82">aby</text:span></text:span><text:span text:style-name="CharStyle38"><text:span text:style-name="T83">s</text:span></text:span><text:span text:style-name="CharStyle38"><text:span text:style-name="T82"> tohoto tvého služebníka </text:span></text:span><text:span text:style-name="CharStyle64"><text:span text:style-name="T8">(</text:span></text:span><text:span text:style-name="CharStyle64"><text:span text:style-name="T82">tuto tvou služebnici</text:span></text:span><text:span text:style-name="CharStyle64"><text:span text:style-name="T8">),</text:span></text:span><text:span text:style-name="CharStyle38"><text:span text:style-name="T61"> </text:span></text:span><text:span text:style-name="CharStyle38"><text:span text:style-name="T83">jenž se vzdal </text:span></text:span><text:span text:style-name="CharStyle38"><text:span text:style-name="T112">(vzdala)</text:span></text:span><text:span text:style-name="CharStyle38"><text:span text:style-name="T83"> tělesných tužeb</text:span></text:span><text:span text:style-name="CharStyle64"><text:span text:style-name="T8">,</text:span></text:span><text:span text:style-name="CharStyle38"><text:span text:style-name="T61"> </text:span></text:span><text:span text:style-name="CharStyle38"><text:span text:style-name="T83">vedl po cestě řeholní kázně</text:span></text:span><text:span text:style-name="CharStyle38"><text:span text:style-name="T61">, </text:span></text:span><text:span text:style-name="CharStyle38"><text:span text:style-name="T27">a ty, který jsi ráčil povolat hříšníky slovy</text:span></text:span><text:span text:style-name="CharStyle38"><text:span text:style-name="T61">: „</text:span></text:span><text:span text:style-name="CharStyle38"><text:span text:style-name="T83">Pojďte ke mně všichni, kdo se lopotíte a jste obtíženi, a já vás občerstvím,“</text:span></text:span><text:span text:style-name="CharStyle38"><text:span text:style-name="T61"> </text:span></text:span><text:span text:style-name="CharStyle38"><text:span text:style-name="T83">dej, ať tento hlas tvého pozvání v něm </text:span></text:span><text:span text:style-name="CharStyle64"><text:span text:style-name="T61">(</text:span></text:span><text:span text:style-name="CharStyle64"><text:span text:style-name="T83">ní</text:span></text:span><text:span text:style-name="CharStyle64"><text:span text:style-name="T8">)</text:span></text:span><text:span text:style-name="CharStyle38"><text:span text:style-name="T61"> </text:span></text:span><text:span text:style-name="CharStyle38"><text:span text:style-name="T83">natolik zesílí</text:span></text:span><text:span text:style-name="CharStyle38"><text:span text:style-name="T61">, </text:span></text:span><text:span text:style-name="CharStyle38"><text:span text:style-name="T84">že odloží břemeno hříchu</text:span></text:span><text:span text:style-name="CharStyle38"><text:span text:style-name="T61">, </text:span></text:span><text:span text:style-name="CharStyle38"><text:span text:style-name="T84">a když ochutná, jak jsi sladký</text:span></text:span><text:span text:style-name="CharStyle38"><text:span text:style-name="T61">, </text:span></text:span><text:span text:style-name="CharStyle38"><text:span text:style-name="T84">zaslouží si být živen</text:span></text:span><text:span text:style-name="CharStyle38"><text:span text:style-name="T113">(a) </text:span></text:span><text:span text:style-name="CharStyle38"><text:span text:style-name="T107">tvým pokrmem</text:span></text:span><text:span text:style-name="CharStyle38"><text:span text:style-name="T61">: </text:span></text:span><text:span text:style-name="CharStyle38"><text:span text:style-name="T84">a jak jsi ráčil přesvědčit o svých ovcích</text:span></text:span><text:span text:style-name="CharStyle38"><text:span text:style-name="T28">;</text:span></text:span><text:span text:style-name="CharStyle38"><text:span text:style-name="T61"> </text:span></text:span><text:span text:style-name="CharStyle38"><text:span text:style-name="T84">uznej jej </text:span></text:span><text:span text:style-name="CharStyle64"><text:span text:style-name="T8">(</text:span></text:span><text:span text:style-name="CharStyle64"><text:span text:style-name="T84">ji</text:span></text:span><text:span text:style-name="CharStyle64"><text:span text:style-name="T8">)</text:span></text:span><text:span text:style-name="CharStyle38"><text:span text:style-name="T61"> </text:span></text:span><text:span text:style-name="CharStyle38"><text:span text:style-name="T84">za svou ovečku</text:span></text:span><text:span text:style-name="CharStyle38"><text:span text:style-name="T61">, </text:span></text:span><text:span text:style-name="CharStyle38"><text:span text:style-name="T84">a on </text:span></text:span><text:span text:style-name="CharStyle64"><text:span text:style-name="T8">(</text:span></text:span><text:span text:style-name="CharStyle64"><text:span text:style-name="T28">on</text:span></text:span><text:span text:style-name="CharStyle64"><text:span text:style-name="T61">a</text:span></text:span><text:span text:style-name="CharStyle64"><text:span text:style-name="T8">)</text:span></text:span><text:span text:style-name="CharStyle38"><text:span text:style-name="T61"> </text:span></text:span><text:span text:style-name="CharStyle38"><text:span text:style-name="T84">pozná tebe</text:span></text:span><text:span text:style-name="CharStyle38"><text:span text:style-name="T61">, </text:span></text:span><text:span text:style-name="CharStyle38"><text:span text:style-name="T84">aby nešel </text:span></text:span><text:span text:style-name="CharStyle38"><text:span text:style-name="T113">(nešla)</text:span></text:span><text:span text:style-name="CharStyle38"><text:span text:style-name="T84"> za nikým jiným</text:span></text:span><text:span text:style-name="CharStyle38"><text:span text:style-name="T61">, </text:span></text:span><text:span text:style-name="CharStyle38"><text:span text:style-name="T84">než za tebou</text:span></text:span><text:span text:style-name="CharStyle38"><text:span text:style-name="T61">: </text:span></text:span><text:span text:style-name="CharStyle38"><text:span text:style-name="T84">ani neposlouchal</text:span></text:span><text:span text:style-name="CharStyle38"><text:span text:style-name="T113">(a)</text:span></text:span><text:span text:style-name="CharStyle38"><text:span text:style-name="T61"> </text:span></text:span><text:span text:style-name="CharStyle38"><text:span text:style-name="T84">hlas nikoho jiného</text:span></text:span><text:span text:style-name="CharStyle38"><text:span text:style-name="T61">, </text:span></text:span><text:span text:style-name="CharStyle38"><text:span text:style-name="T84">než tebe</text:span></text:span><text:span text:style-name="CharStyle38"><text:span text:style-name="T61">, </text:span></text:span><text:span text:style-name="CharStyle38"><text:span text:style-name="T84">když říkáš</text:span></text:span><text:span text:style-name="CharStyle38"><text:span text:style-name="T61">: „</text:span></text:span><text:span text:style-name="CharStyle38"><text:span text:style-name="T84">Kdo mi chce sloužit, ať mě následuje</text:span></text:span><text:span text:style-name="CharStyle38"><text:span text:style-name="T61">.“ </text:span></text:span><text:span text:style-name="CharStyle38"><text:span text:style-name="T84">Jenž žiješ a kraluješ Bůh</text:span></text:span><text:span text:style-name="CharStyle38"><text:span text:style-name="T61">, p</text:span></text:span><text:span text:style-name="CharStyle38"><text:span text:style-name="T84">o všechny věky věkův</text:span></text:span><text:span text:style-name="CharStyle38"><text:span text:style-name="T61">. </text:span></text:span><text:span text:style-name="CharStyle38"><text:span text:style-name="T67">R/</text:span></text:span><text:span text:style-name="CharStyle38"><text:span text:style-name="T61">. Amen.</text:span></text:span></text:p>
          <text:p text:style-name="P65"><text:span text:style-name="CharStyle38"><text:span text:style-name="T61"/></text:span></text:p>
          <text:p text:style-name="P57"><text:span text:style-name="CharStyle47"><text:span text:style-name="T28">Modleme se</text:span></text:span><text:span text:style-name="CharStyle47"><text:span text:style-name="T8">. </text:span></text:span><text:span text:style-name="CharStyle47"><text:span text:style-name="T14">§</text:span></text:span></text:p>
          <text:p text:style-name="P59"><text:span text:style-name="CharStyle38"><text:span text:style-name="T85">Duchu Svatý</text:span></text:span><text:span text:style-name="CharStyle38"><text:span text:style-name="T61">, </text:span></text:span><text:span text:style-name="CharStyle38"><text:span text:style-name="T85">ty ses ráčil odhalit smrtelníkům jako Pán a Bůh</text:span></text:span><text:span text:style-name="CharStyle38"><text:span text:style-name="T29"> </text:span></text:span><text:span text:style-name="CharStyle38"><text:span text:style-name="T61">: </text:span></text:span><text:span text:style-name="CharStyle38"><text:span text:style-name="T85">žádáme nesmírnou milost tvé dobroty</text:span></text:span><text:span text:style-name="CharStyle38"><text:span text:style-name="T61">, </text:span></text:span><text:span text:style-name="CharStyle38"><text:span text:style-name="T85">abys tak, jako vaneš, kde chceš</text:span></text:span><text:span text:style-name="CharStyle38"><text:span text:style-name="T61">, </text:span></text:span><text:span text:style-name="CharStyle38"><text:span text:style-name="T85">udělil tomuto svému služebníku </text:span></text:span><text:span text:style-name="CharStyle64"><text:span text:style-name="T8">(</text:span></text:span><text:span text:style-name="CharStyle64"><text:span text:style-name="T85">této své služebnici</text:span></text:span><text:span text:style-name="CharStyle64"><text:span text:style-name="T8">)</text:span></text:span><text:span text:style-name="CharStyle38"><text:span text:style-name="T61"> </text:span></text:span><text:span text:style-name="CharStyle38"><text:span text:style-name="T85">sílu oddanosti</text:span></text:span><text:span text:style-name="CharStyle38"><text:span text:style-name="T61">, <text:s/></text:span></text:span><text:span text:style-name="CharStyle38"><text:span text:style-name="T85">a protože je stvořen </text:span></text:span><text:span text:style-name="CharStyle64"><text:span text:style-name="T8">(</text:span></text:span><text:span text:style-name="CharStyle64"><text:span text:style-name="T85">stvořena</text:span></text:span><text:span text:style-name="CharStyle64"><text:span text:style-name="T8">) </text:span></text:span><text:span text:style-name="CharStyle64"><text:span text:style-name="T41">tvou moudrostí</text:span></text:span><text:span text:style-name="CharStyle64"><text:span text:style-name="T8">,</text:span></text:span><text:span text:style-name="CharStyle38"><text:span text:style-name="T61"> </text:span></text:span><text:span text:style-name="CharStyle38"><text:span text:style-name="T85">nechť je také veden </text:span></text:span><text:soft-page-break/><text:span text:style-name="CharStyle38"><text:span text:style-name="T85">tvou prozřetelností ten, jejž </text:span></text:span><text:span text:style-name="CharStyle64"><text:span text:style-name="T8">(</text:span></text:span><text:span text:style-name="CharStyle64"><text:span text:style-name="T85">již</text:span></text:span><text:span text:style-name="CharStyle64"><text:span text:style-name="T8">),</text:span></text:span><text:span text:style-name="CharStyle38"><text:span text:style-name="T61"> </text:span></text:span><text:span text:style-name="CharStyle38"><text:span text:style-name="T85">podle tvé obvyklé milosti tvé pomazání o všem poučuje</text:span></text:span><text:span text:style-name="CharStyle38"><text:span text:style-name="T61">, </text:span></text:span><text:span text:style-name="CharStyle38"><text:span text:style-name="T85">a skrze přímluvu přesvatého </text:span></text:span><text:span text:style-name="CharStyle38"><text:span text:style-name="T61">Bened</text:span></text:span><text:span text:style-name="CharStyle38"><text:span text:style-name="T85">ikta</text:span></text:span><text:span text:style-name="CharStyle38"><text:span text:style-name="T61">, </text:span></text:span><text:span text:style-name="CharStyle38"><text:span text:style-name="T86">jejž jsi nám dal jako výjimečného ustanovitele tohoto svatého způsobu života</text:span></text:span><text:span text:style-name="CharStyle38"><text:span text:style-name="T61">, </text:span></text:span><text:span text:style-name="CharStyle38"><text:span text:style-name="T86">též i dalších Svatých</text:span></text:span><text:span text:style-name="CharStyle38"><text:span text:style-name="T61">, </text:span></text:span><text:span text:style-name="CharStyle38"><text:span text:style-name="T86">jejichž jména vzýváme</text:span></text:span><text:span text:style-name="CharStyle38"><text:span text:style-name="T61">, </text:span></text:span><text:span text:style-name="CharStyle38"><text:span text:style-name="T86">jej </text:span></text:span><text:span text:style-name="CharStyle64"><text:span text:style-name="T8">(</text:span></text:span><text:span text:style-name="CharStyle64"><text:span text:style-name="T86">ji</text:span></text:span><text:span text:style-name="CharStyle64"><text:span text:style-name="T8">)</text:span></text:span><text:span text:style-name="CharStyle38"><text:span text:style-name="T61"> </text:span></text:span><text:span text:style-name="CharStyle38"><text:span text:style-name="T86">vpravdě obrať od marnivosti světa; </text:span></text:span><text:span text:style-name="CharStyle38"><text:span text:style-name="T87">a stejně, jako jsi odpuštění všech hříchů</text:span></text:span><text:span text:style-name="CharStyle38"><text:span text:style-name="T61">, </text:span></text:span><text:span text:style-name="CharStyle38"><text:span text:style-name="T87">rozvaž v něm </text:span></text:span><text:span text:style-name="CharStyle64"><text:span text:style-name="T30">(</text:span></text:span><text:span text:style-name="CharStyle64"><text:span text:style-name="T87">ní</text:span></text:span><text:span text:style-name="CharStyle64"><text:span text:style-name="T30">)</text:span></text:span><text:span text:style-name="CharStyle38"><text:span text:style-name="T87"> pouta bezbožnosti, které jej utlačují</text:span></text:span><text:span text:style-name="CharStyle38"><text:span text:style-name="T61">, </text:span></text:span><text:span text:style-name="CharStyle38"><text:span text:style-name="T87">dej, ať hoří touhou k boji za dodržení tohoto posvátného úmyslu;</text:span></text:span><text:span text:style-name="CharStyle38"><text:span text:style-name="T61"> </text:span></text:span><text:span text:style-name="CharStyle38"><text:span text:style-name="T87">v útrapách a úzkostech ať se dokáže opět volně nadechnout díky tvé neúnavné útěše</text:span></text:span><text:span text:style-name="CharStyle38"><text:span text:style-name="T61">, </text:span></text:span><text:span text:style-name="CharStyle38"><text:span text:style-name="T87">a zbožně a svatě v pravé pokoře i poslušnosti, pevně zakořeněn </text:span></text:span><text:span text:style-name="CharStyle38"><text:span text:style-name="T114">(zakořeněna)</text:span></text:span><text:span text:style-name="CharStyle38"><text:span text:style-name="T87"> v bratrské lásce</text:span></text:span><text:span text:style-name="CharStyle64"><text:span text:style-name="T8">,</text:span></text:span><text:span text:style-name="CharStyle38"><text:span text:style-name="T61"> </text:span></text:span><text:span text:style-name="CharStyle38"><text:span text:style-name="T87">to, co z tvé milosti slíbil</text:span></text:span><text:span text:style-name="CharStyle38"><text:span text:style-name="T61">, </text:span></text:span><text:span text:style-name="CharStyle38"><text:span text:style-name="T87">ve šťastné vytrvalosti také naplnil</text:span></text:span><text:span text:style-name="CharStyle38"><text:span text:style-name="T61">: </text:span></text:span><text:span text:style-name="CharStyle38"><text:span text:style-name="T87">což jsi ty sám uděliti ráčil</text:span></text:span><text:span text:style-name="CharStyle38"><text:span text:style-name="T61">, </text:span></text:span><text:span text:style-name="CharStyle38"><text:span text:style-name="T87">jenž s Bohem Otcem</text:span></text:span><text:span text:style-name="CharStyle38"><text:span text:style-name="T61">, </text:span></text:span><text:span text:style-name="CharStyle38"><text:span text:style-name="T87">a jeho Svatým jednorozeným Synem, naším Pánem Ježíšem Kristem žiješ ve slávě co Bůh</text:span></text:span><text:span text:style-name="CharStyle38"><text:span text:style-name="T61">, </text:span></text:span><text:span text:style-name="CharStyle38"><text:span text:style-name="T87">po nekonečné věky věkův</text:span></text:span><text:span text:style-name="CharStyle38"><text:span text:style-name="T16">. </text:span></text:span><text:span text:style-name="CharStyle38"><text:span text:style-name="T17">R/</text:span></text:span><text:span text:style-name="CharStyle47"><text:span text:style-name="T8">.</text:span></text:span><text:span text:style-name="CharStyle38"><text:span text:style-name="T61"> Amen.</text:span></text:span></text:p>
        </text:list-item>
        <text:list-item>
          <text:p text:style-name="P85"><text:bookmark text:name="bookmark1276"/><text:span text:style-name="CharStyle95"><text:span text:style-name="T61"><text:tab/></text:span></text:span><text:span text:style-name="CharStyle95"><text:span text:style-name="T2"><text:note text:id="ftn10" text:note-class="footnote"><text:note-citation>10</text:note-citation><text:note-body><text:p text:style-name="P44"><text:span text:style-name="CharStyle3"><text:s/></text:span><text:span text:style-name="CharStyle3"><text:span text:style-name="T119">1</text:span></text:span><text:span text:style-name="CharStyle3">5. Expletis...</text:span></text:p></text:note-body></text:note></text:span></text:span><text:span text:style-name="CharStyle95"><text:span text:style-name="T61"> </text:span></text:span><text:span text:style-name="CharStyle95"><text:span text:style-name="T88">Po skončení těchto čtyř Modliteb</text:span></text:span><text:span text:style-name="CharStyle95"><text:span text:style-name="T61">, </text:span></text:span><text:span text:style-name="CharStyle95"><text:span text:style-name="T88">na znamení Novicmistra se Novic zvedne na kolena</text:span></text:span><text:span text:style-name="CharStyle95"><text:span text:style-name="T61">, </text:span></text:span><text:span text:style-name="CharStyle95"><text:span text:style-name="T88">a Opat požehná Kukuli těmito slovy</text:span></text:span><text:span text:style-name="CharStyle95"><text:span text:style-name="T61">:</text:span></text:span></text:p>
          <text:p text:style-name="P62"><text:span text:style-name="CharStyle38"><text:span text:style-name="T15">V/</text:span></text:span><text:span text:style-name="CharStyle38"><text:span text:style-name="T61">. </text:span></text:span><text:span text:style-name="CharStyle38"><text:span text:style-name="T88">Pán s vámi</text:span></text:span><text:span text:style-name="CharStyle38"><text:span text:style-name="T61">. </text:span></text:span><text:span text:style-name="CharStyle38"><text:span text:style-name="T15">§</text:span></text:span></text:p>
          <text:p text:style-name="P62"><text:span text:style-name="CharStyle38"><text:span text:style-name="T68">R/. </text:span></text:span><text:span text:style-name="CharStyle38"><text:span text:style-name="T88">I s duchem tvým</text:span></text:span><text:span text:style-name="CharStyle38"><text:span text:style-name="T61">.</text:span></text:span></text:p>
          <text:p text:style-name="P63"><text:span text:style-name="CharStyle47"><text:span text:style-name="T31">Modleme se</text:span></text:span><text:span text:style-name="CharStyle47"><text:span text:style-name="T8">,</text:span></text:span><text:span text:style-name="CharStyle47"><text:span text:style-name="T61"> </text:span></text:span><text:span text:style-name="CharStyle47"><text:span text:style-name="T15">§</text:span></text:span></text:p>
          <text:p text:style-name="P60"><text:span text:style-name="CharStyle38"><text:span text:style-name="T13">Pane Ježíši Kriste, jenž jsi plášť naší smrtelnosti obléci ráčil, snažně prosíme nesmírnou hojnost tvé štědrosti: aby tento druh oblečení, který </text:span></text:span><text:span text:style-name="CharStyle38"><text:span text:style-name="T32">S</text:span></text:span><text:span text:style-name="CharStyle38"><text:span text:style-name="T13">vatí </text:span></text:span><text:span text:style-name="CharStyle38"><text:span text:style-name="T32">O</text:span></text:span><text:span text:style-name="CharStyle38"><text:span text:style-name="T13">tcové na znamení nevinnosti či pokory nositi </text:span></text:span><text:span text:style-name="CharStyle38"><text:span text:style-name="T32">určili těm</text:span></text:span><text:span text:style-name="CharStyle38"><text:span text:style-name="T13">, k</text:span></text:span><text:span text:style-name="CharStyle38"><text:span text:style-name="T32">teří</text:span></text:span><text:span text:style-name="CharStyle38"><text:span text:style-name="T13"> se zřekli světa, Ty </text:span></text:span><text:span text:style-name="CharStyle38"><text:span text:style-name="T32">takto</text:span></text:span><text:span text:style-name="CharStyle38"><text:span text:style-name="T13"> pože++hnati rač, aby, tento tvůj služebník, který tento oděv oblékati bude, také tebe </text:span></text:span><text:span text:style-name="CharStyle38"><text:span text:style-name="T32">si </text:span></text:span><text:span text:style-name="CharStyle38"><text:span text:style-name="T13">obléci </text:span></text:span><text:span text:style-name="CharStyle38"><text:span text:style-name="T32">zasloužil.</text:span></text:span><text:span text:style-name="CharStyle38"><text:span text:style-name="T13"> Jenž žiješ a vládneš Bůh na věky věkův.<text:tab/>R/. Amen</text:span></text:span><text:span text:style-name="CharStyle38"><text:span text:style-name="T61">.</text:span></text:span></text:p>
          <text:p text:style-name="P86"><text:span text:style-name="CharStyle95"><text:span text:style-name="T89">Pak přijme Kropáč (</text:span></text:span><text:span text:style-name="CharStyle95"><text:span text:style-name="T61">Aspersori</text:span></text:span><text:span text:style-name="CharStyle95"><text:span text:style-name="T89">um)</text:span></text:span><text:span text:style-name="CharStyle95"><text:span text:style-name="T61"> </text:span></text:span><text:span text:style-name="CharStyle95"><text:span text:style-name="T89">z rukou Jáhna, a pokropí ji svěcenou vodou</text:span></text:span><text:span text:style-name="CharStyle95"><text:span text:style-name="T61">.</text:span></text:span></text:p>
        </text:list-item>
        <text:list-item>
          <text:p text:style-name="P88"><text:bookmark text:name="bookmark1277"/><text:span text:style-name="CharStyle95"><text:span text:style-name="T61"><text:tab/></text:span></text:span><text:span text:style-name="CharStyle95"><text:span text:style-name="T8"><text:note text:id="ftn11" text:note-class="footnote"><text:note-citation>11</text:note-citation><text:note-body><text:list xml:id="list3831113148060" text:continue-numbering="true" text:style-name="L3"><text:list-item><text:p text:style-name="P87"><text:span text:style-name="CharStyle107"><text:span text:style-name="T51"><text:s/>16. Tum, accedente juvanteque Magistro, exuat...</text:span></text:span></text:p></text:list-item></text:list></text:note-body></text:note></text:span></text:span><text:span text:style-name="CharStyle95"><text:span text:style-name="T61"> </text:span></text:span><text:span text:style-name="CharStyle95"><text:span text:style-name="T89">Tehdy přistoupí Novicmistr ku pomoci</text:span></text:span><text:span text:style-name="CharStyle95"><text:span text:style-name="T61">, </text:span></text:span><text:span text:style-name="CharStyle95"><text:span text:style-name="T89">viz předchozí kapitolu,</text:span></text:span><text:span text:style-name="CharStyle95"><text:span text:style-name="T61"> </text:span></text:span><text:span text:style-name="CharStyle95"><text:span text:style-name="T89">a Opat svleče z Profese Kapuci a Plášť</text:span></text:span><text:span text:style-name="CharStyle95"><text:span text:style-name="T61">, </text:span></text:span><text:span text:style-name="CharStyle95"><text:span text:style-name="T32">se slovy</text:span></text:span><text:span text:style-name="CharStyle95"><text:span text:style-name="T61">:</text:span></text:span></text:p>
          <text:p text:style-name="P89"><text:span text:style-name="CharStyle38"><text:span text:style-name="T90">Nechť z tebe Pán svlékne starého člověka i s jeho skutky</text:span></text:span><text:span text:style-name="CharStyle38"><text:span text:style-name="T61">.</text:span></text:span></text:p>
          <text:p text:style-name="P90"><text:span text:style-name="CharStyle95"><text:span text:style-name="T90">A K</text:span></text:span><text:span text:style-name="CharStyle95"><text:span text:style-name="T61">o</text:span></text:span><text:span text:style-name="CharStyle95"><text:span text:style-name="T8">n</text:span></text:span><text:span text:style-name="CharStyle95"><text:span text:style-name="T61">vent </text:span></text:span><text:span text:style-name="CharStyle95"><text:span text:style-name="T33">ať odpoví</text:span></text:span><text:span text:style-name="CharStyle95"><text:span text:style-name="T61">: </text:span></text:span><text:span text:style-name="CharStyle95"><text:span text:style-name="T53">A</text:span></text:span><text:span text:style-name="CharStyle95"><text:span text:style-name="T45">m</text:span></text:span><text:span text:style-name="CharStyle95"><text:span text:style-name="T53">e</text:span></text:span><text:span text:style-name="CharStyle95"><text:span text:style-name="T44">n</text:span></text:span><text:span text:style-name="CharStyle95"><text:span text:style-name="T53">.</text:span></text:span></text:p>
          <text:p text:style-name="P90"><text:soft-page-break/><text:span text:style-name="CharStyle95"><text:span text:style-name="T90">A podobně mu oblékne bílou Kukuli a Kapuci</text:span></text:span><text:span text:style-name="CharStyle95"><text:span text:style-name="T61">, </text:span></text:span><text:span text:style-name="CharStyle95"><text:span text:style-name="T90">a při oblékání Kukule říká</text:span></text:span><text:span text:style-name="CharStyle95"><text:span text:style-name="T61">:</text:span></text:span></text:p>
          <text:p text:style-name="P49"><text:span text:style-name="CharStyle38"><text:span text:style-name="T61">Nechť tě Pán obleče jako nového člověka, který</text:span></text:span><text:span text:style-name="CharStyle38"><text:span text:style-name="T90"> </text:span></text:span><text:span text:style-name="CharStyle38"><text:span text:style-name="T61">dle Boha </text:span></text:span><text:span text:style-name="CharStyle38"><text:span text:style-name="T90">stvořen byl</text:span></text:span><text:span text:style-name="CharStyle38"><text:span text:style-name="T61">, ve spravedlnosti a svatosti pravdy.</text:span></text:span></text:p>
          <text:p text:style-name="P90"><text:span text:style-name="CharStyle95"><text:span text:style-name="T90">A Bratři nechť odpoví</text:span></text:span><text:span text:style-name="CharStyle95"><text:span text:style-name="T61">: </text:span></text:span><text:span text:style-name="CharStyle95"><text:span text:style-name="T53">Amen.</text:span></text:span><text:span text:style-name="CharStyle95"><text:span text:style-name="T61"> </text:span></text:span><text:span text:style-name="CharStyle95"><text:span text:style-name="T2"><text:note text:id="ftn12" text:note-class="footnote"><text:note-citation>12</text:note-citation><text:note-body><text:list xml:id="list3831171093689" text:continue-numbering="true" text:style-name="L3"><text:list-item><text:p text:style-name="P87"><text:span text:style-name="CharStyle109"><text:span text:style-name="T51"><text:s/>... Amen.</text:span></text:span><text:span text:style-name="CharStyle107"><text:span text:style-name="T51"> Interim Vestiarius aufert vestes exutas in Vestiario reponendas. Mox Abbas...</text:span></text:span></text:p></text:list-item></text:list></text:note-body></text:note></text:span></text:span></text:p>
          <text:p text:style-name="P70"><text:span text:style-name="CharStyle95"><text:span text:style-name="T90">Pak Opat vstane spolu se Služebníky Oltáře, obrátí se směrem k Oltáři</text:span></text:span><text:span text:style-name="CharStyle95"><text:span text:style-name="T61">, </text:span></text:span><text:span text:style-name="CharStyle95"><text:span text:style-name="T90">a s odkrytou hlavou začne slavným způsobem </text:span></text:span><text:span text:style-name="CharStyle95"><text:span text:style-name="T91">Kantikum</text:span></text:span><text:span text:style-name="CharStyle95"><text:span text:style-name="T90"> </text:span></text:span><text:span text:style-name="CharStyle193"><text:span text:style-name="T100">Te</text:span></text:span><text:span text:style-name="CharStyle193"><text:span text:style-name="T103">be</text:span></text:span><text:span text:style-name="CharStyle193"><text:span text:style-name="T100"> </text:span></text:span><text:span text:style-name="CharStyle193"><text:span text:style-name="T38">Bože chválíme</text:span></text:span><text:span text:style-name="CharStyle226"><text:span text:style-name="T36">, </text:span></text:span><text:span text:style-name="CharStyle95"><text:span text:style-name="T90">načež Kantor </text:span></text:span><text:span text:style-name="CharStyle95"><text:span text:style-name="T61"><text:s/></text:span></text:span><text:span text:style-name="CharStyle95"><text:span text:style-name="T90">naváže</text:span></text:span><text:span text:style-name="CharStyle95"><text:span text:style-name="T61">, </text:span></text:span><text:span text:style-name="CharStyle95"><text:span text:style-name="T90">a K</text:span></text:span><text:span text:style-name="CharStyle95"><text:span text:style-name="T61">onvent </text:span></text:span><text:span text:style-name="CharStyle95"><text:span text:style-name="T90">obrácen k sobě navzájem zpívá </text:span></text:span><text:span text:style-name="CharStyle95"><text:span text:style-name="T110">alternatim</text:span></text:span><text:span text:style-name="CharStyle95"><text:span text:style-name="T61"> </text:span></text:span><text:span text:style-name="CharStyle95"><text:span text:style-name="T90">jako obvykle</text:span></text:span><text:span text:style-name="CharStyle95"><text:span text:style-name="T61">.</text:span></text:span></text:p>
        </text:list-item>
        <text:list-item>
          <text:p text:style-name="P71"><text:span text:style-name="CharStyle95"><text:span text:style-name="T61"><text:s/></text:span></text:span><text:span text:style-name="CharStyle95"><text:span text:style-name="T61"><text:note text:id="ftn13" text:note-class="footnote"><text:note-citation>13</text:note-citation><text:note-body><text:p text:style-name="P32"><text:span text:style-name="CharStyle107"><text:span text:style-name="T51"><text:s/>17. Dum Canticum...</text:span></text:span></text:p></text:note-body></text:note></text:span></text:span><text:span text:style-name="CharStyle95"><text:span text:style-name="T61"><text:s/></text:span></text:span><text:span text:style-name="CharStyle95"><text:span text:style-name="T91">Když se zpívá Kantikum</text:span></text:span><text:span text:style-name="CharStyle95"><text:span text:style-name="T61">, </text:span></text:span><text:span text:style-name="CharStyle95"><text:span text:style-name="T91">Opat stojí jak je psáno výše spolu se Služebníky Oltáře</text:span></text:span><text:span text:style-name="CharStyle95"><text:span text:style-name="T61">; </text:span></text:span><text:span text:style-name="CharStyle95"><text:span text:style-name="T92">čerstvý Profes poodstoupí lehce za Opata, klekne si s hlavou odkrytou</text:span></text:span><text:span text:style-name="CharStyle95"><text:span text:style-name="T61">, </text:span></text:span><text:span text:style-name="CharStyle95"><text:span text:style-name="T92">s rukávy </text:span></text:span><text:span text:style-name="CharStyle95"><text:span text:style-name="T8"><text:note text:id="ftn14" text:note-class="footnote"><text:note-citation>14</text:note-citation><text:note-body><text:p text:style-name="P41"><text:span text:style-name="CharStyle107"><text:span text:style-name="T51"><text:s/>... capite detecto, manibus ante pectus intra manicas compositis, Magister redit...</text:span></text:span></text:p></text:note-body></text:note></text:span></text:span><text:span text:style-name="CharStyle95"><text:span text:style-name="T61"><text:s/></text:span></text:span><text:span text:style-name="CharStyle95"><text:span text:style-name="T92">zkříženými před hrudí </text:span></text:span><text:span text:style-name="CharStyle95"><text:span text:style-name="T61">; </text:span></text:span><text:span text:style-name="CharStyle95"><text:span text:style-name="T92">Novicmistr se vrátí na své místo na začátku Chóru Noviců</text:span></text:span><text:span text:style-name="CharStyle95"><text:span text:style-name="T61">, </text:span></text:span><text:span text:style-name="CharStyle95"><text:span text:style-name="T92">a Vestiář vezme oblečení Novicovo a odloží je na své místo</text:span></text:span><text:span text:style-name="CharStyle95"><text:span text:style-name="T61">.</text:span></text:span></text:p>
        </text:list-item>
      </text:list>
      <text:p text:style-name="P7"><text:span text:style-name="CharStyle95"><text:span text:style-name="T34">Na konci Kantika se K</text:span></text:span><text:span text:style-name="CharStyle95"><text:span text:style-name="T61">onvent </text:span></text:span><text:span text:style-name="CharStyle95"><text:span text:style-name="T92">obrátí k Oltáři</text:span></text:span><text:span text:style-name="CharStyle95"><text:span text:style-name="T61">, </text:span></text:span><text:span text:style-name="CharStyle95"><text:span text:style-name="T92">a Opat zpívá z knihy </text:span></text:span><text:span text:style-name="CharStyle95"><text:span text:style-name="T61">:</text:span></text:span></text:p>
      <text:p text:style-name="P36"><text:span text:style-name="CharStyle38"><text:span text:style-name="T61"/></text:span></text:p>
      <text:p text:style-name="P35"><text:span text:style-name="CharStyle38"><text:span text:style-name="T69">V/. </text:span></text:span><text:span text:style-name="CharStyle38"><text:span text:style-name="T90">Dobrořečme Otci i Synu, i Duhu Svatému</text:span></text:span><text:span text:style-name="CharStyle38"><text:span text:style-name="T61">. </text:span></text:span><text:span text:style-name="CharStyle38"><text:span text:style-name="T69">§</text:span></text:span></text:p>
      <text:p text:style-name="P15"><text:span text:style-name="CharStyle38"><text:span text:style-name="T18">R/</text:span></text:span><text:span text:style-name="CharStyle38"><text:span text:style-name="T61">. </text:span></text:span><text:span text:style-name="CharStyle38"><text:span text:style-name="T90">Chvalme a oslavujme ho navěky</text:span></text:span><text:span text:style-name="CharStyle38"><text:span text:style-name="T61">. </text:span></text:span><text:span text:style-name="CharStyle38"><text:span text:style-name="T69">§</text:span></text:span><text:span text:style-name="CharStyle38"><text:span text:style-name="T61"> </text:span></text:span></text:p>
      <text:p text:style-name="P16"><text:span text:style-name="CharStyle38"><text:span text:style-name="T18">V/. </text:span></text:span><text:span text:style-name="CharStyle38"><text:span text:style-name="T33">Pán s vámi</text:span></text:span><text:span text:style-name="CharStyle38"><text:span text:style-name="T61">. </text:span></text:span><text:span text:style-name="CharStyle38"><text:span text:style-name="T18">§</text:span></text:span></text:p>
      <text:p text:style-name="P18"><text:span text:style-name="CharStyle47"><text:span text:style-name="T18">R/</text:span></text:span><text:span text:style-name="CharStyle47"><text:span text:style-name="T8">.</text:span></text:span><text:span text:style-name="CharStyle38"><text:span text:style-name="T61"> </text:span></text:span><text:span text:style-name="CharStyle38"><text:span text:style-name="T90">I s duchem svým</text:span></text:span><text:span text:style-name="CharStyle38"><text:span text:style-name="T61">.</text:span></text:span></text:p>
      <text:p text:style-name="P33"><text:span text:style-name="CharStyle47"><text:span text:style-name="T33">Modleme se</text:span></text:span><text:span text:style-name="CharStyle47"><text:span text:style-name="T8">.</text:span></text:span><text:span text:style-name="CharStyle47"><text:span text:style-name="T61"> </text:span></text:span><text:span text:style-name="CharStyle47"><text:span text:style-name="T18">§</text:span></text:span></text:p>
      <text:p text:style-name="P31"><text:span text:style-name="CharStyle38"><text:span text:style-name="T91">Skutky</text:span></text:span><text:span text:style-name="CharStyle38"><text:span text:style-name="T61"> naše, prosíme, Pane, snahou předcházej a pomocí provázej, aby všechny naše modlitby i skutky vždy od tebe začínaly, a skrze tebe započaté byly i dokončeny. </text:span></text:span></text:p>
      <text:p text:style-name="P30"><text:span text:style-name="CharStyle38"><text:span text:style-name="T61">Bože, jenž nás zapaluješ k obrácení se od marnosti světa k odměně nebeského povolání, vejdi do našich srdcí, a vlej nám milost, díky níž v tobě vytrváme; abychom, vyzbrojeni ochranou tvé milosti naplnili to, co jsme z tvého daru slíbili, a jako tebou učinění vykonavatelé svého slibu dosáhli toho, co jsi slíbiti ráčil těm, kteří </text:span></text:span><text:span text:style-name="CharStyle38"><text:span text:style-name="T91">v tobě </text:span></text:span><text:span text:style-name="CharStyle38"><text:span text:style-name="T61">vytrvají. Skrze Krista, Pána našeho. </text:span></text:span><text:span text:style-name="CharStyle38"><text:span text:style-name="T69">R/</text:span></text:span><text:span text:style-name="CharStyle38"><text:span text:style-name="T61">. Amen.</text:span></text:span></text:p>
      <text:list xml:id="list3831825004643" text:continue-numbering="true" text:style-name="L3">
        <text:list-item>
          <text:p text:style-name="P84"><text:bookmark text:name="bookmark1279"/><text:soft-page-break/><text:span text:style-name="CharStyle95"><text:span text:style-name="T61"><text:tab/></text:span></text:span><text:span text:style-name="CharStyle95"><text:span text:style-name="T2"><text:note text:id="ftn15" text:note-class="footnote"><text:note-citation>15</text:note-citation><text:note-body><text:p text:style-name="P42"><text:span text:style-name="CharStyle107"><text:span text:style-name="T52"><text:s/>18. Post haec noviter Professus redeat in Chorum Novitiorum </text:span></text:span><text:span text:style-name="CharStyle107"><text:span text:style-name="T6">e</text:span></text:span><text:span text:style-name="CharStyle107"><text:span text:style-name="T52">t ibi remaneat usque post Missam, cuncta agens ut solent Novitii; statuatur vero in ordine suo in Chorum Monachorum facto signo </text:span></text:span><text:span text:style-name="CharStyle107"><text:span text:style-name="T4">a</text:span></text:span><text:span text:style-name="CharStyle107"><text:span text:style-name="T52"> Priore, tempore congruo. — 19. Denique...</text:span></text:span></text:p></text:note-body></text:note></text:span></text:span><text:span text:style-name="CharStyle95"><text:span text:style-name="T61"> Po</text:span></text:span><text:span text:style-name="CharStyle95"><text:span text:style-name="T93">té čerstvého Profese uvede Převor na jeho místo v Chóru Mnichů</text:span></text:span><text:span text:style-name="CharStyle95"><text:span text:style-name="T61">, </text:span></text:span><text:span text:style-name="CharStyle95"><text:span text:style-name="T93">a Opat se vrátí k Oltáři a pokračuje ve Mši </text:span></text:span><text:span text:style-name="CharStyle95"><text:span text:style-name="T61">; </text:span></text:span><text:span text:style-name="CharStyle95"><text:span text:style-name="T93">na ní čerstvý Mnich přijímá poté</text:span></text:span><text:span text:style-name="CharStyle95"><text:span text:style-name="T61">, </text:span></text:span><text:span text:style-name="CharStyle95"><text:span text:style-name="T93">co přijal Pozdravení Pokoje u stupně k Presbytáři </text:span></text:span><text:span text:style-name="CharStyle95"><text:span text:style-name="T61">: </text:span></text:span><text:span text:style-name="CharStyle95"><text:span text:style-name="T93">pokud tedy přijme požehnání při Mši</text:span></text:span><text:span text:style-name="CharStyle95"><text:span text:style-name="T61">. </text:span></text:span><text:span text:style-name="CharStyle95"><text:span text:style-name="T93">Může totiž přijmout požehnání po Sextě či jiné Hodince</text:span></text:span><text:span text:style-name="CharStyle95"><text:span text:style-name="T61">.</text:span></text:span></text:p>
        </text:list-item>
        <text:list-item>
          <text:p text:style-name="P91"><text:bookmark text:name="bookmark1280"/><text:span text:style-name="CharStyle95"><text:span text:style-name="T61"><text:tab/></text:span></text:span><text:span text:style-name="CharStyle95"><text:span text:style-name="T93">Poté se</text:span></text:span><text:span text:style-name="CharStyle95"><text:span text:style-name="T61"> </text:span></text:span><text:span text:style-name="CharStyle95"><text:span text:style-name="T93">za přítomnosti příbuzných nebo zajisté i jiných dvou Svědků ze světa, kteří byli za tímto účelem povoláni</text:span></text:span><text:span text:style-name="CharStyle95"><text:span text:style-name="T61">, </text:span></text:span><text:span text:style-name="CharStyle95"><text:span text:style-name="T93">zapíšou Věčné Sliby do zvláštní knihy, kam se pečlivě zaznamenají jejich den, měsíc a rok </text:span></text:span><text:span text:style-name="CharStyle95"><text:span text:style-name="T61">: </text:span></text:span><text:span text:style-name="CharStyle95"><text:span text:style-name="T93">pod tím se napíše nejdříve kdo přijímal sliby, poté Mnich, který je skládal</text:span></text:span><text:span text:style-name="CharStyle95"><text:span text:style-name="T61">, </text:span></text:span><text:span text:style-name="CharStyle95"><text:span text:style-name="T93">a nakonec Svědci</text:span></text:span><text:span text:style-name="CharStyle95"><text:span text:style-name="T61">. </text:span></text:span><text:span text:style-name="CharStyle95"><text:span text:style-name="T94">A totéž se učiní pod podpisem na kartičce, z níž Novic čte Profesi</text:span></text:span><text:span text:style-name="CharStyle95"><text:span text:style-name="T61">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loister" svg:font-family="Cloister" style:font-family-generic="roman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ody_20_text_20__28_6_29_" style:display-name="Body text (6)" style:family="paragraph" style:master-page-name="">
      <loext:graphic-properties draw:fill="none" draw:fill-color="#729fcf"/>
      <style:paragraph-properties fo:line-height="150%" style:page-number="auto" fo:background-color="transparent"/>
      <style:text-properties style:text-line-through-style="none" style:text-line-through-type="none" style:font-name="Times New Roman" fo:font-family="'Times New Roman'" fo:font-size="15pt" fo:font-style="normal" style:text-underline-style="none" fo:font-weight="normal" fo:background-color="transparent" style:font-name-asian="Times New Roman" style:font-family-asian="'Times New Roman'" style:font-size-asian="15pt" style:font-style-asian="normal" style:font-weight-asian="normal" style:font-name-complex="Times New Roman" style:font-family-complex="'Times New Roman'" style:font-size-complex="15pt" style:font-style-complex="normal" style:font-weight-complex="normal"/>
    </style:style>
    <style:style style:name="Heading_20__23_6" style:display-name="Heading #6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Other" style:family="paragraph" style:master-page-name="">
      <loext:graphic-properties draw:fill="none" draw:fill-color="#729fcf"/>
      <style:paragraph-properties fo:margin-left="0in" fo:margin-right="0in" fo:line-height="96%" fo:text-indent="0.9445in" style:auto-text-indent="false" style:page-number="auto" fo:background-color="transparent"/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Picture_20_caption" style:display-name="Picture caption" style:family="paragraph" style:master-page-name="">
      <loext:graphic-properties draw:fill="none" draw:fill-color="#729fcf"/>
      <style:paragraph-properties fo:line-height="114%"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11pt" fo:font-style="normal" style:text-underline-style="none" fo:font-weight="normal" fo:background-color="transparent" style:font-name-asian="Times New Roman" style:font-family-asian="'Times New Roman'" style:font-size-asian="11pt" style:font-style-asian="normal" style:font-weight-asian="normal" style:font-name-complex="Times New Roman" style:font-family-complex="'Times New Roman'" style:font-size-complex="11pt" style:font-style-complex="normal" style:font-weight-complex="normal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ody_20_text_20__28_12_29_" style:display-name="Body text (12)" style:family="paragraph" style:master-page-name="">
      <loext:graphic-properties draw:fill="none" draw:fill-color="#729fcf"/>
      <style:paragraph-properties fo:line-height="94%"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11pt" fo:font-style="normal" style:text-underline-style="none" fo:font-weight="bold" fo:background-color="transparent" style:font-name-asian="Times New Roman" style:font-family-asian="'Times New Roman'" style:font-size-asian="11pt" style:font-style-asian="normal" style:font-weight-asian="bold" style:font-name-complex="Times New Roman" style:font-family-complex="'Times New Roman'" style:font-size-complex="11pt" style:font-style-complex="normal" style:font-weight-complex="bold"/>
    </style:style>
    <style:style style:name="Body_20_text_20__28_2_29_" style:display-name="Body text (2)" style:family="paragraph" style:master-page-name="">
      <loext:graphic-properties draw:fill="none" draw:fill-color="#729fcf"/>
      <style:paragraph-properties fo:margin-left="0in" fo:margin-right="0in" fo:line-height="96%" fo:text-indent="0.9445in" style:auto-text-indent="false" style:page-number="auto" fo:background-color="transparent"/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Body_20_text_20__28_2_29__20__2b__20_DropCap63" style:display-name="Body text (2) + DropCap63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92in" fo:text-align="start" style:justify-single-word="false" fo:text-indent="0.25in" style:auto-text-indent="false"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or_20_footer" style:display-name="Header or footer" style:family="paragraph" style:master-page-name="">
      <loext:graphic-properties draw:fill="none" draw:fill-color="#729fcf"/>
      <style:paragraph-properties style:page-number="auto" fo:background-color="transparent"/>
      <style:text-properties style:text-line-through-style="none" style:text-line-through-type="none" style:font-name="Times New Roman" fo:font-family="'Times New Roman'" fo:font-size="9.5pt" fo:font-style="normal" style:text-underline-style="none" fo:font-weight="normal" fo:background-color="transparent" style:font-name-asian="Times New Roman" style:font-family-asian="'Times New Roman'" style:font-size-asian="9.5pt" style:font-style-asian="normal" style:font-weight-asian="normal" style:font-name-complex="Times New Roman" style:font-family-complex="'Times New Roman'" style:font-size-complex="9.5pt" style:font-style-complex="normal" style:font-weight-complex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ody_20_text_20__28_11_29_" style:display-name="Body text (11)" style:family="paragraph" style:master-page-name="">
      <loext:graphic-properties draw:fill="none" draw:fill-color="#729fcf"/>
      <style:paragraph-properties fo:line-height="109%" fo:text-align="center" style:justify-single-word="false" style:page-number="auto" fo:background-color="transparent"/>
      <style:text-properties style:text-line-through-style="none" style:text-line-through-type="none" style:font-name="Arial" fo:font-family="Arial" fo:font-size="9.5pt" fo:font-style="normal" style:text-underline-style="none" fo:font-weight="normal" fo:background-color="transparent" style:font-name-asian="Arial" style:font-family-asian="Arial" style:font-size-asian="9.5pt" style:font-style-asian="normal" style:font-weight-asian="normal" style:font-name-complex="Arial" style:font-family-complex="Arial" style:font-size-complex="9.5pt" style:font-style-complex="normal" style:font-weight-complex="normal"/>
    </style:style>
    <style:style style:name="Body_20_text_20__28_2_29__20__2b__20_DropCap64" style:display-name="Body text (2) + DropCap64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3016in" fo:text-align="start" style:justify-single-word="false" fo:text-indent="0in" style:auto-text-indent="false" style:page-number="auto" fo:background-color="transparent"/>
    </style:style>
    <style:style style:name="Body_20_text_20__28_2_29__20__2b__20_DropCap66" style:display-name="Body text (2) + DropCap66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84in" fo:text-align="start" style:justify-single-word="false" fo:text-indent="0.25in" style:auto-text-indent="false" style:page-number="auto" fo:background-color="transparent"/>
    </style:style>
    <style:style style:name="Body_20_text_20__28_2_29__20__2b__20_DropCap69" style:display-name="Body text (2) + DropCap69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09in" fo:text-align="start" style:justify-single-word="false" fo:text-indent="0in" style:auto-text-indent="false" style:page-number="auto" fo:background-color="transparent"/>
    </style:style>
    <style:style style:name="Body_20_text_20__28_2_29__20__2b__20_DropCap70" style:display-name="Body text (2) + DropCap70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92in" fo:text-align="start" style:justify-single-word="false" fo:text-indent="0in" style:auto-text-indent="false" style:page-number="auto" fo:background-color="transparent"/>
    </style:style>
    <style:style style:name="Frame_20_contents" style:display-name="Frame contents" style:family="paragraph" style:parent-style-name="Standard" style:class="extra"/>
    <style:style style:name="DefaultFontStyle" style:family="text">
      <style:text-properties fo:color="#000000" loext:opacity="100%" style:text-position="0% 100%" style:font-name="Microsoft Sans Serif" fo:font-family="'Microsoft Sans Serif'" fo:font-size="12pt" fo:letter-spacing="normal" fo:language="la" fo:country="001" style:font-name-asian="Microsoft Sans Serif" style:font-family-asian="'Microsoft Sans Serif'" style:font-size-asian="12pt" style:language-asian="la" style:country-asian="001" style:font-name-complex="Microsoft Sans Serif" style:font-family-complex="'Microsoft Sans Serif'" style:font-size-complex="12pt" style:language-complex="la" style:country-complex="001" style:text-scale="100%"/>
    </style:style>
    <style:style style:name="CharStyle95" style:family="text" style:parent-style-name="DefaultFontStyle">
      <style:text-properties style:text-line-through-style="none" style:text-line-through-type="none" style:font-name="Times New Roman" fo:font-family="'Times New Roman'" fo:font-size="15pt" fo:font-style="normal" style:text-underline-style="none" fo:font-weight="normal" fo:background-color="transparent" style:font-name-asian="Times New Roman" style:font-family-asian="'Times New Roman'" style:font-size-asian="15pt" style:font-style-asian="normal" style:font-weight-asian="normal" style:font-name-complex="Times New Roman" style:font-family-complex="'Times New Roman'" style:font-size-complex="15pt" style:font-style-complex="normal" style:font-weight-complex="normal"/>
    </style:style>
    <style:style style:name="CharStyle99" style:family="text" style:parent-style-name="CharStyle95">
      <style:text-properties fo:color="#000000" loext:opacity="100%" style:text-position="0% 100%" fo:letter-spacing="normal" fo:language="la" fo:country="001" fo:background-color="#ffffff" style:language-asian="la" style:country-asian="001" style:language-complex="la" style:country-complex="001" style:text-scale="100%"/>
    </style:style>
    <style:style style:name="CharStyle55" style:family="text" style:parent-style-name="DefaultFontStyle"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CharStyle20" style:family="text" style:parent-style-name="DefaultFontStyle"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CharStyle163" style:family="text" style:parent-style-name="CharStyle20">
      <style:text-properties fo:color="#000000" loext:opacity="100%" style:text-position="0% 100%" style:font-name="Arial" fo:font-family="Arial" fo:font-size="11pt" fo:letter-spacing="normal" fo:language="la" fo:country="001" style:font-name-asian="Arial" style:font-family-asian="Arial" style:font-size-asian="11pt" style:language-asian="la" style:country-asian="001" style:font-name-complex="Arial" style:font-family-complex="Arial" style:font-size-complex="11pt" style:language-complex="la" style:country-complex="001" style:text-scale="100%"/>
    </style:style>
    <style:style style:name="CharStyle41" style:family="text" style:parent-style-name="DefaultFontStyle">
      <style:text-properties style:text-line-through-style="none" style:text-line-through-type="none" style:font-name="Times New Roman" fo:font-family="'Times New Roman'" fo:font-size="11pt" fo:font-style="normal" style:text-underline-style="none" fo:font-weight="normal" fo:background-color="transparent" style:font-name-asian="Times New Roman" style:font-family-asian="'Times New Roman'" style:font-size-asian="11pt" style:font-style-asian="normal" style:font-weight-asian="normal" style:font-name-complex="Times New Roman" style:font-family-complex="'Times New Roman'" style:font-size-complex="11pt" style:font-style-complex="normal" style:font-weight-complex="normal"/>
    </style:style>
    <style:style style:name="CharStyle101" style:family="text" style:parent-style-name="CharStyle41">
      <style:text-properties fo:color="#000000" loext:opacity="100%" style:text-position="0% 100%" fo:font-size="15pt" fo:letter-spacing="normal" fo:language="la" fo:country="001" style:font-size-asian="15pt" style:language-asian="la" style:country-asian="001" style:font-size-complex="15pt" style:language-complex="la" style:country-complex="001" style:text-scale="100%"/>
    </style:style>
    <style:style style:name="CharStyle97" style:family="text" style:parent-style-name="CharStyle95">
      <style:text-properties fo:font-variant="small-caps" fo:color="#000000" loext:opacity="100%" style:text-position="0% 100%" fo:font-size="17pt" fo:letter-spacing="normal" fo:language="la" fo:country="001" style:font-size-asian="17pt" style:language-asian="la" style:country-asian="001" style:font-size-complex="17pt" style:language-complex="la" style:country-complex="001" style:text-scale="100%"/>
    </style:style>
    <style:style style:name="CharStyle3" style:family="text" style:parent-style-name="DefaultFontStyle">
      <style:text-properties style:text-line-through-style="none" style:text-line-through-type="none" style:font-name="Times New Roman" fo:font-family="'Times New Roman'" fo:font-size="14pt" fo:font-style="normal" style:text-underline-style="none" fo:font-weight="normal" fo:background-color="transparent" style:font-name-asian="Times New Roman" style:font-family-asian="'Times New Roman'" style:font-size-asian="14pt" style:font-style-asian="normal" style:font-weight-asian="normal" style:font-name-complex="Times New Roman" style:font-family-complex="'Times New Roman'" style:font-size-complex="14pt" style:font-style-complex="normal" style:font-weight-complex="normal"/>
    </style:style>
    <style:style style:name="CharStyle8" style:family="text" style:parent-style-name="CharStyle3">
      <style:text-properties fo:color="#000000" loext:opacity="100%" style:text-position="0% 100%" fo:letter-spacing="normal" fo:language="la" fo:country="001" fo:background-color="#ffffff" style:language-asian="la" style:country-asian="001" style:language-complex="la" style:country-complex="001" style:text-scale="100%"/>
    </style:style>
    <style:style style:name="CharStyle169" style:family="text" style:parent-style-name="DefaultFontStyle">
      <style:text-properties style:text-line-through-style="none" style:text-line-through-type="none" style:font-name="Times New Roman" fo:font-family="'Times New Roman'" fo:font-size="11pt" fo:font-style="normal" style:text-underline-style="none" fo:font-weight="bold" fo:background-color="transparent" style:font-name-asian="Times New Roman" style:font-family-asian="'Times New Roman'" style:font-size-asian="11pt" style:font-style-asian="normal" style:font-weight-asian="bold" style:font-name-complex="Times New Roman" style:font-family-complex="'Times New Roman'" style:font-size-complex="11pt" style:font-style-complex="normal" style:font-weight-complex="bold"/>
    </style:style>
    <style:style style:name="CharStyle38" style:family="text" style:parent-style-name="DefaultFontStyle"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CharStyle190" style:family="text" style:parent-style-name="CharStyle38">
      <style:text-properties fo:color="#000000" loext:opacity="100%" style:text-position="0% 100%" style:font-name="Arial" fo:font-family="Arial" fo:font-size="9pt" fo:letter-spacing="normal" fo:language="la" fo:country="001" style:font-name-asian="Arial" style:font-family-asian="Arial" style:font-size-asian="9pt" style:language-asian="la" style:country-asian="001" style:font-name-complex="Arial" style:font-family-complex="Arial" style:font-size-complex="9pt" style:language-complex="la" style:country-complex="001" style:text-scale="100%"/>
    </style:style>
    <style:style style:name="CharStyle106" style:family="text" style:parent-style-name="CharStyle38">
      <style:text-properties fo:color="#000000" loext:opacity="100%" style:text-position="0% 100%" fo:font-size="15pt" fo:letter-spacing="normal" fo:language="la" fo:country="001" style:font-size-asian="15pt" style:language-asian="la" style:country-asian="001" style:font-size-complex="15pt" style:language-complex="la" style:country-complex="001" style:text-scale="100%"/>
    </style:style>
    <style:style style:name="CharStyle107" style:family="text" style:parent-style-name="CharStyle95">
      <style:text-properties fo:color="#000000" loext:opacity="100%" style:text-position="0% 100%" fo:font-size="14pt" fo:letter-spacing="normal" fo:language="la" fo:country="001" style:font-size-asian="14pt" style:language-asian="la" style:country-asian="001" style:font-size-complex="14pt" style:language-complex="la" style:country-complex="001" style:text-scale="100%"/>
    </style:style>
    <style:style style:name="CharStyle64" style:family="text" style:parent-style-name="CharStyle38">
      <style:text-properties fo:color="#000000" loext:opacity="100%" style:text-position="0% 100%" fo:letter-spacing="normal" fo:language="la" fo:country="001" fo:font-style="italic" style:language-asian="la" style:country-asian="001" style:font-style-asian="italic" style:language-complex="la" style:country-complex="001" style:font-style-complex="italic" style:text-scale="100%"/>
    </style:style>
    <style:style style:name="CharStyle119" style:family="text" style:parent-style-name="CharStyle95">
      <style:text-properties fo:color="#000000" loext:opacity="100%" style:text-position="0% 100%" style:font-name="Arial" fo:font-family="Arial" fo:font-size="9pt" fo:letter-spacing="normal" fo:language="la" fo:country="001" style:font-name-asian="Arial" style:font-family-asian="Arial" style:font-size-asian="9pt" style:language-asian="la" style:country-asian="001" style:font-name-complex="Arial" style:font-family-complex="Arial" style:font-size-complex="9pt" style:language-complex="la" style:country-complex="001" style:text-scale="100%"/>
    </style:style>
    <style:style style:name="CharStyle193" style:family="text" style:parent-style-name="CharStyle95">
      <style:text-properties fo:color="#000000" loext:opacity="100%" style:text-position="0% 100%" fo:font-size="18pt" fo:letter-spacing="normal" fo:language="la" fo:country="001" fo:font-style="italic" style:font-size-asian="18pt" style:language-asian="la" style:country-asian="001" style:font-style-asian="italic" style:font-size-complex="18pt" style:language-complex="la" style:country-complex="001" style:font-style-complex="italic" style:text-scale="100%"/>
    </style:style>
    <style:style style:name="CharStyle109" style:family="text" style:parent-style-name="CharStyle95">
      <style:text-properties fo:color="#000000" loext:opacity="100%" style:text-position="0% 100%" fo:font-size="14pt" fo:letter-spacing="normal" fo:language="la" fo:country="001" fo:font-style="italic" style:font-size-asian="14pt" style:language-asian="la" style:country-asian="001" style:font-style-asian="italic" style:font-size-complex="14pt" style:language-complex="la" style:country-complex="001" style:font-style-complex="italic" style:text-scale="100%"/>
    </style:style>
    <style:style style:name="CharStyle224" style:family="text" style:parent-style-name="CharStyle95">
      <style:text-properties fo:color="#000000" loext:opacity="100%" style:text-position="0% 100%" fo:letter-spacing="normal" fo:language="la" fo:country="001" fo:font-style="italic" style:text-underline-style="solid" style:text-underline-width="auto" style:text-underline-color="font-color" style:language-asian="la" style:country-asian="001" style:font-style-asian="italic" style:language-complex="la" style:country-complex="001" style:font-style-complex="italic" style:text-scale="100%"/>
    </style:style>
    <style:style style:name="CharStyle207" style:family="text" style:parent-style-name="CharStyle38">
      <style:text-properties fo:color="#000000" loext:opacity="100%" style:text-position="0% 100%" fo:letter-spacing="normal" fo:language="la" fo:country="001" style:text-underline-style="solid" style:text-underline-width="auto" style:text-underline-color="font-color" style:language-asian="la" style:country-asian="001" style:language-complex="la" style:country-complex="001" style:text-scale="100%"/>
    </style:style>
    <style:style style:name="CharStyle47" style:family="text" style:parent-style-name="CharStyle38">
      <style:text-properties fo:font-variant="small-caps" fo:color="#000000" loext:opacity="100%" style:text-position="0% 100%" fo:font-size="17pt" fo:letter-spacing="normal" fo:language="la" fo:country="001" style:font-size-asian="17pt" style:language-asian="la" style:country-asian="001" style:font-size-complex="17pt" style:language-complex="la" style:country-complex="001" style:text-scale="100%"/>
    </style:style>
    <style:style style:name="CharStyle210" style:family="text" style:parent-style-name="CharStyle38">
      <style:text-properties fo:color="#000000" loext:opacity="100%" style:text-position="0% 100%" fo:font-size="8pt" fo:letter-spacing="normal" fo:language="la" fo:country="001" style:font-size-asian="8pt" style:language-asian="la" style:country-asian="001" style:font-size-complex="8pt" style:language-complex="la" style:country-complex="001" style:text-scale="100%"/>
    </style:style>
    <style:style style:name="CharStyle126" style:family="text" style:parent-style-name="CharStyle20">
      <style:text-properties fo:color="#000000" loext:opacity="100%" style:text-position="0% 100%" style:font-name="Arial" fo:font-family="Arial" fo:font-size="25pt" fo:letter-spacing="normal" fo:language="la" fo:country="001" style:font-name-asian="Arial" style:font-family-asian="Arial" style:font-size-asian="25pt" style:language-asian="la" style:country-asian="001" style:font-name-complex="Arial" style:font-family-complex="Arial" style:font-size-complex="25pt" style:language-complex="la" style:country-complex="001" style:text-scale="100%"/>
    </style:style>
    <style:style style:name="CharStyle135" style:family="text" style:parent-style-name="CharStyle20">
      <style:text-properties fo:color="#000000" loext:opacity="100%" style:text-position="0% 100%" fo:font-size="15pt" fo:letter-spacing="normal" fo:language="la" fo:country="001" fo:font-style="italic" style:font-size-asian="15pt" style:language-asian="la" style:country-asian="001" style:font-style-asian="italic" style:font-size-complex="15pt" style:language-complex="la" style:country-complex="001" style:font-style-complex="italic" style:text-scale="100%"/>
    </style:style>
    <style:style style:name="CharStyle118" style:family="text" style:parent-style-name="CharStyle95">
      <style:text-properties fo:color="#000000" loext:opacity="100%" style:text-position="0% 100%" fo:letter-spacing="normal" fo:language="la" fo:country="001" style:text-underline-style="solid" style:text-underline-width="auto" style:text-underline-color="font-color" style:language-asian="la" style:country-asian="001" style:language-complex="la" style:country-complex="001" style:text-scale="100%"/>
    </style:style>
    <style:style style:name="CharStyle100" style:family="text" style:parent-style-name="CharStyle95">
      <style:text-properties fo:color="#000000" loext:opacity="100%" style:text-position="0% 100%" fo:letter-spacing="normal" fo:language="la" fo:country="001" fo:font-style="italic" style:language-asian="la" style:country-asian="001" style:font-style-asian="italic" style:language-complex="la" style:country-complex="001" style:font-style-complex="italic" style:text-scale="100%"/>
    </style:style>
    <style:style style:name="CharStyle225" style:family="text" style:parent-style-name="CharStyle55">
      <style:text-properties fo:color="#000000" loext:opacity="100%" style:text-position="0% 100%" fo:letter-spacing="normal" fo:language="la" fo:country="001" style:text-underline-style="solid" style:text-underline-width="auto" style:text-underline-color="font-color" style:language-asian="la" style:country-asian="001" style:language-complex="la" style:country-complex="001" style:text-scale="100%"/>
    </style:style>
    <style:style style:name="CharStyle26" style:family="text" style:parent-style-name="DefaultFontStyle">
      <style:text-properties style:text-line-through-style="none" style:text-line-through-type="none" style:font-name="Times New Roman" fo:font-family="'Times New Roman'" fo:font-size="9.5pt" fo:font-style="normal" style:text-underline-style="none" fo:font-weight="normal" fo:background-color="transparent" style:font-name-asian="Times New Roman" style:font-family-asian="'Times New Roman'" style:font-size-asian="9.5pt" style:font-style-asian="normal" style:font-weight-asian="normal" style:font-name-complex="Times New Roman" style:font-family-complex="'Times New Roman'" style:font-size-complex="9.5pt" style:font-style-complex="normal" style:font-weight-complex="normal"/>
    </style:style>
    <style:style style:name="CharStyle48" style:family="text" style:parent-style-name="CharStyle26">
      <style:text-properties fo:color="#000000" loext:opacity="100%" style:text-position="0% 100%" style:font-name="Arial" fo:font-family="Arial" fo:font-size="9pt" fo:letter-spacing="normal" fo:language="la" fo:country="001" style:font-name-asian="Arial" style:font-family-asian="Arial" style:font-size-asian="9pt" style:language-asian="la" style:country-asian="001" style:font-name-complex="Arial" style:font-family-complex="Arial" style:font-size-complex="9pt" style:language-complex="la" style:country-complex="001" style:text-scale="100%"/>
    </style:style>
    <style:style style:name="CharStyle182" style:family="text" style:parent-style-name="CharStyle95">
      <style:text-properties fo:color="#000000" loext:opacity="100%" style:text-position="0% 100%" fo:font-size="18pt" fo:letter-spacing="normal" fo:language="la" fo:country="001" style:font-size-asian="18pt" style:language-asian="la" style:country-asian="001" style:font-size-complex="18pt" style:language-complex="la" style:country-complex="001" style:text-scale="100%"/>
    </style:style>
    <style:style style:name="CharStyle146" style:family="text" style:parent-style-name="DefaultFontStyle">
      <style:text-properties style:text-line-through-style="none" style:text-line-through-type="none" style:font-name="Arial" fo:font-family="Arial" fo:font-size="9.5pt" fo:font-style="normal" style:text-underline-style="none" fo:font-weight="normal" fo:background-color="transparent" style:font-name-asian="Arial" style:font-family-asian="Arial" style:font-size-asian="9.5pt" style:font-style-asian="normal" style:font-weight-asian="normal" style:font-name-complex="Arial" style:font-family-complex="Arial" style:font-size-complex="9.5pt" style:font-style-complex="normal" style:font-weight-complex="normal"/>
    </style:style>
    <style:style style:name="CharStyle147" style:family="text" style:parent-style-name="CharStyle146">
      <style:text-properties fo:color="#000000" loext:opacity="100%" style:text-position="0% 100%" fo:font-size="9pt" fo:letter-spacing="normal" fo:language="la" fo:country="001" style:font-size-asian="9pt" style:language-asian="la" style:country-asian="001" style:font-size-complex="9pt" style:language-complex="la" style:country-complex="001" style:text-scale="100%"/>
    </style:style>
    <style:style style:name="CharStyle91" style:family="text" style:parent-style-name="CharStyle26">
      <style:text-properties fo:color="#000000" loext:opacity="100%" style:text-position="0% 100%" fo:font-size="15pt" fo:letter-spacing="normal" fo:language="la" fo:country="001" style:font-size-asian="15pt" style:language-asian="la" style:country-asian="001" style:font-size-complex="15pt" style:language-complex="la" style:country-complex="001" style:text-scale="100%"/>
    </style:style>
    <style:style style:name="CharStyle120" style:family="text" style:parent-style-name="CharStyle26">
      <style:text-properties fo:font-variant="small-caps" fo:color="#000000" loext:opacity="100%" style:text-position="0% 100%" fo:font-size="17pt" fo:letter-spacing="normal" fo:language="la" fo:country="001" style:font-size-asian="17pt" style:language-asian="la" style:country-asian="001" style:font-size-complex="17pt" style:language-complex="la" style:country-complex="001" style:text-scale="100%"/>
    </style:style>
    <style:style style:name="CharStyle226" style:family="text" style:parent-style-name="CharStyle95">
      <style:text-properties fo:color="#000000" loext:opacity="100%" style:text-position="0% 100%" fo:font-size="18pt" fo:letter-spacing="normal" fo:language="la" fo:country="001" fo:font-style="italic" style:text-underline-style="solid" style:text-underline-width="auto" style:text-underline-color="font-color" style:font-size-asian="18pt" style:language-asian="la" style:country-asian="001" style:font-style-asian="italic" style:font-size-complex="18pt" style:language-complex="la" style:country-complex="001" style:font-style-complex="italic" style:text-scale="100%"/>
    </style:style>
    <style:style style:name="CharStyle103" style:family="text" style:parent-style-name="CharStyle95">
      <style:text-properties fo:color="#000000" loext:opacity="100%" style:text-position="0% 100%" fo:font-size="9.5pt" fo:letter-spacing="normal" fo:language="la" fo:country="001" style:font-size-asian="9.5pt" style:language-asian="la" style:country-asian="001" style:font-size-complex="9.5pt" style:language-complex="la" style:country-complex="001" style:text-scale="100%"/>
    </style:style>
    <style:style style:name="CharStyle191" style:family="text" style:parent-style-name="CharStyle146">
      <style:text-properties fo:color="#000000" loext:opacity="100%" style:text-position="0% 100%" style:font-name="Times New Roman" fo:font-family="'Times New Roman'" fo:font-size="15pt" fo:letter-spacing="normal" fo:language="la" fo:country="001" style:font-name-asian="Times New Roman" style:font-family-asian="'Times New Roman'" style:font-size-asian="15pt" style:language-asian="la" style:country-asian="001" style:font-name-complex="Times New Roman" style:font-family-complex="'Times New Roman'" style:font-size-complex="15pt" style:language-complex="la" style:country-complex="001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fo:line-height="0.0008in" style:page-number="auto"/>
    </style:style>
    <style:style style:name="MP2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/>
    </style:style>
    <style:style style:name="MP3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4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028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11in" style:type="right"/>
        </style:tab-stops>
      </style:paragraph-properties>
    </style:style>
    <style:style style:name="MP6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T1" style:family="text">
      <style:text-properties fo:color="#000000" loext:opacity="100%" fo:background-color="#80ffff" loext:char-shading-value="0"/>
    </style:style>
    <style:style style:name="MT2" style:family="text"/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068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98in" fo:margin-left="0in" fo:margin-right="0in" fo:margin-bottom="0in"/>
      </style:header-style>
      <style:footer-style>
        <style:header-footer-properties fo:min-height="0.9835in" fo:margin-left="0in" fo:margin-right="0in" fo:margin-top="0.9835in"/>
      </style:footer-style>
    </style:page-layout>
    <style:page-layout style:name="Mpm3">
      <style:page-layout-properties fo:page-width="8.5in" fo:page-height="11.0681in" style:num-format="1" style:print-orientation="portrait" fo:margin-top="0in" fo:margin-bottom="0in" fo:margin-left="1.322in" fo:margin-right="0.7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937in" fo:margin-left="0in" fo:margin-right="0in" fo:margin-bottom="0in"/>
      </style:header-style>
      <style:footer-style>
        <style:header-footer-properties fo:min-height="0.8465in" fo:margin-left="0in" fo:margin-right="0in" fo:margin-top="0.84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ageStyle321" style:page-layout-name="Mpm2" draw:style-name="Mdp1">
      <style:header>
        <text:p text:style-name="MP1"><draw:frame draw:style-name="Mfr1" draw:name="295" text:anchor-type="paragraph" svg:x="3.25in" svg:y="0.6508in" draw:z-index="0"><draw:text-box fo:min-height="0.178in" fo:min-width="3.0252in"><text:p text:style-name="MP2"><text:span text:style-name="CharStyle48"><text:span text:style-name="MT1">LI</text:span></text:span><text:span text:style-name="CharStyle48">B</text:span><text:span text:style-name="CharStyle48"><text:span text:style-name="MT1">.</text:span></text:span><text:span text:style-name="CharStyle48"> VI. DE RITU SUSCIPIENDI FR/</text:span><text:span text:style-name="CharStyle48"><text:span text:style-name="MT1">X</text:span></text:span><text:span text:style-name="CharStyle48">TRES</text:span></text:p></draw:text-box></draw:frame></text:p>
      </style:header>
      <style:footer>
        <text:p text:style-name="MP3"/>
      </style:footer>
    </style:master-page>
    <style:master-page style:name="PageStyle322" style:page-layout-name="Mpm2" draw:style-name="Mdp1">
      <style:header>
        <text:p text:style-name="MP1"/>
      </style:header>
      <style:footer>
        <text:p text:style-name="MP3"/>
      </style:footer>
    </style:master-page>
    <style:master-page style:name="PageStyle323" style:page-layout-name="Mpm2" draw:style-name="Mdp1">
      <style:header>
        <text:p text:style-name="MP1"><draw:frame draw:style-name="Mfr1" draw:name="297" text:anchor-type="paragraph" svg:x="3.25in" svg:y="0.6508in" draw:z-index="0"><draw:text-box fo:min-height="0.178in" fo:min-width="3.0252in"><text:p text:style-name="MP2"><text:span text:style-name="CharStyle48"><text:span text:style-name="MT1">LI</text:span></text:span><text:span text:style-name="CharStyle48">B</text:span><text:span text:style-name="CharStyle48"><text:span text:style-name="MT1">.</text:span></text:span><text:span text:style-name="CharStyle48"> VI. DE RITU SUSCIPIENDI FR/</text:span><text:span text:style-name="CharStyle48"><text:span text:style-name="MT1">X</text:span></text:span><text:span text:style-name="CharStyle48">TRES</text:span></text:p></draw:text-box></draw:frame></text:p>
      </style:header>
      <style:footer>
        <text:p text:style-name="MP3"/>
      </style:footer>
    </style:master-page>
    <style:master-page style:name="PageStyle325" style:page-layout-name="Mpm2" draw:style-name="Mdp1" style:next-style-name="PageStyle324">
      <style:header>
        <text:p text:style-name="MP1"><draw:frame draw:style-name="Mfr1" draw:name="299" text:anchor-type="paragraph" svg:x="2.4307in" svg:y="0.5783in" draw:z-index="0"><draw:text-box fo:min-height="0.2307in" fo:min-width="4.1028in"><text:p text:style-name="MP4"><text:span text:style-name="CharStyle48">CAP. </text:span><text:span text:style-name="CharStyle48"><text:span text:style-name="MT1">I</text:span></text:span><text:span text:style-name="CharStyle48">I. DE PROFESSIONE MONACHORUM<text:tab/></text:span><text:page-number text:select-page="current">0</text:page-number></text:p></draw:text-box></draw:frame></text:p>
      </style:header>
      <style:footer>
        <text:p text:style-name="MP3"/>
      </style:footer>
    </style:master-page>
    <style:master-page style:name="PageStyle324" style:page-layout-name="Mpm2" draw:style-name="Mdp1">
      <style:header>
        <text:p text:style-name="MP1"><draw:frame draw:style-name="Mfr1" draw:name="298" text:anchor-type="paragraph" svg:x="2.1165in" svg:y="0.6008in" draw:z-index="0"><draw:text-box fo:min-height="0.228in" fo:min-width="4.111in"><text:p text:style-name="MP5"><text:page-number text:select-page="current">0</text:page-number><text:span text:style-name="CharStyle91"><text:tab/></text:span><text:span text:style-name="CharStyle120"><text:span text:style-name="MT1">lib.</text:span></text:span><text:span text:style-name="CharStyle26"> VI. DE RITU SUSCIPIENDI FRATRES</text:span></text:p></draw:text-box></draw:frame></text:p>
      </style:header>
      <style:footer>
        <text:p text:style-name="MP3"/>
      </style:footer>
    </style:master-page>
    <style:master-page style:name="PageStyle326" style:page-layout-name="Mpm3" draw:style-name="Mdp1">
      <style:header>
        <text:p text:style-name="MP6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8T11:51:32.904000000</meta:creation-date>
    <dc:date>2022-08-11T00:38:30.350384171</dc:date>
    <meta:editing-duration>PT3H17M28S</meta:editing-duration>
    <meta:editing-cycles>26</meta:editing-cycles>
    <meta:generator>LibreOffice/7.3.4.2$MacOSX_AARCH64 LibreOffice_project/728fec16bd5f605073805c3c9e7c4212a0120dc5</meta:generator>
    <meta:document-statistic meta:table-count="0" meta:image-count="0" meta:object-count="0" meta:page-count="9" meta:paragraph-count="106" meta:word-count="2707" meta:character-count="16041" meta:non-whitespace-character-count="13416"/>
  </office:meta>
</office:document-meta>
</file>